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3920*"/>
    </style:style>
    <style:style style:name="Table252.B" style:family="table-column">
      <style:table-column-properties style:column-width="4.3583in" style:rel-column-width="6276*"/>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3910*"/>
    </style:style>
    <style:style style:name="Table253.B" style:family="table-column">
      <style:table-column-properties style:column-width="4.3653in" style:rel-column-width="6286*"/>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3890*"/>
    </style:style>
    <style:style style:name="Table254.B" style:family="table-column">
      <style:table-column-properties style:column-width="4.3792in" style:rel-column-width="6306*"/>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3930*"/>
    </style:style>
    <style:style style:name="Table256.B" style:family="table-column">
      <style:table-column-properties style:column-width="4.3514in" style:rel-column-width="6266*"/>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3470*"/>
    </style:style>
    <style:style style:name="Table258.B" style:family="table-column">
      <style:table-column-properties style:column-width="4.6708in" style:rel-column-width="6726*"/>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1.766in" style:rel-column-width="16345*"/>
    </style:style>
    <style:style style:name="Table259.B" style:family="table-column">
      <style:table-column-properties style:column-width="5.3146in" style:rel-column-width="49190*"/>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1.766in" style:rel-column-width="16345*"/>
    </style:style>
    <style:style style:name="Table260.B" style:family="table-column">
      <style:table-column-properties style:column-width="5.3146in" style:rel-column-width="49190*"/>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1.766in" style:rel-column-width="16345*"/>
    </style:style>
    <style:style style:name="Table261.B" style:family="table-column">
      <style:table-column-properties style:column-width="5.3146in" style:rel-column-width="49190*"/>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1.766in" style:rel-column-width="16345*"/>
    </style:style>
    <style:style style:name="Table262.B" style:family="table-column">
      <style:table-column-properties style:column-width="5.3146in" style:rel-column-width="49190*"/>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1.766in" style:rel-column-width="16345*"/>
    </style:style>
    <style:style style:name="Table264.B" style:family="table-column">
      <style:table-column-properties style:column-width="5.3146in" style:rel-column-width="49190*"/>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766in" style:rel-column-width="16345*"/>
    </style:style>
    <style:style style:name="Table267.B" style:family="table-column">
      <style:table-column-properties style:column-width="5.3146in" style:rel-column-width="49190*"/>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1.766in" style:rel-column-width="16345*"/>
    </style:style>
    <style:style style:name="Table279.B" style:family="table-column">
      <style:table-column-properties style:column-width="5.3146in" style:rel-column-width="49190*"/>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Contents_20_Heading">
      <style:paragraph-properties fo:break-before="pag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Snippet">
      <style:paragraph-properties fo:text-align="justify" style:justify-single-word="false"/>
    </style:style>
    <style:style style:name="P61" style:family="paragraph" style:parent-style-name="Heading_20_3">
      <style:text-properties fo:font-weight="bold" style:font-weight-asian="bold" style:font-weight-complex="bold"/>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Heading_20_1">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Table_20_Contents">
      <style:paragraph-properties fo:text-align="justify" style:justify-single-word="false"/>
    </style:style>
    <style:style style:name="P67" style:family="paragraph" style:parent-style-name="Index_20_1">
      <style:paragraph-properties>
        <style:tab-stops>
          <style:tab-stop style:position="7.0807in" style:type="right"/>
        </style:tab-stops>
      </style:paragraph-properties>
    </style:style>
    <style:style style:name="P68" style:family="paragraph" style:parent-style-name="Index_20_Separator">
      <style:paragraph-properties>
        <style:tab-stops/>
      </style:paragraph-properties>
    </style:style>
    <style:style style:name="P69" style:family="paragraph" style:parent-style-name="Text_20_body" style:master-page-name="Standard">
      <style:paragraph-properties style:page-number="auto"/>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7732536" text:id="ct237732536">
          <text:insertion>
            <office:change-info>
              <dc:creator>Peter Camilleri</dc:creator>
              <dc:date>2015-04-25T23:41:00</dc:date>
            </office:change-info>
          </text:insertion>
        </text:changed-region>
        <text:changed-region xml:id="ct237732640" text:id="ct237732640">
          <text:insertion>
            <office:change-info>
              <dc:creator>Peter Camilleri</dc:creator>
              <dc:date>2015-04-25T23:42:00</dc:date>
            </office:change-info>
          </text:insertion>
        </text:changed-region>
        <text:changed-region xml:id="ct237806944" text:id="ct237806944">
          <text:insertion>
            <office:change-info>
              <dc:creator>Peter Camilleri</dc:creator>
              <dc:date>2015-04-26T13:40:00</dc:date>
            </office:change-info>
          </text:insertion>
        </text:changed-region>
        <text:changed-region xml:id="ct237807048" text:id="ct237807048">
          <text:insertion>
            <office:change-info>
              <dc:creator>Peter Camilleri</dc:creator>
              <dc:date>2015-04-26T13:39:00</dc:date>
            </office:change-info>
          </text:insertion>
        </text:changed-region>
        <text:changed-region xml:id="ct237807152" text:id="ct237807152">
          <text:insertion>
            <office:change-info>
              <dc:creator>Peter Camilleri</dc:creator>
              <dc:date>2015-04-26T13:40:00</dc:date>
            </office:change-info>
          </text:insertion>
        </text:changed-region>
        <text:changed-region xml:id="ct237808192" text:id="ct237808192">
          <text:insertion>
            <office:change-info>
              <dc:creator>Peter Camilleri</dc:creator>
              <dc:date>2015-04-26T13:46:00</dc:date>
            </office:change-info>
          </text:insertion>
        </text:changed-region>
        <text:changed-region xml:id="ct237808296" text:id="ct237808296">
          <text:insertion>
            <office:change-info>
              <dc:creator>Peter Camilleri</dc:creator>
              <dc:date>2015-04-26T13:47:00</dc:date>
            </office:change-info>
          </text:insertion>
        </text:changed-region>
        <text:changed-region xml:id="ct235972152" text:id="ct235972152">
          <text:insertion>
            <office:change-info>
              <dc:creator>Peter Camilleri</dc:creator>
              <dc:date>2015-04-25T13:09:00</dc:date>
            </office:change-info>
          </text:insertion>
        </text:changed-region>
        <text:changed-region xml:id="ct235972256" text:id="ct235972256">
          <text:insertion>
            <office:change-info>
              <dc:creator>Peter Camilleri</dc:creator>
              <dc:date>2015-04-25T13:10:00</dc:date>
            </office:change-info>
          </text:insertion>
        </text:changed-region>
        <text:changed-region xml:id="ct235972464" text:id="ct235972464">
          <text:insertion>
            <office:change-info>
              <dc:creator>Peter Camilleri</dc:creator>
              <dc:date>2015-04-25T13:11:00</dc:date>
            </office:change-info>
          </text:insertion>
        </text:changed-region>
        <text:changed-region xml:id="ct235972568" text:id="ct235972568">
          <text:deletion>
            <office:change-info>
              <dc:creator>Peter Camilleri</dc:creator>
              <dc:date>2015-04-25T13:26:00</dc:date>
            </office:change-info>
            <text:p text:style-name="Text_20_body">.even?</text:p>
          </text:deletion>
        </text:changed-region>
        <text:changed-region xml:id="ct235972672" text:id="ct235972672">
          <text:insertion>
            <office:change-info>
              <dc:creator>Peter Camilleri</dc:creator>
              <dc:date>2015-04-25T13:25:00</dc:date>
            </office:change-info>
          </text:insertion>
        </text:changed-region>
        <text:changed-region xml:id="ct235972776" text:id="ct235972776">
          <text:insertion>
            <office:change-info>
              <dc:creator>Peter Camilleri</dc:creator>
              <dc:date>2015-04-25T13:25:00</dc:date>
            </office:change-info>
          </text:insertion>
        </text:changed-region>
        <text:changed-region xml:id="ct235972880" text:id="ct235972880">
          <text:insertion>
            <office:change-info>
              <dc:creator>Peter Camilleri</dc:creator>
              <dc:date>2015-04-25T13:25:00</dc:date>
            </office:change-info>
          </text:insertion>
        </text:changed-region>
        <text:changed-region xml:id="ct235972984" text:id="ct235972984">
          <text:insertion>
            <office:change-info>
              <dc:creator>Peter Camilleri</dc:creator>
              <dc:date>2015-04-25T13:25:00</dc:date>
            </office:change-info>
          </text:insertion>
        </text:changed-region>
        <text:changed-region xml:id="ct235973088" text:id="ct235973088">
          <text:insertion>
            <office:change-info>
              <dc:creator>Peter Camilleri</dc:creator>
              <dc:date>2015-04-25T13:25:00</dc:date>
            </office:change-info>
          </text:insertion>
        </text:changed-region>
        <text:changed-region xml:id="ct235973192" text:id="ct235973192">
          <text:insertion>
            <office:change-info>
              <dc:creator>Peter Camilleri</dc:creator>
              <dc:date>2015-04-25T13:27:00</dc:date>
            </office:change-info>
          </text:insertion>
        </text:changed-region>
        <text:changed-region xml:id="ct235973296" text:id="ct235973296">
          <text:insertion>
            <office:change-info>
              <dc:creator>Peter Camilleri</dc:creator>
              <dc:date>2015-04-25T13:27:00</dc:date>
            </office:change-info>
          </text:insertion>
        </text:changed-region>
        <text:changed-region xml:id="ct235973400" text:id="ct235973400">
          <text:deletion>
            <office:change-info>
              <dc:creator>Peter Camilleri</dc:creator>
              <dc:date>2015-04-25T13:29:00</dc:date>
            </office:change-info>
            <text:p text:style-name="Text_20_body">.gcd</text:p>
          </text:deletion>
        </text:changed-region>
        <text:changed-region xml:id="ct235973504" text:id="ct235973504">
          <text:insertion>
            <office:change-info>
              <dc:creator>Peter Camilleri</dc:creator>
              <dc:date>2015-04-25T13:25:00</dc:date>
            </office:change-info>
          </text:insertion>
        </text:changed-region>
        <text:changed-region xml:id="ct235973608" text:id="ct235973608">
          <text:deletion>
            <office:change-info>
              <dc:creator>Peter Camilleri</dc:creator>
              <dc:date>2015-04-25T13:31:00</dc:date>
            </office:change-info>
            <text:p text:style-name="Text_20_body">.lcm</text:p>
          </text:deletion>
        </text:changed-region>
        <text:changed-region xml:id="ct235973712" text:id="ct235973712">
          <text:insertion>
            <office:change-info>
              <dc:creator>Peter Camilleri</dc:creator>
              <dc:date>2015-04-25T13:25:00</dc:date>
            </office:change-info>
          </text:insertion>
        </text:changed-region>
        <text:changed-region xml:id="ct235973920" text:id="ct235973920">
          <text:deletion>
            <office:change-info>
              <dc:creator>Peter Camilleri</dc:creator>
              <dc:date>2015-04-25T13:37:00</dc:date>
            </office:change-info>
            <text:p text:style-name="Text_20_body">.odd?</text:p>
          </text:deletion>
        </text:changed-region>
        <text:changed-region xml:id="ct235973816" text:id="ct235973816">
          <text:deletion>
            <office:change-info>
              <dc:creator>Peter Camilleri</dc:creator>
              <dc:date>2015-04-25T13:39:00</dc:date>
            </office:change-info>
            <text:p text:style-name="Text_20_body"/>
            <text:p text:style-name="Text_20_body"/>
          </text:deletion>
        </text:changed-region>
        <text:changed-region xml:id="ct235974024" text:id="ct235974024">
          <text:insertion>
            <office:change-info>
              <dc:creator>Peter Camilleri</dc:creator>
              <dc:date>2015-04-25T13:25:00</dc:date>
            </office:change-info>
          </text:insertion>
        </text:changed-region>
        <text:changed-region xml:id="ct235974128" text:id="ct235974128">
          <text:deletion>
            <office:change-info>
              <dc:creator>Peter Camilleri</dc:creator>
              <dc:date>2015-04-25T13:41:00</dc:date>
            </office:change-info>
            <text:p text:style-name="Text_20_body">2*</text:p>
          </text:deletion>
        </text:changed-region>
        <text:changed-region xml:id="ct235974232" text:id="ct235974232">
          <text:insertion>
            <office:change-info>
              <dc:creator>Peter Camilleri</dc:creator>
              <dc:date>2015-04-25T13:24:00</dc:date>
            </office:change-info>
          </text:insertion>
        </text:changed-region>
        <text:changed-region xml:id="ct235974336" text:id="ct235974336">
          <text:insertion>
            <office:change-info>
              <dc:creator>Peter Camilleri</dc:creator>
              <dc:date>2015-04-25T13:25:00</dc:date>
            </office:change-info>
          </text:insertion>
        </text:changed-region>
        <text:changed-region xml:id="ct235974440" text:id="ct235974440">
          <text:insertion>
            <office:change-info>
              <dc:creator>Peter Camilleri</dc:creator>
              <dc:date>2015-04-25T13:42:00</dc:date>
            </office:change-info>
          </text:insertion>
        </text:changed-region>
        <text:changed-region xml:id="ct235974544" text:id="ct235974544">
          <text:insertion>
            <office:change-info>
              <dc:creator>Peter Camilleri</dc:creator>
              <dc:date>2015-04-25T13:25:00</dc:date>
            </office:change-info>
          </text:insertion>
        </text:changed-region>
        <text:changed-region xml:id="ct235974648" text:id="ct235974648">
          <text:insertion>
            <office:change-info>
              <dc:creator>Peter Camilleri</dc:creator>
              <dc:date>2015-04-25T13:25:00</dc:date>
            </office:change-info>
          </text:insertion>
        </text:changed-region>
        <text:changed-region xml:id="ct235974752" text:id="ct235974752">
          <text:insertion>
            <office:change-info>
              <dc:creator>Peter Camilleri</dc:creator>
              <dc:date>2015-04-25T13:42:00</dc:date>
            </office:change-info>
          </text:insertion>
        </text:changed-region>
        <text:changed-region xml:id="ct235974856" text:id="ct235974856">
          <text:insertion>
            <office:change-info>
              <dc:creator>Peter Camilleri</dc:creator>
              <dc:date>2015-04-25T13:42:00</dc:date>
            </office:change-info>
          </text:insertion>
        </text:changed-region>
        <text:changed-region xml:id="ct235974960" text:id="ct235974960">
          <text:deletion>
            <office:change-info>
              <dc:creator>Peter Camilleri</dc:creator>
              <dc:date>2015-04-25T13:42:00</dc:date>
            </office:change-info>
            <text:p text:style-name="Text_20_body">2/</text:p>
          </text:deletion>
        </text:changed-region>
        <text:changed-region xml:id="ct237728688" text:id="ct237728688">
          <text:insertion>
            <office:change-info>
              <dc:creator>Peter Camilleri</dc:creator>
              <dc:date>2015-04-25T13:25:00</dc:date>
            </office:change-info>
          </text:insertion>
        </text:changed-region>
        <text:changed-region xml:id="ct237728792" text:id="ct237728792">
          <text:deletion>
            <office:change-info>
              <dc:creator>Peter Camilleri</dc:creator>
              <dc:date>2015-04-25T13:46:00</dc:date>
            </office:change-info>
            <text:p text:style-name="Standard"/>
            <text:p text:style-name="Text_20_body">&lt;&lt;</text:p>
          </text:deletion>
        </text:changed-region>
        <text:changed-region xml:id="ct237728896" text:id="ct237728896">
          <text:insertion>
            <office:change-info>
              <dc:creator>Peter Camilleri</dc:creator>
              <dc:date>2015-04-25T13:25:00</dc:date>
            </office:change-info>
          </text:insertion>
        </text:changed-region>
        <text:changed-region xml:id="ct237729000" text:id="ct237729000">
          <text:deletion>
            <office:change-info>
              <dc:creator>Peter Camilleri</dc:creator>
              <dc:date>2015-04-25T13:55:00</dc:date>
            </office:change-info>
            <text:p text:style-name="Standard"/>
            <text:p text:style-name="Text_20_body">&gt;&gt;</text:p>
          </text:deletion>
        </text:changed-region>
        <text:changed-region xml:id="ct237729104" text:id="ct237729104">
          <text:insertion>
            <office:change-info>
              <dc:creator>Peter Camilleri</dc:creator>
              <dc:date>2015-04-25T13:25:00</dc:date>
            </office:change-info>
          </text:insertion>
        </text:changed-region>
        <text:changed-region xml:id="ct237729208" text:id="ct237729208">
          <text:deletion>
            <office:change-info>
              <dc:creator>Peter Camilleri</dc:creator>
              <dc:date>2015-04-25T14:29:00</dc:date>
            </office:change-info>
            <text:p text:style-name="Standard"/>
            <text:p text:style-name="Text_20_body">and</text:p>
          </text:deletion>
        </text:changed-region>
        <text:changed-region xml:id="ct237729312" text:id="ct237729312">
          <text:insertion>
            <office:change-info>
              <dc:creator>Peter Camilleri</dc:creator>
              <dc:date>2015-04-25T13:25:00</dc:date>
            </office:change-info>
          </text:insertion>
        </text:changed-region>
        <text:changed-region xml:id="ct237729416" text:id="ct237729416">
          <text:deletion>
            <office:change-info>
              <dc:creator>Peter Camilleri</dc:creator>
              <dc:date>2015-04-25T14:31:00</dc:date>
            </office:change-info>
            <text:p text:style-name="Text_20_body"/>
            <text:p text:style-name="Text_20_body">com</text:p>
          </text:deletion>
        </text:changed-region>
        <text:changed-region xml:id="ct237729520" text:id="ct237729520">
          <text:insertion>
            <office:change-info>
              <dc:creator>Peter Camilleri</dc:creator>
              <dc:date>2015-04-25T13:25:00</dc:date>
            </office:change-info>
          </text:insertion>
        </text:changed-region>
        <text:changed-region xml:id="ct237729624" text:id="ct237729624">
          <text:deletion>
            <office:change-info>
              <dc:creator>Peter Camilleri</dc:creator>
              <dc:date>2015-04-25T14:33:00</dc:date>
            </office:change-info>
            <text:p text:style-name="Text_20_body"/>
            <text:p text:style-name="Text_20_body">or</text:p>
          </text:deletion>
        </text:changed-region>
        <text:changed-region xml:id="ct237729728" text:id="ct237729728">
          <text:insertion>
            <office:change-info>
              <dc:creator>Peter Camilleri</dc:creator>
              <dc:date>2015-04-25T13:25:00</dc:date>
            </office:change-info>
          </text:insertion>
        </text:changed-region>
        <text:changed-region xml:id="ct237729832" text:id="ct237729832">
          <text:insertion>
            <office:change-info>
              <dc:creator>Peter Camilleri</dc:creator>
              <dc:date>2015-04-25T14:34:00</dc:date>
            </office:change-info>
          </text:insertion>
        </text:changed-region>
        <text:changed-region xml:id="ct237729936" text:id="ct237729936">
          <text:insertion>
            <office:change-info>
              <dc:creator>Peter Camilleri</dc:creator>
              <dc:date>2015-04-25T13:25:00</dc:date>
            </office:change-info>
          </text:insertion>
        </text:changed-region>
        <text:changed-region xml:id="ct237730040" text:id="ct237730040">
          <text:insertion>
            <office:change-info>
              <dc:creator>Peter Camilleri</dc:creator>
              <dc:date>2015-04-25T13:25:00</dc:date>
            </office:change-info>
          </text:insertion>
        </text:changed-region>
        <text:changed-region xml:id="ct237730144" text:id="ct237730144">
          <text:insertion>
            <office:change-info>
              <dc:creator>Peter Camilleri</dc:creator>
              <dc:date>2015-04-25T14:35:00</dc:date>
            </office:change-info>
          </text:insertion>
        </text:changed-region>
        <text:changed-region xml:id="ct237730248" text:id="ct237730248">
          <text:insertion>
            <office:change-info>
              <dc:creator>Peter Camilleri</dc:creator>
              <dc:date>2015-04-25T14:35:00</dc:date>
            </office:change-info>
          </text:insertion>
        </text:changed-region>
        <text:changed-region xml:id="ct237730352" text:id="ct237730352">
          <text:deletion>
            <office:change-info>
              <dc:creator>Peter Camilleri</dc:creator>
              <dc:date>2015-04-25T14:35:00</dc:date>
            </office:change-info>
            <text:p text:style-name="Standard"/>
            <text:p text:style-name="Text_20_body">xor</text:p>
          </text:deletion>
        </text:changed-region>
        <text:changed-region xml:id="ct237730456" text:id="ct237730456">
          <text:insertion>
            <office:change-info>
              <dc:creator>Peter Camilleri</dc:creator>
              <dc:date>2015-04-25T13:25:00</dc:date>
            </office:change-info>
          </text:insertion>
        </text:changed-region>
        <text:changed-region xml:id="ct237730560" text:id="ct237730560">
          <text:insertion>
            <office:change-info>
              <dc:creator>Peter Camilleri</dc:creator>
              <dc:date>2015-04-25T15:11:00</dc:date>
            </office:change-info>
          </text:insertion>
        </text:changed-region>
        <text:changed-region xml:id="ct237730664" text:id="ct237730664">
          <text:insertion>
            <office:change-info>
              <dc:creator>Peter Camilleri</dc:creator>
              <dc:date>2015-04-25T15:09:00</dc:date>
            </office:change-info>
          </text:insertion>
        </text:changed-region>
        <text:changed-region xml:id="ct237730768" text:id="ct237730768">
          <text:insertion>
            <office:change-info>
              <dc:creator>Peter Camilleri</dc:creator>
              <dc:date>2015-04-25T15:09:00</dc:date>
            </office:change-info>
          </text:insertion>
        </text:changed-region>
        <text:changed-region xml:id="ct237730872" text:id="ct237730872">
          <text:insertion>
            <office:change-info>
              <dc:creator>Peter Camilleri</dc:creator>
              <dc:date>2015-04-25T15:09:00</dc:date>
            </office:change-info>
          </text:insertion>
        </text:changed-region>
        <text:changed-region xml:id="ct237730976" text:id="ct237730976">
          <text:insertion>
            <office:change-info>
              <dc:creator>Peter Camilleri</dc:creator>
              <dc:date>2015-04-25T15:10:00</dc:date>
            </office:change-info>
          </text:insertion>
        </text:changed-region>
        <text:changed-region xml:id="ct237731080" text:id="ct237731080">
          <text:insertion>
            <office:change-info>
              <dc:creator>Peter Camilleri</dc:creator>
              <dc:date>2015-04-25T15:10:00</dc:date>
            </office:change-info>
          </text:insertion>
        </text:changed-region>
        <text:changed-region xml:id="ct237731184" text:id="ct237731184">
          <text:insertion>
            <office:change-info>
              <dc:creator>Peter Camilleri</dc:creator>
              <dc:date>2015-04-25T15:10:00</dc:date>
            </office:change-info>
          </text:insertion>
        </text:changed-region>
        <text:changed-region xml:id="ct237731288" text:id="ct237731288">
          <text:insertion>
            <office:change-info>
              <dc:creator>Peter Camilleri</dc:creator>
              <dc:date>2015-04-25T15:10:00</dc:date>
            </office:change-info>
          </text:insertion>
        </text:changed-region>
        <text:changed-region xml:id="ct237731392" text:id="ct237731392">
          <text:insertion>
            <office:change-info>
              <dc:creator>Peter Camilleri</dc:creator>
              <dc:date>2015-04-25T15:10:00</dc:date>
            </office:change-info>
          </text:insertion>
        </text:changed-region>
        <text:changed-region xml:id="ct237731496" text:id="ct237731496">
          <text:insertion>
            <office:change-info>
              <dc:creator>Peter Camilleri</dc:creator>
              <dc:date>2015-04-25T15:10:00</dc:date>
            </office:change-info>
          </text:insertion>
        </text:changed-region>
        <text:changed-region xml:id="ct237731600" text:id="ct237731600">
          <text:insertion>
            <office:change-info>
              <dc:creator>Peter Camilleri</dc:creator>
              <dc:date>2015-04-25T15:10:00</dc:date>
            </office:change-info>
          </text:insertion>
        </text:changed-region>
        <text:changed-region xml:id="ct237731704" text:id="ct237731704">
          <text:insertion>
            <office:change-info>
              <dc:creator>Peter Camilleri</dc:creator>
              <dc:date>2015-04-25T15:10:00</dc:date>
            </office:change-info>
          </text:insertion>
        </text:changed-region>
        <text:changed-region xml:id="ct237731808" text:id="ct237731808">
          <text:deletion>
            <office:change-info>
              <dc:creator>Peter Camilleri</dc:creator>
              <dc:date>2015-04-25T17:35:00</dc:date>
            </office:change-info>
            <text:p text:style-name="P1">Ipsum lorem</text:p>
          </text:deletion>
        </text:changed-region>
        <text:changed-region xml:id="ct237731912" text:id="ct237731912">
          <text:insertion>
            <office:change-info>
              <dc:creator>Peter Camilleri</dc:creator>
              <dc:date>2015-04-25T17:35:00</dc:date>
            </office:change-info>
          </text:insertion>
        </text:changed-region>
        <text:changed-region xml:id="ct237732016" text:id="ct237732016">
          <text:insertion>
            <office:change-info>
              <dc:creator>Peter Camilleri</dc:creator>
              <dc:date>2015-04-25T17:36:00</dc:date>
            </office:change-info>
          </text:insertion>
        </text:changed-region>
        <text:changed-region xml:id="ct237732120" text:id="ct237732120">
          <text:insertion>
            <office:change-info>
              <dc:creator>Peter Camilleri</dc:creator>
              <dc:date>2015-04-25T17:37:00</dc:date>
            </office:change-info>
          </text:insertion>
        </text:changed-region>
        <text:changed-region xml:id="ct237732224" text:id="ct237732224">
          <text:insertion>
            <office:change-info>
              <dc:creator>Peter Camilleri</dc:creator>
              <dc:date>2015-04-25T18:11:00</dc:date>
            </office:change-info>
          </text:insertion>
        </text:changed-region>
        <text:changed-region xml:id="ct237732328" text:id="ct237732328">
          <text:insertion>
            <office:change-info>
              <dc:creator>Peter Camilleri</dc:creator>
              <dc:date>2015-04-25T18:12:00</dc:date>
            </office:change-info>
          </text:insertion>
        </text:changed-region>
        <text:changed-region xml:id="ct237732432" text:id="ct237732432">
          <text:insertion>
            <office:change-info>
              <dc:creator>Peter Camilleri</dc:creator>
              <dc:date>2015-04-25T18:14:00</dc:date>
            </office:change-info>
          </text:insertion>
        </text:changed-region>
        <text:changed-region xml:id="ct237798320" text:id="ct237798320">
          <text:insertion>
            <office:change-info>
              <dc:creator>Peter Camilleri</dc:creator>
              <dc:date>2015-04-25T18:13:00</dc:date>
            </office:change-info>
          </text:insertion>
        </text:changed-region>
        <text:changed-region xml:id="ct237798424" text:id="ct237798424">
          <text:deletion>
            <office:change-info>
              <dc:creator>Peter Camilleri</dc:creator>
              <dc:date>2015-04-25T17:45:00</dc:date>
            </office:change-info>
            <text:p text:style-name="Text_20_body"/>
            <text:p text:style-name="Text_20_body">*</text:p>
          </text:deletion>
        </text:changed-region>
        <text:changed-region xml:id="ct237798528" text:id="ct237798528">
          <text:insertion>
            <office:change-info>
              <dc:creator>Peter Camilleri</dc:creator>
              <dc:date>2015-04-25T17:38:00</dc:date>
            </office:change-info>
          </text:insertion>
        </text:changed-region>
        <text:changed-region xml:id="ct237798632" text:id="ct237798632">
          <text:deletion>
            <office:change-info>
              <dc:creator>Peter Camilleri</dc:creator>
              <dc:date>2015-04-25T18:16:00</dc:date>
            </office:change-info>
            <text:p text:style-name="Standard"/>
            <text:p text:style-name="Text_20_body">**</text:p>
          </text:deletion>
        </text:changed-region>
        <text:changed-region xml:id="ct237798736" text:id="ct237798736">
          <text:insertion>
            <office:change-info>
              <dc:creator>Peter Camilleri</dc:creator>
              <dc:date>2015-04-25T17:38:00</dc:date>
            </office:change-info>
          </text:insertion>
        </text:changed-region>
        <text:changed-region xml:id="ct237798840" text:id="ct237798840">
          <text:insertion>
            <office:change-info>
              <dc:creator>Peter Camilleri</dc:creator>
              <dc:date>2015-04-25T22:45:00</dc:date>
            </office:change-info>
          </text:insertion>
        </text:changed-region>
        <text:changed-region xml:id="ct237798944" text:id="ct237798944">
          <text:insertion>
            <office:change-info>
              <dc:creator>Peter Camilleri</dc:creator>
              <dc:date>2015-04-25T22:46:00</dc:date>
            </office:change-info>
          </text:insertion>
        </text:changed-region>
        <text:changed-region xml:id="ct237799048" text:id="ct237799048">
          <text:insertion>
            <office:change-info>
              <dc:creator>Peter Camilleri</dc:creator>
              <dc:date>2015-04-25T17:38:00</dc:date>
            </office:change-info>
          </text:insertion>
        </text:changed-region>
        <text:changed-region xml:id="ct237799152" text:id="ct237799152">
          <text:insertion>
            <office:change-info>
              <dc:creator>Peter Camilleri</dc:creator>
              <dc:date>2015-04-25T17:38:00</dc:date>
            </office:change-info>
          </text:insertion>
        </text:changed-region>
        <text:changed-region xml:id="ct237799256" text:id="ct237799256">
          <text:insertion>
            <office:change-info>
              <dc:creator>Peter Camilleri</dc:creator>
              <dc:date>2015-04-25T17:38:00</dc:date>
            </office:change-info>
          </text:insertion>
        </text:changed-region>
        <text:changed-region xml:id="ct237799360" text:id="ct237799360">
          <text:insertion>
            <office:change-info>
              <dc:creator>Peter Camilleri</dc:creator>
              <dc:date>2015-04-25T17:38:00</dc:date>
            </office:change-info>
          </text:insertion>
        </text:changed-region>
        <text:changed-region xml:id="ct237799464" text:id="ct237799464">
          <text:insertion>
            <office:change-info>
              <dc:creator>Peter Camilleri</dc:creator>
              <dc:date>2015-04-25T17:38:00</dc:date>
            </office:change-info>
          </text:insertion>
        </text:changed-region>
        <text:changed-region xml:id="ct237799568" text:id="ct237799568">
          <text:insertion>
            <office:change-info>
              <dc:creator>Peter Camilleri</dc:creator>
              <dc:date>2015-04-25T17:38:00</dc:date>
            </office:change-info>
          </text:insertion>
        </text:changed-region>
        <text:changed-region xml:id="ct237799672" text:id="ct237799672">
          <text:insertion>
            <office:change-info>
              <dc:creator>Peter Camilleri</dc:creator>
              <dc:date>2015-04-25T17:38:00</dc:date>
            </office:change-info>
          </text:insertion>
        </text:changed-region>
        <text:changed-region xml:id="ct237799776" text:id="ct237799776">
          <text:insertion>
            <office:change-info>
              <dc:creator>Peter Camilleri</dc:creator>
              <dc:date>2015-04-25T22:38:00</dc:date>
            </office:change-info>
          </text:insertion>
        </text:changed-region>
        <text:changed-region xml:id="ct237799880" text:id="ct237799880">
          <text:insertion>
            <office:change-info>
              <dc:creator>Peter Camilleri</dc:creator>
              <dc:date>2015-04-25T22:38:00</dc:date>
            </office:change-info>
          </text:insertion>
        </text:changed-region>
        <text:changed-region xml:id="ct237799984" text:id="ct237799984">
          <text:deletion>
            <office:change-info>
              <dc:creator>Peter Camilleri</dc:creator>
              <dc:date>2015-04-25T22:48:00</dc:date>
            </office:change-info>
            <text:p text:style-name="Text_20_body">+</text:p>
          </text:deletion>
        </text:changed-region>
        <text:changed-region xml:id="ct237800088" text:id="ct237800088">
          <text:insertion>
            <office:change-info>
              <dc:creator>Peter Camilleri</dc:creator>
              <dc:date>2015-04-25T17:38:00</dc:date>
            </office:change-info>
          </text:insertion>
        </text:changed-region>
        <text:changed-region xml:id="ct237800192" text:id="ct237800192">
          <text:insertion>
            <office:change-info>
              <dc:creator>Peter Camilleri</dc:creator>
              <dc:date>2015-04-25T17:38:00</dc:date>
            </office:change-info>
          </text:insertion>
        </text:changed-region>
        <text:changed-region xml:id="ct237800296" text:id="ct237800296">
          <text:insertion>
            <office:change-info>
              <dc:creator>Peter Camilleri</dc:creator>
              <dc:date>2015-04-25T17:38:00</dc:date>
            </office:change-info>
          </text:insertion>
        </text:changed-region>
        <text:changed-region xml:id="ct237800400" text:id="ct237800400">
          <text:insertion>
            <office:change-info>
              <dc:creator>Peter Camilleri</dc:creator>
              <dc:date>2015-04-25T17:38:00</dc:date>
            </office:change-info>
          </text:insertion>
        </text:changed-region>
        <text:changed-region xml:id="ct237800504" text:id="ct237800504">
          <text:insertion>
            <office:change-info>
              <dc:creator>Peter Camilleri</dc:creator>
              <dc:date>2015-04-25T17:38:00</dc:date>
            </office:change-info>
          </text:insertion>
        </text:changed-region>
        <text:changed-region xml:id="ct237800608" text:id="ct237800608">
          <text:insertion>
            <office:change-info>
              <dc:creator>Peter Camilleri</dc:creator>
              <dc:date>2015-04-26T10:10:00</dc:date>
            </office:change-info>
          </text:insertion>
        </text:changed-region>
        <text:changed-region xml:id="ct237800712" text:id="ct237800712">
          <text:insertion>
            <office:change-info>
              <dc:creator>Peter Camilleri</dc:creator>
              <dc:date>2015-04-26T10:10:00</dc:date>
            </office:change-info>
          </text:insertion>
        </text:changed-region>
        <text:changed-region xml:id="ct237800816" text:id="ct237800816">
          <text:insertion>
            <office:change-info>
              <dc:creator>Peter Camilleri</dc:creator>
              <dc:date>2015-04-25T17:38:00</dc:date>
            </office:change-info>
          </text:insertion>
        </text:changed-region>
        <text:changed-region xml:id="ct237800920" text:id="ct237800920">
          <text:insertion>
            <office:change-info>
              <dc:creator>Peter Camilleri</dc:creator>
              <dc:date>2015-04-26T10:09:00</dc:date>
            </office:change-info>
          </text:insertion>
        </text:changed-region>
        <text:changed-region xml:id="ct237801024" text:id="ct237801024">
          <text:insertion>
            <office:change-info>
              <dc:creator>Peter Camilleri</dc:creator>
              <dc:date>2015-04-26T10:09:00</dc:date>
            </office:change-info>
          </text:insertion>
        </text:changed-region>
        <text:changed-region xml:id="ct237801128" text:id="ct237801128">
          <text:insertion>
            <office:change-info>
              <dc:creator>Peter Camilleri</dc:creator>
              <dc:date>2015-04-26T10:09:00</dc:date>
            </office:change-info>
          </text:insertion>
        </text:changed-region>
        <text:changed-region xml:id="ct237801232" text:id="ct237801232">
          <text:insertion>
            <office:change-info>
              <dc:creator>Peter Camilleri</dc:creator>
              <dc:date>2015-04-26T10:11:00</dc:date>
            </office:change-info>
          </text:insertion>
        </text:changed-region>
        <text:changed-region xml:id="ct237801336" text:id="ct237801336">
          <text:insertion>
            <office:change-info>
              <dc:creator>Peter Camilleri</dc:creator>
              <dc:date>2015-04-26T10:10:00</dc:date>
            </office:change-info>
          </text:insertion>
        </text:changed-region>
        <text:changed-region xml:id="ct237801440" text:id="ct237801440">
          <text:deletion>
            <office:change-info>
              <dc:creator>Peter Camilleri</dc:creator>
              <dc:date>2015-04-25T22:49:00</dc:date>
            </office:change-info>
            <text:p text:style-name="Text_20_body"/>
            <text:p text:style-name="Text_20_body">-</text:p>
          </text:deletion>
        </text:changed-region>
        <text:changed-region xml:id="ct237801544" text:id="ct237801544">
          <text:insertion>
            <office:change-info>
              <dc:creator>Peter Camilleri</dc:creator>
              <dc:date>2015-04-25T17:38:00</dc:date>
            </office:change-info>
          </text:insertion>
        </text:changed-region>
        <text:changed-region xml:id="ct237801752" text:id="ct237801752">
          <text:deletion>
            <office:change-info>
              <dc:creator>Peter Camilleri</dc:creator>
              <dc:date>2015-04-25T22:50:00</dc:date>
            </office:change-info>
            <text:p text:style-name="Text_20_body"/>
            <text:p text:style-name="Text_20_body"/>
          </text:deletion>
        </text:changed-region>
        <text:changed-region xml:id="ct237801648" text:id="ct237801648">
          <text:deletion>
            <office:change-info>
              <dc:creator>Peter Camilleri</dc:creator>
              <dc:date>2015-04-25T22:49:00</dc:date>
            </office:change-info>
            <text:p text:style-name="Text_20_body">.1/x</text:p>
          </text:deletion>
        </text:changed-region>
        <text:changed-region xml:id="ct237801856" text:id="ct237801856">
          <text:insertion>
            <office:change-info>
              <dc:creator>Peter Camilleri</dc:creator>
              <dc:date>2015-04-25T17:38:00</dc:date>
            </office:change-info>
          </text:insertion>
        </text:changed-region>
        <text:changed-region xml:id="ct237801960" text:id="ct237801960">
          <text:deletion>
            <office:change-info>
              <dc:creator>Peter Camilleri</dc:creator>
              <dc:date>2015-04-25T22:52:00</dc:date>
            </office:change-info>
            <text:p text:style-name="Text_20_body"/>
            <text:p text:style-name="Text_20_body">.10**</text:p>
          </text:deletion>
        </text:changed-region>
        <text:changed-region xml:id="ct237802064" text:id="ct237802064">
          <text:insertion>
            <office:change-info>
              <dc:creator>Peter Camilleri</dc:creator>
              <dc:date>2015-04-25T17:38:00</dc:date>
            </office:change-info>
          </text:insertion>
        </text:changed-region>
        <text:changed-region xml:id="ct237802168" text:id="ct237802168">
          <text:deletion>
            <office:change-info>
              <dc:creator>Peter Camilleri</dc:creator>
              <dc:date>2015-04-25T23:06:00</dc:date>
            </office:change-info>
            <text:p text:style-name="Text_20_body"/>
            <text:p text:style-name="Text_20_body">.2**</text:p>
          </text:deletion>
        </text:changed-region>
        <text:changed-region xml:id="ct237802272" text:id="ct237802272">
          <text:insertion>
            <office:change-info>
              <dc:creator>Peter Camilleri</dc:creator>
              <dc:date>2015-04-25T17:38:00</dc:date>
            </office:change-info>
          </text:insertion>
        </text:changed-region>
        <text:changed-region xml:id="ct237806528" text:id="ct237806528">
          <text:deletion>
            <office:change-info>
              <dc:creator>Peter Camilleri</dc:creator>
              <dc:date>2015-04-25T23:07:00</dc:date>
            </office:change-info>
            <text:p text:style-name="Text_20_body"/>
            <text:p text:style-name="Text_20_body"/>
          </text:deletion>
        </text:changed-region>
        <text:changed-region xml:id="ct237806424" text:id="ct237806424">
          <text:deletion>
            <office:change-info>
              <dc:creator>Peter Camilleri</dc:creator>
              <dc:date>2015-04-25T23:06:00</dc:date>
            </office:change-info>
            <text:p text:style-name="Text_20_body">.abs</text:p>
          </text:deletion>
        </text:changed-region>
        <text:changed-region xml:id="ct237806632" text:id="ct237806632">
          <text:insertion>
            <office:change-info>
              <dc:creator>Peter Camilleri</dc:creator>
              <dc:date>2015-04-25T17:38:00</dc:date>
            </office:change-info>
          </text:insertion>
        </text:changed-region>
        <text:changed-region xml:id="ct237806736" text:id="ct237806736">
          <text:deletion>
            <office:change-info>
              <dc:creator>Peter Camilleri</dc:creator>
              <dc:date>2015-04-25T23:07:00</dc:date>
            </office:change-info>
            <text:p text:style-name="Text_20_body"/>
            <text:p text:style-name="Text_20_body">.acos</text:p>
          </text:deletion>
        </text:changed-region>
        <text:changed-region xml:id="ct237806840" text:id="ct237806840">
          <text:insertion>
            <office:change-info>
              <dc:creator>Peter Camilleri</dc:creator>
              <dc:date>2015-04-25T17:38:00</dc:date>
            </office:change-info>
          </text:insertion>
        </text:changed-region>
        <text:changed-region xml:id="ct237807256" text:id="ct237807256">
          <text:insertion>
            <office:change-info>
              <dc:creator>Peter Camilleri</dc:creator>
              <dc:date>2015-04-26T13:39:00</dc:date>
            </office:change-info>
          </text:insertion>
        </text:changed-region>
        <text:changed-region xml:id="ct237807360" text:id="ct237807360">
          <text:insertion>
            <office:change-info>
              <dc:creator>Peter Camilleri</dc:creator>
              <dc:date>2015-04-26T13:38:00</dc:date>
            </office:change-info>
          </text:insertion>
        </text:changed-region>
        <text:changed-region xml:id="ct237807464" text:id="ct237807464">
          <text:insertion>
            <office:change-info>
              <dc:creator>Peter Camilleri</dc:creator>
              <dc:date>2015-04-25T17:38:00</dc:date>
            </office:change-info>
          </text:insertion>
        </text:changed-region>
        <text:changed-region xml:id="ct237807568" text:id="ct237807568">
          <text:insertion>
            <office:change-info>
              <dc:creator>Peter Camilleri</dc:creator>
              <dc:date>2015-04-25T17:38:00</dc:date>
            </office:change-info>
          </text:insertion>
        </text:changed-region>
        <text:changed-region xml:id="ct237807672" text:id="ct237807672">
          <text:insertion>
            <office:change-info>
              <dc:creator>Peter Camilleri</dc:creator>
              <dc:date>2015-04-26T13:45:00</dc:date>
            </office:change-info>
          </text:insertion>
        </text:changed-region>
        <text:changed-region xml:id="ct237807776" text:id="ct237807776">
          <text:insertion>
            <office:change-info>
              <dc:creator>Peter Camilleri</dc:creator>
              <dc:date>2015-04-26T13:45:00</dc:date>
            </office:change-info>
          </text:insertion>
        </text:changed-region>
        <text:changed-region xml:id="ct237807880" text:id="ct237807880">
          <text:insertion>
            <office:change-info>
              <dc:creator>Peter Camilleri</dc:creator>
              <dc:date>2015-04-26T13:45:00</dc:date>
            </office:change-info>
          </text:insertion>
        </text:changed-region>
        <text:changed-region xml:id="ct237807984" text:id="ct237807984">
          <text:insertion>
            <office:change-info>
              <dc:creator>Peter Camilleri</dc:creator>
              <dc:date>2015-04-26T13:45:00</dc:date>
            </office:change-info>
          </text:insertion>
        </text:changed-region>
        <text:changed-region xml:id="ct237808088" text:id="ct237808088">
          <text:deletion>
            <office:change-info>
              <dc:creator>Peter Camilleri</dc:creator>
              <dc:date>2015-04-25T23:09:00</dc:date>
            </office:change-info>
            <text:p text:style-name="Text_20_body"/>
            <text:p text:style-name="Text_20_body">.acosh</text:p>
          </text:deletion>
        </text:changed-region>
        <text:changed-region xml:id="ct237808400" text:id="ct237808400">
          <text:insertion>
            <office:change-info>
              <dc:creator>Peter Camilleri</dc:creator>
              <dc:date>2015-04-25T17:38:00</dc:date>
            </office:change-info>
          </text:insertion>
        </text:changed-region>
        <text:changed-region xml:id="ct237808504" text:id="ct237808504">
          <text:insertion>
            <office:change-info>
              <dc:creator>Peter Camilleri</dc:creator>
              <dc:date>2015-04-25T17:38:00</dc:date>
            </office:change-info>
          </text:insertion>
        </text:changed-region>
        <text:changed-region xml:id="ct237808608" text:id="ct237808608">
          <text:insertion>
            <office:change-info>
              <dc:creator>Peter Camilleri</dc:creator>
              <dc:date>2015-04-25T17:38:00</dc:date>
            </office:change-info>
          </text:insertion>
        </text:changed-region>
        <text:changed-region xml:id="ct237808712" text:id="ct237808712">
          <text:deletion>
            <office:change-info>
              <dc:creator>Peter Camilleri</dc:creator>
              <dc:date>2015-04-25T23:09:00</dc:date>
            </office:change-info>
            <text:p text:style-name="Text_20_body"/>
            <text:p text:style-name="Text_20_body">.angle</text:p>
          </text:deletion>
        </text:changed-region>
        <text:changed-region xml:id="ct237808816" text:id="ct237808816">
          <text:insertion>
            <office:change-info>
              <dc:creator>Peter Camilleri</dc:creator>
              <dc:date>2015-04-25T17:38:00</dc:date>
            </office:change-info>
          </text:insertion>
        </text:changed-region>
        <text:changed-region xml:id="ct237808920" text:id="ct237808920">
          <text:insertion>
            <office:change-info>
              <dc:creator>Peter Camilleri</dc:creator>
              <dc:date>2015-04-25T17:38:00</dc:date>
            </office:change-info>
          </text:insertion>
        </text:changed-region>
        <text:changed-region xml:id="ct237809024" text:id="ct237809024">
          <text:insertion>
            <office:change-info>
              <dc:creator>Peter Camilleri</dc:creator>
              <dc:date>2015-04-25T17:38:00</dc:date>
            </office:change-info>
          </text:insertion>
        </text:changed-region>
        <text:changed-region xml:id="ct237809128" text:id="ct237809128">
          <text:insertion>
            <office:change-info>
              <dc:creator>Peter Camilleri</dc:creator>
              <dc:date>2015-04-25T17:38:00</dc:date>
            </office:change-info>
          </text:insertion>
        </text:changed-region>
        <text:changed-region xml:id="ct237809232" text:id="ct237809232">
          <text:deletion>
            <office:change-info>
              <dc:creator>Peter Camilleri</dc:creator>
              <dc:date>2015-04-25T23:09:00</dc:date>
            </office:change-info>
            <text:p text:style-name="Text_20_body"/>
            <text:p text:style-name="Text_20_body">.asin</text:p>
          </text:deletion>
        </text:changed-region>
        <text:changed-region xml:id="ct237809336" text:id="ct237809336">
          <text:insertion>
            <office:change-info>
              <dc:creator>Peter Camilleri</dc:creator>
              <dc:date>2015-04-25T17:38:00</dc:date>
            </office:change-info>
          </text:insertion>
        </text:changed-region>
        <text:changed-region xml:id="ct237809440" text:id="ct237809440">
          <text:insertion>
            <office:change-info>
              <dc:creator>Peter Camilleri</dc:creator>
              <dc:date>2015-04-25T17:38:00</dc:date>
            </office:change-info>
          </text:insertion>
        </text:changed-region>
        <text:changed-region xml:id="ct237809544" text:id="ct237809544">
          <text:insertion>
            <office:change-info>
              <dc:creator>Peter Camilleri</dc:creator>
              <dc:date>2015-04-25T17:38:00</dc:date>
            </office:change-info>
          </text:insertion>
        </text:changed-region>
        <text:changed-region xml:id="ct237809648" text:id="ct237809648">
          <text:insertion>
            <office:change-info>
              <dc:creator>Peter Camilleri</dc:creator>
              <dc:date>2015-04-25T17:38:00</dc:date>
            </office:change-info>
          </text:insertion>
        </text:changed-region>
        <text:changed-region xml:id="ct237809752" text:id="ct237809752">
          <text:insertion>
            <office:change-info>
              <dc:creator>Peter Camilleri</dc:creator>
              <dc:date>2015-04-25T17:38:00</dc:date>
            </office:change-info>
          </text:insertion>
        </text:changed-region>
        <text:changed-region xml:id="ct237809856" text:id="ct237809856">
          <text:deletion>
            <office:change-info>
              <dc:creator>Peter Camilleri</dc:creator>
              <dc:date>2015-04-25T23:09:00</dc:date>
            </office:change-info>
            <text:p text:style-name="Text_20_body"/>
            <text:p text:style-name="Text_20_body">.asinh</text:p>
          </text:deletion>
        </text:changed-region>
        <text:changed-region xml:id="ct237809960" text:id="ct237809960">
          <text:insertion>
            <office:change-info>
              <dc:creator>Peter Camilleri</dc:creator>
              <dc:date>2015-04-25T17:38:00</dc:date>
            </office:change-info>
          </text:insertion>
        </text:changed-region>
        <text:changed-region xml:id="ct237810064" text:id="ct237810064">
          <text:insertion>
            <office:change-info>
              <dc:creator>Peter Camilleri</dc:creator>
              <dc:date>2015-04-25T17:38:00</dc:date>
            </office:change-info>
          </text:insertion>
        </text:changed-region>
        <text:changed-region xml:id="ct237810168" text:id="ct237810168">
          <text:insertion>
            <office:change-info>
              <dc:creator>Peter Camilleri</dc:creator>
              <dc:date>2015-04-25T17:38:00</dc:date>
            </office:change-info>
          </text:insertion>
        </text:changed-region>
        <text:changed-region xml:id="ct237810272" text:id="ct237810272">
          <text:insertion>
            <office:change-info>
              <dc:creator>Peter Camilleri</dc:creator>
              <dc:date>2015-04-25T17:38:00</dc:date>
            </office:change-info>
          </text:insertion>
        </text:changed-region>
        <text:changed-region xml:id="ct237810376" text:id="ct237810376">
          <text:insertion>
            <office:change-info>
              <dc:creator>Peter Camilleri</dc:creator>
              <dc:date>2015-04-25T17:38:00</dc:date>
            </office:change-info>
          </text:insertion>
        </text:changed-region>
        <text:changed-region xml:id="ct237810520" text:id="ct237810520">
          <text:deletion>
            <office:change-info>
              <dc:creator>Peter Camilleri</dc:creator>
              <dc:date>2015-04-25T23:10:00</dc:date>
            </office:change-info>
            <text:p text:style-name="Text_20_body"/>
            <text:p text:style-name="Text_20_body">.atan</text:p>
          </text:deletion>
        </text:changed-region>
        <text:changed-region xml:id="ct237810624" text:id="ct237810624">
          <text:insertion>
            <office:change-info>
              <dc:creator>Peter Camilleri</dc:creator>
              <dc:date>2015-04-25T17:38:00</dc:date>
            </office:change-info>
          </text:insertion>
        </text:changed-region>
        <text:changed-region xml:id="ct237810728" text:id="ct237810728">
          <text:insertion>
            <office:change-info>
              <dc:creator>Peter Camilleri</dc:creator>
              <dc:date>2015-04-25T17:38:00</dc:date>
            </office:change-info>
          </text:insertion>
        </text:changed-region>
        <text:changed-region xml:id="ct237810832" text:id="ct237810832">
          <text:insertion>
            <office:change-info>
              <dc:creator>Peter Camilleri</dc:creator>
              <dc:date>2015-04-25T17:38:00</dc:date>
            </office:change-info>
          </text:insertion>
        </text:changed-region>
        <text:changed-region xml:id="ct237810936" text:id="ct237810936">
          <text:insertion>
            <office:change-info>
              <dc:creator>Peter Camilleri</dc:creator>
              <dc:date>2015-04-25T17:38:00</dc:date>
            </office:change-info>
          </text:insertion>
        </text:changed-region>
        <text:changed-region xml:id="ct237811040" text:id="ct237811040">
          <text:insertion>
            <office:change-info>
              <dc:creator>Peter Camilleri</dc:creator>
              <dc:date>2015-04-25T17:38:00</dc:date>
            </office:change-info>
          </text:insertion>
        </text:changed-region>
        <text:changed-region xml:id="ct237811144" text:id="ct237811144">
          <text:deletion>
            <office:change-info>
              <dc:creator>Peter Camilleri</dc:creator>
              <dc:date>2015-04-25T23:10:00</dc:date>
            </office:change-info>
            <text:p text:style-name="Text_20_body"/>
            <text:p text:style-name="Text_20_body">.atan2</text:p>
          </text:deletion>
        </text:changed-region>
        <text:changed-region xml:id="ct237811248" text:id="ct237811248">
          <text:insertion>
            <office:change-info>
              <dc:creator>Peter Camilleri</dc:creator>
              <dc:date>2015-04-25T17:38:00</dc:date>
            </office:change-info>
          </text:insertion>
        </text:changed-region>
        <text:changed-region xml:id="ct237811352" text:id="ct237811352">
          <text:insertion>
            <office:change-info>
              <dc:creator>Peter Camilleri</dc:creator>
              <dc:date>2015-04-25T17:38:00</dc:date>
            </office:change-info>
          </text:insertion>
        </text:changed-region>
        <text:changed-region xml:id="ct237811456" text:id="ct237811456">
          <text:insertion>
            <office:change-info>
              <dc:creator>Peter Camilleri</dc:creator>
              <dc:date>2015-04-25T17:38:00</dc:date>
            </office:change-info>
          </text:insertion>
        </text:changed-region>
        <text:changed-region xml:id="ct237811560" text:id="ct237811560">
          <text:insertion>
            <office:change-info>
              <dc:creator>Peter Camilleri</dc:creator>
              <dc:date>2015-04-25T17:38:00</dc:date>
            </office:change-info>
          </text:insertion>
        </text:changed-region>
        <text:changed-region xml:id="ct237811664" text:id="ct237811664">
          <text:insertion>
            <office:change-info>
              <dc:creator>Peter Camilleri</dc:creator>
              <dc:date>2015-04-25T17:38:00</dc:date>
            </office:change-info>
          </text:insertion>
        </text:changed-region>
        <text:changed-region xml:id="ct237811872" text:id="ct237811872">
          <text:deletion>
            <office:change-info>
              <dc:creator>Peter Camilleri</dc:creator>
              <dc:date>2015-04-25T23:12:00</dc:date>
            </office:change-info>
            <text:p text:style-name="Text_20_body"/>
            <text:p text:style-name="Text_20_body"/>
          </text:deletion>
        </text:changed-region>
        <text:changed-region xml:id="ct237811768" text:id="ct237811768">
          <text:deletion>
            <office:change-info>
              <dc:creator>Peter Camilleri</dc:creator>
              <dc:date>2015-04-25T23:11:00</dc:date>
            </office:change-info>
            <text:p text:style-name="Text_20_body">.atanh</text:p>
          </text:deletion>
        </text:changed-region>
        <text:changed-region xml:id="ct237811976" text:id="ct237811976">
          <text:insertion>
            <office:change-info>
              <dc:creator>Peter Camilleri</dc:creator>
              <dc:date>2015-04-25T17:38:00</dc:date>
            </office:change-info>
          </text:insertion>
        </text:changed-region>
        <text:changed-region xml:id="ct237812080" text:id="ct237812080">
          <text:insertion>
            <office:change-info>
              <dc:creator>Peter Camilleri</dc:creator>
              <dc:date>2015-04-25T17:38:00</dc:date>
            </office:change-info>
          </text:insertion>
        </text:changed-region>
        <text:changed-region xml:id="ct237812184" text:id="ct237812184">
          <text:insertion>
            <office:change-info>
              <dc:creator>Peter Camilleri</dc:creator>
              <dc:date>2015-04-25T17:38:00</dc:date>
            </office:change-info>
          </text:insertion>
        </text:changed-region>
        <text:changed-region xml:id="ct237812288" text:id="ct237812288">
          <text:insertion>
            <office:change-info>
              <dc:creator>Peter Camilleri</dc:creator>
              <dc:date>2015-04-25T17:38:00</dc:date>
            </office:change-info>
          </text:insertion>
        </text:changed-region>
        <text:changed-region xml:id="ct237812392" text:id="ct237812392">
          <text:insertion>
            <office:change-info>
              <dc:creator>Peter Camilleri</dc:creator>
              <dc:date>2015-04-25T17:38:00</dc:date>
            </office:change-info>
          </text:insertion>
        </text:changed-region>
        <text:changed-region xml:id="ct237812496" text:id="ct237812496">
          <text:deletion>
            <office:change-info>
              <dc:creator>Peter Camilleri</dc:creator>
              <dc:date>2015-04-25T23:12:00</dc:date>
            </office:change-info>
            <text:p text:style-name="Text_20_body"/>
            <text:p text:style-name="Text_20_body">.c2p</text:p>
          </text:deletion>
        </text:changed-region>
        <text:changed-region xml:id="ct237812600" text:id="ct237812600">
          <text:insertion>
            <office:change-info>
              <dc:creator>Peter Camilleri</dc:creator>
              <dc:date>2015-04-25T17:38:00</dc:date>
            </office:change-info>
          </text:insertion>
        </text:changed-region>
        <text:changed-region xml:id="ct237812704" text:id="ct237812704">
          <text:insertion>
            <office:change-info>
              <dc:creator>Peter Camilleri</dc:creator>
              <dc:date>2015-04-25T17:38:00</dc:date>
            </office:change-info>
          </text:insertion>
        </text:changed-region>
        <text:changed-region xml:id="ct237812808" text:id="ct237812808">
          <text:insertion>
            <office:change-info>
              <dc:creator>Peter Camilleri</dc:creator>
              <dc:date>2015-04-25T17:38:00</dc:date>
            </office:change-info>
          </text:insertion>
        </text:changed-region>
        <text:changed-region xml:id="ct237812912" text:id="ct237812912">
          <text:insertion>
            <office:change-info>
              <dc:creator>Peter Camilleri</dc:creator>
              <dc:date>2015-04-25T17:38:00</dc:date>
            </office:change-info>
          </text:insertion>
        </text:changed-region>
        <text:changed-region xml:id="ct237813016" text:id="ct237813016">
          <text:insertion>
            <office:change-info>
              <dc:creator>Peter Camilleri</dc:creator>
              <dc:date>2015-04-25T17:38:00</dc:date>
            </office:change-info>
          </text:insertion>
        </text:changed-region>
        <text:changed-region xml:id="ct237813224" text:id="ct237813224">
          <text:deletion>
            <office:change-info>
              <dc:creator>Peter Camilleri</dc:creator>
              <dc:date>2015-04-25T23:13:00</dc:date>
            </office:change-info>
            <text:p text:style-name="Text_20_body"/>
            <text:p text:style-name="Text_20_body"/>
          </text:deletion>
        </text:changed-region>
        <text:changed-region xml:id="ct237813120" text:id="ct237813120">
          <text:deletion>
            <office:change-info>
              <dc:creator>Peter Camilleri</dc:creator>
              <dc:date>2015-04-25T23:12:00</dc:date>
            </office:change-info>
            <text:p text:style-name="Text_20_body">.cbrt</text:p>
          </text:deletion>
        </text:changed-region>
        <text:changed-region xml:id="ct237813328" text:id="ct237813328">
          <text:insertion>
            <office:change-info>
              <dc:creator>Peter Camilleri</dc:creator>
              <dc:date>2015-04-25T17:38:00</dc:date>
            </office:change-info>
          </text:insertion>
        </text:changed-region>
        <text:changed-region xml:id="ct237813432" text:id="ct237813432">
          <text:insertion>
            <office:change-info>
              <dc:creator>Peter Camilleri</dc:creator>
              <dc:date>2015-04-25T17:38:00</dc:date>
            </office:change-info>
          </text:insertion>
        </text:changed-region>
        <text:changed-region xml:id="ct237813536" text:id="ct237813536">
          <text:insertion>
            <office:change-info>
              <dc:creator>Peter Camilleri</dc:creator>
              <dc:date>2015-04-25T17:38:00</dc:date>
            </office:change-info>
          </text:insertion>
        </text:changed-region>
        <text:changed-region xml:id="ct237813640" text:id="ct237813640">
          <text:insertion>
            <office:change-info>
              <dc:creator>Peter Camilleri</dc:creator>
              <dc:date>2015-04-25T17:38:00</dc:date>
            </office:change-info>
          </text:insertion>
        </text:changed-region>
        <text:changed-region xml:id="ct237813744" text:id="ct237813744">
          <text:insertion>
            <office:change-info>
              <dc:creator>Peter Camilleri</dc:creator>
              <dc:date>2015-04-25T17:38:00</dc:date>
            </office:change-info>
          </text:insertion>
        </text:changed-region>
        <text:changed-region xml:id="ct237813848" text:id="ct237813848">
          <text:deletion>
            <office:change-info>
              <dc:creator>Peter Camilleri</dc:creator>
              <dc:date>2015-04-25T23:13:00</dc:date>
            </office:change-info>
            <text:p text:style-name="Text_20_body"/>
            <text:p text:style-name="Text_20_body">.ceil</text:p>
          </text:deletion>
        </text:changed-region>
        <text:changed-region xml:id="ct237813952" text:id="ct237813952">
          <text:insertion>
            <office:change-info>
              <dc:creator>Peter Camilleri</dc:creator>
              <dc:date>2015-04-25T17:38:00</dc:date>
            </office:change-info>
          </text:insertion>
        </text:changed-region>
        <text:changed-region xml:id="ct237814056" text:id="ct237814056">
          <text:insertion>
            <office:change-info>
              <dc:creator>Peter Camilleri</dc:creator>
              <dc:date>2015-04-25T17:38:00</dc:date>
            </office:change-info>
          </text:insertion>
        </text:changed-region>
        <text:changed-region xml:id="ct237814160" text:id="ct237814160">
          <text:insertion>
            <office:change-info>
              <dc:creator>Peter Camilleri</dc:creator>
              <dc:date>2015-04-25T17:38:00</dc:date>
            </office:change-info>
          </text:insertion>
        </text:changed-region>
        <text:changed-region xml:id="ct237814264" text:id="ct237814264">
          <text:insertion>
            <office:change-info>
              <dc:creator>Peter Camilleri</dc:creator>
              <dc:date>2015-04-25T17:38:00</dc:date>
            </office:change-info>
          </text:insertion>
        </text:changed-region>
        <text:changed-region xml:id="ct237814368" text:id="ct237814368">
          <text:insertion>
            <office:change-info>
              <dc:creator>Peter Camilleri</dc:creator>
              <dc:date>2015-04-25T17:38:00</dc:date>
            </office:change-info>
          </text:insertion>
        </text:changed-region>
        <text:changed-region xml:id="ct237814472" text:id="ct237814472">
          <text:insertion>
            <office:change-info>
              <dc:creator>Peter Camilleri</dc:creator>
              <dc:date>2015-04-25T17:38:00</dc:date>
            </office:change-info>
          </text:insertion>
        </text:changed-region>
        <text:changed-region xml:id="ct237814616" text:id="ct237814616">
          <text:deletion>
            <office:change-info>
              <dc:creator>Peter Camilleri</dc:creator>
              <dc:date>2015-04-25T23:13:00</dc:date>
            </office:change-info>
            <text:p text:style-name="Text_20_body"/>
            <text:p text:style-name="Text_20_body">.conjugate</text:p>
          </text:deletion>
        </text:changed-region>
        <text:changed-region xml:id="ct237814720" text:id="ct237814720">
          <text:insertion>
            <office:change-info>
              <dc:creator>Peter Camilleri</dc:creator>
              <dc:date>2015-04-25T17:38:00</dc:date>
            </office:change-info>
          </text:insertion>
        </text:changed-region>
        <text:changed-region xml:id="ct237814824" text:id="ct237814824">
          <text:insertion>
            <office:change-info>
              <dc:creator>Peter Camilleri</dc:creator>
              <dc:date>2015-04-25T17:38:00</dc:date>
            </office:change-info>
          </text:insertion>
        </text:changed-region>
        <text:changed-region xml:id="ct237814928" text:id="ct237814928">
          <text:insertion>
            <office:change-info>
              <dc:creator>Peter Camilleri</dc:creator>
              <dc:date>2015-04-25T17:38:00</dc:date>
            </office:change-info>
          </text:insertion>
        </text:changed-region>
        <text:changed-region xml:id="ct237815032" text:id="ct237815032">
          <text:insertion>
            <office:change-info>
              <dc:creator>Peter Camilleri</dc:creator>
              <dc:date>2015-04-25T17:38:00</dc:date>
            </office:change-info>
          </text:insertion>
        </text:changed-region>
        <text:changed-region xml:id="ct237815136" text:id="ct237815136">
          <text:deletion>
            <office:change-info>
              <dc:creator>Peter Camilleri</dc:creator>
              <dc:date>2015-04-25T23:13:00</dc:date>
            </office:change-info>
            <text:p text:style-name="Text_20_body"/>
            <text:p text:style-name="Text_20_body">.cos</text:p>
          </text:deletion>
        </text:changed-region>
        <text:changed-region xml:id="ct237815240" text:id="ct237815240">
          <text:insertion>
            <office:change-info>
              <dc:creator>Peter Camilleri</dc:creator>
              <dc:date>2015-04-25T17:38:00</dc:date>
            </office:change-info>
          </text:insertion>
        </text:changed-region>
        <text:changed-region xml:id="ct237815344" text:id="ct237815344">
          <text:insertion>
            <office:change-info>
              <dc:creator>Peter Camilleri</dc:creator>
              <dc:date>2015-04-25T17:38:00</dc:date>
            </office:change-info>
          </text:insertion>
        </text:changed-region>
        <text:changed-region xml:id="ct237815448" text:id="ct237815448">
          <text:insertion>
            <office:change-info>
              <dc:creator>Peter Camilleri</dc:creator>
              <dc:date>2015-04-25T17:38:00</dc:date>
            </office:change-info>
          </text:insertion>
        </text:changed-region>
        <text:changed-region xml:id="ct237815552" text:id="ct237815552">
          <text:insertion>
            <office:change-info>
              <dc:creator>Peter Camilleri</dc:creator>
              <dc:date>2015-04-25T17:38:00</dc:date>
            </office:change-info>
          </text:insertion>
        </text:changed-region>
        <text:changed-region xml:id="ct237815656" text:id="ct237815656">
          <text:insertion>
            <office:change-info>
              <dc:creator>Peter Camilleri</dc:creator>
              <dc:date>2015-04-25T17:38:00</dc:date>
            </office:change-info>
          </text:insertion>
        </text:changed-region>
        <text:changed-region xml:id="ct237815864" text:id="ct237815864">
          <text:deletion>
            <office:change-info>
              <dc:creator>Peter Camilleri</dc:creator>
              <dc:date>2015-04-25T23:14:00</dc:date>
            </office:change-info>
            <text:p text:style-name="Text_20_body"/>
            <text:p text:style-name="Text_20_body"/>
          </text:deletion>
        </text:changed-region>
        <text:changed-region xml:id="ct237815760" text:id="ct237815760">
          <text:deletion>
            <office:change-info>
              <dc:creator>Peter Camilleri</dc:creator>
              <dc:date>2015-04-25T23:13:00</dc:date>
            </office:change-info>
            <text:p text:style-name="Text_20_body">.cosh</text:p>
          </text:deletion>
        </text:changed-region>
        <text:changed-region xml:id="ct237815968" text:id="ct237815968">
          <text:insertion>
            <office:change-info>
              <dc:creator>Peter Camilleri</dc:creator>
              <dc:date>2015-04-25T17:38:00</dc:date>
            </office:change-info>
          </text:insertion>
        </text:changed-region>
        <text:changed-region xml:id="ct237816072" text:id="ct237816072">
          <text:insertion>
            <office:change-info>
              <dc:creator>Peter Camilleri</dc:creator>
              <dc:date>2015-04-25T17:38:00</dc:date>
            </office:change-info>
          </text:insertion>
        </text:changed-region>
        <text:changed-region xml:id="ct237816176" text:id="ct237816176">
          <text:insertion>
            <office:change-info>
              <dc:creator>Peter Camilleri</dc:creator>
              <dc:date>2015-04-25T17:38:00</dc:date>
            </office:change-info>
          </text:insertion>
        </text:changed-region>
        <text:changed-region xml:id="ct237816280" text:id="ct237816280">
          <text:insertion>
            <office:change-info>
              <dc:creator>Peter Camilleri</dc:creator>
              <dc:date>2015-04-25T17:38:00</dc:date>
            </office:change-info>
          </text:insertion>
        </text:changed-region>
        <text:changed-region xml:id="ct237816384" text:id="ct237816384">
          <text:insertion>
            <office:change-info>
              <dc:creator>Peter Camilleri</dc:creator>
              <dc:date>2015-04-25T17:38:00</dc:date>
            </office:change-info>
          </text:insertion>
        </text:changed-region>
        <text:changed-region xml:id="ct237816488" text:id="ct237816488">
          <text:deletion>
            <office:change-info>
              <dc:creator>Peter Camilleri</dc:creator>
              <dc:date>2015-04-25T23:14:00</dc:date>
            </office:change-info>
            <text:p text:style-name="Text_20_body"/>
            <text:p text:style-name="Text_20_body">.cube</text:p>
          </text:deletion>
        </text:changed-region>
        <text:changed-region xml:id="ct237816592" text:id="ct237816592">
          <text:insertion>
            <office:change-info>
              <dc:creator>Peter Camilleri</dc:creator>
              <dc:date>2015-04-25T17:38:00</dc:date>
            </office:change-info>
          </text:insertion>
        </text:changed-region>
        <text:changed-region xml:id="ct237816696" text:id="ct237816696">
          <text:insertion>
            <office:change-info>
              <dc:creator>Peter Camilleri</dc:creator>
              <dc:date>2015-04-25T17:38:00</dc:date>
            </office:change-info>
          </text:insertion>
        </text:changed-region>
        <text:changed-region xml:id="ct237816800" text:id="ct237816800">
          <text:insertion>
            <office:change-info>
              <dc:creator>Peter Camilleri</dc:creator>
              <dc:date>2015-04-25T17:38:00</dc:date>
            </office:change-info>
          </text:insertion>
        </text:changed-region>
        <text:changed-region xml:id="ct237816904" text:id="ct237816904">
          <text:insertion>
            <office:change-info>
              <dc:creator>Peter Camilleri</dc:creator>
              <dc:date>2015-04-25T17:38:00</dc:date>
            </office:change-info>
          </text:insertion>
        </text:changed-region>
        <text:changed-region xml:id="ct237817008" text:id="ct237817008">
          <text:deletion>
            <office:change-info>
              <dc:creator>Peter Camilleri</dc:creator>
              <dc:date>2015-04-25T23:15:00</dc:date>
            </office:change-info>
            <text:p text:style-name="Text_20_body"/>
            <text:p text:style-name="Text_20_body">.d2r</text:p>
          </text:deletion>
        </text:changed-region>
        <text:changed-region xml:id="ct237817112" text:id="ct237817112">
          <text:insertion>
            <office:change-info>
              <dc:creator>Peter Camilleri</dc:creator>
              <dc:date>2015-04-25T17:38:00</dc:date>
            </office:change-info>
          </text:insertion>
        </text:changed-region>
        <text:changed-region xml:id="ct237817216" text:id="ct237817216">
          <text:insertion>
            <office:change-info>
              <dc:creator>Peter Camilleri</dc:creator>
              <dc:date>2015-04-25T17:38:00</dc:date>
            </office:change-info>
          </text:insertion>
        </text:changed-region>
        <text:changed-region xml:id="ct237817320" text:id="ct237817320">
          <text:insertion>
            <office:change-info>
              <dc:creator>Peter Camilleri</dc:creator>
              <dc:date>2015-04-25T17:38:00</dc:date>
            </office:change-info>
          </text:insertion>
        </text:changed-region>
        <text:changed-region xml:id="ct237817424" text:id="ct237817424">
          <text:insertion>
            <office:change-info>
              <dc:creator>Peter Camilleri</dc:creator>
              <dc:date>2015-04-25T17:38:00</dc:date>
            </office:change-info>
          </text:insertion>
        </text:changed-region>
        <text:changed-region xml:id="ct237817528" text:id="ct237817528">
          <text:insertion>
            <office:change-info>
              <dc:creator>Peter Camilleri</dc:creator>
              <dc:date>2015-04-25T17:38:00</dc:date>
            </office:change-info>
          </text:insertion>
        </text:changed-region>
        <text:changed-region xml:id="ct237817632" text:id="ct237817632">
          <text:deletion>
            <office:change-info>
              <dc:creator>Peter Camilleri</dc:creator>
              <dc:date>2015-04-25T23:15:00</dc:date>
            </office:change-info>
            <text:p text:style-name="Text_20_body"/>
            <text:p text:style-name="Text_20_body">.denominator</text:p>
          </text:deletion>
        </text:changed-region>
        <text:changed-region xml:id="ct237817736" text:id="ct237817736">
          <text:insertion>
            <office:change-info>
              <dc:creator>Peter Camilleri</dc:creator>
              <dc:date>2015-04-25T17:38:00</dc:date>
            </office:change-info>
          </text:insertion>
        </text:changed-region>
        <text:changed-region xml:id="ct237817840" text:id="ct237817840">
          <text:insertion>
            <office:change-info>
              <dc:creator>Peter Camilleri</dc:creator>
              <dc:date>2015-04-25T17:38:00</dc:date>
            </office:change-info>
          </text:insertion>
        </text:changed-region>
        <text:changed-region xml:id="ct237817944" text:id="ct237817944">
          <text:insertion>
            <office:change-info>
              <dc:creator>Peter Camilleri</dc:creator>
              <dc:date>2015-04-25T17:38:00</dc:date>
            </office:change-info>
          </text:insertion>
        </text:changed-region>
        <text:changed-region xml:id="ct237818048" text:id="ct237818048">
          <text:insertion>
            <office:change-info>
              <dc:creator>Peter Camilleri</dc:creator>
              <dc:date>2015-04-25T17:38:00</dc:date>
            </office:change-info>
          </text:insertion>
        </text:changed-region>
        <text:changed-region xml:id="ct237818152" text:id="ct237818152">
          <text:insertion>
            <office:change-info>
              <dc:creator>Peter Camilleri</dc:creator>
              <dc:date>2015-04-25T17:38:00</dc:date>
            </office:change-info>
          </text:insertion>
        </text:changed-region>
        <text:changed-region xml:id="ct237818256" text:id="ct237818256">
          <text:insertion>
            <office:change-info>
              <dc:creator>Peter Camilleri</dc:creator>
              <dc:date>2015-04-25T17:38:00</dc:date>
            </office:change-info>
          </text:insertion>
        </text:changed-region>
        <text:changed-region xml:id="ct237818360" text:id="ct237818360">
          <text:deletion>
            <office:change-info>
              <dc:creator>Peter Camilleri</dc:creator>
              <dc:date>2015-04-25T23:15:00</dc:date>
            </office:change-info>
            <text:p text:style-name="Text_20_body"/>
            <text:p text:style-name="Text_20_body">.e**</text:p>
          </text:deletion>
        </text:changed-region>
        <text:changed-region xml:id="ct237818464" text:id="ct237818464">
          <text:insertion>
            <office:change-info>
              <dc:creator>Peter Camilleri</dc:creator>
              <dc:date>2015-04-25T17:38:00</dc:date>
            </office:change-info>
          </text:insertion>
        </text:changed-region>
        <text:changed-region xml:id="ct237818568" text:id="ct237818568">
          <text:insertion>
            <office:change-info>
              <dc:creator>Peter Camilleri</dc:creator>
              <dc:date>2015-04-25T17:38:00</dc:date>
            </office:change-info>
          </text:insertion>
        </text:changed-region>
        <text:changed-region xml:id="ct237818712" text:id="ct237818712">
          <text:insertion>
            <office:change-info>
              <dc:creator>Peter Camilleri</dc:creator>
              <dc:date>2015-04-25T17:38:00</dc:date>
            </office:change-info>
          </text:insertion>
        </text:changed-region>
        <text:changed-region xml:id="ct237818816" text:id="ct237818816">
          <text:insertion>
            <office:change-info>
              <dc:creator>Peter Camilleri</dc:creator>
              <dc:date>2015-04-25T17:38:00</dc:date>
            </office:change-info>
          </text:insertion>
        </text:changed-region>
        <text:changed-region xml:id="ct237818920" text:id="ct237818920">
          <text:insertion>
            <office:change-info>
              <dc:creator>Peter Camilleri</dc:creator>
              <dc:date>2015-04-25T17:38:00</dc:date>
            </office:change-info>
          </text:insertion>
        </text:changed-region>
        <text:changed-region xml:id="ct237819024" text:id="ct237819024">
          <text:deletion>
            <office:change-info>
              <dc:creator>Peter Camilleri</dc:creator>
              <dc:date>2015-04-25T23:15:00</dc:date>
            </office:change-info>
            <text:p text:style-name="Text_20_body"/>
            <text:p text:style-name="Text_20_body">.emit</text:p>
          </text:deletion>
        </text:changed-region>
        <text:changed-region xml:id="ct237819128" text:id="ct237819128">
          <text:insertion>
            <office:change-info>
              <dc:creator>Peter Camilleri</dc:creator>
              <dc:date>2015-04-25T17:38:00</dc:date>
            </office:change-info>
          </text:insertion>
        </text:changed-region>
        <text:changed-region xml:id="ct237819232" text:id="ct237819232">
          <text:insertion>
            <office:change-info>
              <dc:creator>Peter Camilleri</dc:creator>
              <dc:date>2015-04-25T17:38:00</dc:date>
            </office:change-info>
          </text:insertion>
        </text:changed-region>
        <text:changed-region xml:id="ct237819336" text:id="ct237819336">
          <text:insertion>
            <office:change-info>
              <dc:creator>Peter Camilleri</dc:creator>
              <dc:date>2015-04-25T17:38:00</dc:date>
            </office:change-info>
          </text:insertion>
        </text:changed-region>
        <text:changed-region xml:id="ct237819440" text:id="ct237819440">
          <text:insertion>
            <office:change-info>
              <dc:creator>Peter Camilleri</dc:creator>
              <dc:date>2015-04-25T17:38:00</dc:date>
            </office:change-info>
          </text:insertion>
        </text:changed-region>
        <text:changed-region xml:id="ct237819648" text:id="ct237819648">
          <text:deletion>
            <office:change-info>
              <dc:creator>Peter Camilleri</dc:creator>
              <dc:date>2015-04-25T23:16:00</dc:date>
            </office:change-info>
            <text:p text:style-name="Text_20_body"/>
            <text:p text:style-name="Text_20_body"/>
          </text:deletion>
        </text:changed-region>
        <text:changed-region xml:id="ct237819544" text:id="ct237819544">
          <text:deletion>
            <office:change-info>
              <dc:creator>Peter Camilleri</dc:creator>
              <dc:date>2015-04-25T23:15:00</dc:date>
            </office:change-info>
            <text:p text:style-name="Text_20_body">.floor</text:p>
          </text:deletion>
        </text:changed-region>
        <text:changed-region xml:id="ct237819752" text:id="ct237819752">
          <text:insertion>
            <office:change-info>
              <dc:creator>Peter Camilleri</dc:creator>
              <dc:date>2015-04-25T17:38:00</dc:date>
            </office:change-info>
          </text:insertion>
        </text:changed-region>
        <text:changed-region xml:id="ct237819856" text:id="ct237819856">
          <text:insertion>
            <office:change-info>
              <dc:creator>Peter Camilleri</dc:creator>
              <dc:date>2015-04-25T17:38:00</dc:date>
            </office:change-info>
          </text:insertion>
        </text:changed-region>
        <text:changed-region xml:id="ct237819960" text:id="ct237819960">
          <text:insertion>
            <office:change-info>
              <dc:creator>Peter Camilleri</dc:creator>
              <dc:date>2015-04-25T17:38:00</dc:date>
            </office:change-info>
          </text:insertion>
        </text:changed-region>
        <text:changed-region xml:id="ct237820064" text:id="ct237820064">
          <text:insertion>
            <office:change-info>
              <dc:creator>Peter Camilleri</dc:creator>
              <dc:date>2015-04-25T17:38:00</dc:date>
            </office:change-info>
          </text:insertion>
        </text:changed-region>
        <text:changed-region xml:id="ct237820168" text:id="ct237820168">
          <text:insertion>
            <office:change-info>
              <dc:creator>Peter Camilleri</dc:creator>
              <dc:date>2015-04-25T17:38:00</dc:date>
            </office:change-info>
          </text:insertion>
        </text:changed-region>
        <text:changed-region xml:id="ct237820272" text:id="ct237820272">
          <text:insertion>
            <office:change-info>
              <dc:creator>Peter Camilleri</dc:creator>
              <dc:date>2015-04-25T17:38:00</dc:date>
            </office:change-info>
          </text:insertion>
        </text:changed-region>
        <text:changed-region xml:id="ct237820376" text:id="ct237820376">
          <text:deletion>
            <office:change-info>
              <dc:creator>Peter Camilleri</dc:creator>
              <dc:date>2015-04-25T23:16:00</dc:date>
            </office:change-info>
            <text:p text:style-name="Text_20_body"/>
            <text:p text:style-name="Text_20_body">.hypot</text:p>
          </text:deletion>
        </text:changed-region>
        <text:changed-region xml:id="ct237820480" text:id="ct237820480">
          <text:insertion>
            <office:change-info>
              <dc:creator>Peter Camilleri</dc:creator>
              <dc:date>2015-04-25T17:38:00</dc:date>
            </office:change-info>
          </text:insertion>
        </text:changed-region>
        <text:changed-region xml:id="ct237820584" text:id="ct237820584">
          <text:insertion>
            <office:change-info>
              <dc:creator>Peter Camilleri</dc:creator>
              <dc:date>2015-04-25T17:38:00</dc:date>
            </office:change-info>
          </text:insertion>
        </text:changed-region>
        <text:changed-region xml:id="ct237820688" text:id="ct237820688">
          <text:insertion>
            <office:change-info>
              <dc:creator>Peter Camilleri</dc:creator>
              <dc:date>2015-04-25T17:38:00</dc:date>
            </office:change-info>
          </text:insertion>
        </text:changed-region>
        <text:changed-region xml:id="ct237820792" text:id="ct237820792">
          <text:insertion>
            <office:change-info>
              <dc:creator>Peter Camilleri</dc:creator>
              <dc:date>2015-04-25T17:38:00</dc:date>
            </office:change-info>
          </text:insertion>
        </text:changed-region>
        <text:changed-region xml:id="ct237820896" text:id="ct237820896">
          <text:insertion>
            <office:change-info>
              <dc:creator>Peter Camilleri</dc:creator>
              <dc:date>2015-04-25T17:38:00</dc:date>
            </office:change-info>
          </text:insertion>
        </text:changed-region>
        <text:changed-region xml:id="ct237821000" text:id="ct237821000">
          <text:deletion>
            <office:change-info>
              <dc:creator>Peter Camilleri</dc:creator>
              <dc:date>2015-04-25T23:16:00</dc:date>
            </office:change-info>
            <text:p text:style-name="Text_20_body"/>
            <text:p text:style-name="Text_20_body">.imaginary</text:p>
          </text:deletion>
        </text:changed-region>
        <text:changed-region xml:id="ct237821104" text:id="ct237821104">
          <text:insertion>
            <office:change-info>
              <dc:creator>Peter Camilleri</dc:creator>
              <dc:date>2015-04-25T17:38:00</dc:date>
            </office:change-info>
          </text:insertion>
        </text:changed-region>
        <text:changed-region xml:id="ct237821208" text:id="ct237821208">
          <text:insertion>
            <office:change-info>
              <dc:creator>Peter Camilleri</dc:creator>
              <dc:date>2015-04-25T17:38:00</dc:date>
            </office:change-info>
          </text:insertion>
        </text:changed-region>
        <text:changed-region xml:id="ct237821312" text:id="ct237821312">
          <text:insertion>
            <office:change-info>
              <dc:creator>Peter Camilleri</dc:creator>
              <dc:date>2015-04-25T17:38:00</dc:date>
            </office:change-info>
          </text:insertion>
        </text:changed-region>
        <text:changed-region xml:id="ct237821416" text:id="ct237821416">
          <text:insertion>
            <office:change-info>
              <dc:creator>Peter Camilleri</dc:creator>
              <dc:date>2015-04-25T17:38:00</dc:date>
            </office:change-info>
          </text:insertion>
        </text:changed-region>
        <text:changed-region xml:id="ct237821520" text:id="ct237821520">
          <text:deletion>
            <office:change-info>
              <dc:creator>Peter Camilleri</dc:creator>
              <dc:date>2015-04-25T23:16:00</dc:date>
            </office:change-info>
            <text:p text:style-name="Text_20_body"/>
            <text:p text:style-name="Text_20_body">.ln</text:p>
          </text:deletion>
        </text:changed-region>
        <text:changed-region xml:id="ct237821624" text:id="ct237821624">
          <text:insertion>
            <office:change-info>
              <dc:creator>Peter Camilleri</dc:creator>
              <dc:date>2015-04-25T17:38:00</dc:date>
            </office:change-info>
          </text:insertion>
        </text:changed-region>
        <text:changed-region xml:id="ct237821728" text:id="ct237821728">
          <text:insertion>
            <office:change-info>
              <dc:creator>Peter Camilleri</dc:creator>
              <dc:date>2015-04-25T17:38:00</dc:date>
            </office:change-info>
          </text:insertion>
        </text:changed-region>
        <text:changed-region xml:id="ct237821832" text:id="ct237821832">
          <text:insertion>
            <office:change-info>
              <dc:creator>Peter Camilleri</dc:creator>
              <dc:date>2015-04-25T17:38:00</dc:date>
            </office:change-info>
          </text:insertion>
        </text:changed-region>
        <text:changed-region xml:id="ct237821936" text:id="ct237821936">
          <text:insertion>
            <office:change-info>
              <dc:creator>Peter Camilleri</dc:creator>
              <dc:date>2015-04-25T17:38:00</dc:date>
            </office:change-info>
          </text:insertion>
        </text:changed-region>
        <text:changed-region xml:id="ct237822040" text:id="ct237822040">
          <text:insertion>
            <office:change-info>
              <dc:creator>Peter Camilleri</dc:creator>
              <dc:date>2015-04-25T17:38:00</dc:date>
            </office:change-info>
          </text:insertion>
        </text:changed-region>
        <text:changed-region xml:id="ct237822144" text:id="ct237822144">
          <text:deletion>
            <office:change-info>
              <dc:creator>Peter Camilleri</dc:creator>
              <dc:date>2015-04-25T23:16:00</dc:date>
            </office:change-info>
            <text:p text:style-name="Text_20_body"/>
            <text:p text:style-name="Text_20_body">.log10</text:p>
          </text:deletion>
        </text:changed-region>
        <text:changed-region xml:id="ct237822248" text:id="ct237822248">
          <text:insertion>
            <office:change-info>
              <dc:creator>Peter Camilleri</dc:creator>
              <dc:date>2015-04-25T17:38:00</dc:date>
            </office:change-info>
          </text:insertion>
        </text:changed-region>
        <text:changed-region xml:id="ct237822352" text:id="ct237822352">
          <text:insertion>
            <office:change-info>
              <dc:creator>Peter Camilleri</dc:creator>
              <dc:date>2015-04-25T17:38:00</dc:date>
            </office:change-info>
          </text:insertion>
        </text:changed-region>
        <text:changed-region xml:id="ct237822456" text:id="ct237822456">
          <text:insertion>
            <office:change-info>
              <dc:creator>Peter Camilleri</dc:creator>
              <dc:date>2015-04-25T17:38:00</dc:date>
            </office:change-info>
          </text:insertion>
        </text:changed-region>
        <text:changed-region xml:id="ct237822560" text:id="ct237822560">
          <text:insertion>
            <office:change-info>
              <dc:creator>Peter Camilleri</dc:creator>
              <dc:date>2015-04-25T17:38:00</dc:date>
            </office:change-info>
          </text:insertion>
        </text:changed-region>
        <text:changed-region xml:id="ct237822664" text:id="ct237822664">
          <text:insertion>
            <office:change-info>
              <dc:creator>Peter Camilleri</dc:creator>
              <dc:date>2015-04-25T17:38:00</dc:date>
            </office:change-info>
          </text:insertion>
        </text:changed-region>
        <text:changed-region xml:id="ct237839192" text:id="ct237839192">
          <text:deletion>
            <office:change-info>
              <dc:creator>Peter Camilleri</dc:creator>
              <dc:date>2015-04-25T23:17:00</dc:date>
            </office:change-info>
            <text:p text:style-name="Text_20_body"/>
            <text:p text:style-name="Text_20_body">.log2</text:p>
          </text:deletion>
        </text:changed-region>
        <text:changed-region xml:id="ct237839296" text:id="ct237839296">
          <text:insertion>
            <office:change-info>
              <dc:creator>Peter Camilleri</dc:creator>
              <dc:date>2015-04-25T17:38:00</dc:date>
            </office:change-info>
          </text:insertion>
        </text:changed-region>
        <text:changed-region xml:id="ct237839400" text:id="ct237839400">
          <text:insertion>
            <office:change-info>
              <dc:creator>Peter Camilleri</dc:creator>
              <dc:date>2015-04-25T17:38:00</dc:date>
            </office:change-info>
          </text:insertion>
        </text:changed-region>
        <text:changed-region xml:id="ct237839504" text:id="ct237839504">
          <text:insertion>
            <office:change-info>
              <dc:creator>Peter Camilleri</dc:creator>
              <dc:date>2015-04-25T17:38:00</dc:date>
            </office:change-info>
          </text:insertion>
        </text:changed-region>
        <text:changed-region xml:id="ct237839608" text:id="ct237839608">
          <text:insertion>
            <office:change-info>
              <dc:creator>Peter Camilleri</dc:creator>
              <dc:date>2015-04-25T17:38:00</dc:date>
            </office:change-info>
          </text:insertion>
        </text:changed-region>
        <text:changed-region xml:id="ct237839712" text:id="ct237839712">
          <text:insertion>
            <office:change-info>
              <dc:creator>Peter Camilleri</dc:creator>
              <dc:date>2015-04-25T17:38:00</dc:date>
            </office:change-info>
          </text:insertion>
        </text:changed-region>
        <text:changed-region xml:id="ct237839816" text:id="ct237839816">
          <text:deletion>
            <office:change-info>
              <dc:creator>Peter Camilleri</dc:creator>
              <dc:date>2015-04-25T23:17:00</dc:date>
            </office:change-info>
            <text:p text:style-name="Text_20_body"/>
            <text:p text:style-name="Text_20_body">.magnitude</text:p>
          </text:deletion>
        </text:changed-region>
        <text:changed-region xml:id="ct237839920" text:id="ct237839920">
          <text:insertion>
            <office:change-info>
              <dc:creator>Peter Camilleri</dc:creator>
              <dc:date>2015-04-25T17:38:00</dc:date>
            </office:change-info>
          </text:insertion>
        </text:changed-region>
        <text:changed-region xml:id="ct237840024" text:id="ct237840024">
          <text:insertion>
            <office:change-info>
              <dc:creator>Peter Camilleri</dc:creator>
              <dc:date>2015-04-25T17:38:00</dc:date>
            </office:change-info>
          </text:insertion>
        </text:changed-region>
        <text:changed-region xml:id="ct237840128" text:id="ct237840128">
          <text:insertion>
            <office:change-info>
              <dc:creator>Peter Camilleri</dc:creator>
              <dc:date>2015-04-25T17:38:00</dc:date>
            </office:change-info>
          </text:insertion>
        </text:changed-region>
        <text:changed-region xml:id="ct237840232" text:id="ct237840232">
          <text:insertion>
            <office:change-info>
              <dc:creator>Peter Camilleri</dc:creator>
              <dc:date>2015-04-25T17:38:00</dc:date>
            </office:change-info>
          </text:insertion>
        </text:changed-region>
        <text:changed-region xml:id="ct237840336" text:id="ct237840336">
          <text:deletion>
            <office:change-info>
              <dc:creator>Peter Camilleri</dc:creator>
              <dc:date>2015-04-25T23:17:00</dc:date>
            </office:change-info>
            <text:p text:style-name="Text_20_body"/>
            <text:p text:style-name="Text_20_body">.numerator</text:p>
          </text:deletion>
        </text:changed-region>
        <text:changed-region xml:id="ct237840440" text:id="ct237840440">
          <text:insertion>
            <office:change-info>
              <dc:creator>Peter Camilleri</dc:creator>
              <dc:date>2015-04-25T17:38:00</dc:date>
            </office:change-info>
          </text:insertion>
        </text:changed-region>
        <text:changed-region xml:id="ct237840544" text:id="ct237840544">
          <text:insertion>
            <office:change-info>
              <dc:creator>Peter Camilleri</dc:creator>
              <dc:date>2015-04-25T17:38:00</dc:date>
            </office:change-info>
          </text:insertion>
        </text:changed-region>
        <text:changed-region xml:id="ct237840648" text:id="ct237840648">
          <text:insertion>
            <office:change-info>
              <dc:creator>Peter Camilleri</dc:creator>
              <dc:date>2015-04-25T17:38:00</dc:date>
            </office:change-info>
          </text:insertion>
        </text:changed-region>
        <text:changed-region xml:id="ct237840752" text:id="ct237840752">
          <text:insertion>
            <office:change-info>
              <dc:creator>Peter Camilleri</dc:creator>
              <dc:date>2015-04-25T17:38:00</dc:date>
            </office:change-info>
          </text:insertion>
        </text:changed-region>
        <text:changed-region xml:id="ct237840960" text:id="ct237840960">
          <text:deletion>
            <office:change-info>
              <dc:creator>Peter Camilleri</dc:creator>
              <dc:date>2015-04-25T23:18:00</dc:date>
            </office:change-info>
            <text:p text:style-name="Text_20_body"/>
            <text:p text:style-name="Text_20_body"/>
          </text:deletion>
        </text:changed-region>
        <text:changed-region xml:id="ct237840856" text:id="ct237840856">
          <text:deletion>
            <office:change-info>
              <dc:creator>Peter Camilleri</dc:creator>
              <dc:date>2015-04-25T23:17:00</dc:date>
            </office:change-info>
            <text:p text:style-name="Text_20_body">.p2c</text:p>
          </text:deletion>
        </text:changed-region>
        <text:changed-region xml:id="ct237841064" text:id="ct237841064">
          <text:insertion>
            <office:change-info>
              <dc:creator>Peter Camilleri</dc:creator>
              <dc:date>2015-04-25T17:38:00</dc:date>
            </office:change-info>
          </text:insertion>
        </text:changed-region>
        <text:changed-region xml:id="ct237841168" text:id="ct237841168">
          <text:insertion>
            <office:change-info>
              <dc:creator>Peter Camilleri</dc:creator>
              <dc:date>2015-04-25T17:38:00</dc:date>
            </office:change-info>
          </text:insertion>
        </text:changed-region>
        <text:changed-region xml:id="ct237841272" text:id="ct237841272">
          <text:insertion>
            <office:change-info>
              <dc:creator>Peter Camilleri</dc:creator>
              <dc:date>2015-04-25T17:38:00</dc:date>
            </office:change-info>
          </text:insertion>
        </text:changed-region>
        <text:changed-region xml:id="ct237841376" text:id="ct237841376">
          <text:insertion>
            <office:change-info>
              <dc:creator>Peter Camilleri</dc:creator>
              <dc:date>2015-04-25T17:38:00</dc:date>
            </office:change-info>
          </text:insertion>
        </text:changed-region>
        <text:changed-region xml:id="ct237841480" text:id="ct237841480">
          <text:insertion>
            <office:change-info>
              <dc:creator>Peter Camilleri</dc:creator>
              <dc:date>2015-04-25T17:38:00</dc:date>
            </office:change-info>
          </text:insertion>
        </text:changed-region>
        <text:changed-region xml:id="ct237841584" text:id="ct237841584">
          <text:insertion>
            <office:change-info>
              <dc:creator>Peter Camilleri</dc:creator>
              <dc:date>2015-04-25T17:38:00</dc:date>
            </office:change-info>
          </text:insertion>
        </text:changed-region>
        <text:changed-region xml:id="ct237841688" text:id="ct237841688">
          <text:deletion>
            <office:change-info>
              <dc:creator>Peter Camilleri</dc:creator>
              <dc:date>2015-04-25T23:18:00</dc:date>
            </office:change-info>
            <text:p text:style-name="Text_20_body"/>
            <text:p text:style-name="Text_20_body">.polar</text:p>
          </text:deletion>
        </text:changed-region>
        <text:changed-region xml:id="ct237841792" text:id="ct237841792">
          <text:insertion>
            <office:change-info>
              <dc:creator>Peter Camilleri</dc:creator>
              <dc:date>2015-04-25T17:38:00</dc:date>
            </office:change-info>
          </text:insertion>
        </text:changed-region>
        <text:changed-region xml:id="ct237841896" text:id="ct237841896">
          <text:insertion>
            <office:change-info>
              <dc:creator>Peter Camilleri</dc:creator>
              <dc:date>2015-04-25T17:38:00</dc:date>
            </office:change-info>
          </text:insertion>
        </text:changed-region>
        <text:changed-region xml:id="ct237842000" text:id="ct237842000">
          <text:insertion>
            <office:change-info>
              <dc:creator>Peter Camilleri</dc:creator>
              <dc:date>2015-04-25T17:38:00</dc:date>
            </office:change-info>
          </text:insertion>
        </text:changed-region>
        <text:changed-region xml:id="ct237842104" text:id="ct237842104">
          <text:insertion>
            <office:change-info>
              <dc:creator>Peter Camilleri</dc:creator>
              <dc:date>2015-04-25T17:38:00</dc:date>
            </office:change-info>
          </text:insertion>
        </text:changed-region>
        <text:changed-region xml:id="ct237842208" text:id="ct237842208">
          <text:insertion>
            <office:change-info>
              <dc:creator>Peter Camilleri</dc:creator>
              <dc:date>2015-04-25T17:38:00</dc:date>
            </office:change-info>
          </text:insertion>
        </text:changed-region>
        <text:changed-region xml:id="ct237842312" text:id="ct237842312">
          <text:insertion>
            <office:change-info>
              <dc:creator>Peter Camilleri</dc:creator>
              <dc:date>2015-04-25T17:38:00</dc:date>
            </office:change-info>
          </text:insertion>
        </text:changed-region>
        <text:changed-region xml:id="ct237842416" text:id="ct237842416">
          <text:deletion>
            <office:change-info>
              <dc:creator>Peter Camilleri</dc:creator>
              <dc:date>2015-04-25T23:18:00</dc:date>
            </office:change-info>
            <text:p text:style-name="Text_20_body"/>
            <text:p text:style-name="Text_20_body">.r2d</text:p>
          </text:deletion>
        </text:changed-region>
        <text:changed-region xml:id="ct237842520" text:id="ct237842520">
          <text:insertion>
            <office:change-info>
              <dc:creator>Peter Camilleri</dc:creator>
              <dc:date>2015-04-25T17:38:00</dc:date>
            </office:change-info>
          </text:insertion>
        </text:changed-region>
        <text:changed-region xml:id="ct237842624" text:id="ct237842624">
          <text:insertion>
            <office:change-info>
              <dc:creator>Peter Camilleri</dc:creator>
              <dc:date>2015-04-25T17:38:00</dc:date>
            </office:change-info>
          </text:insertion>
        </text:changed-region>
        <text:changed-region xml:id="ct237842728" text:id="ct237842728">
          <text:insertion>
            <office:change-info>
              <dc:creator>Peter Camilleri</dc:creator>
              <dc:date>2015-04-25T17:38:00</dc:date>
            </office:change-info>
          </text:insertion>
        </text:changed-region>
        <text:changed-region xml:id="ct237842832" text:id="ct237842832">
          <text:insertion>
            <office:change-info>
              <dc:creator>Peter Camilleri</dc:creator>
              <dc:date>2015-04-25T17:38:00</dc:date>
            </office:change-info>
          </text:insertion>
        </text:changed-region>
        <text:changed-region xml:id="ct237842936" text:id="ct237842936">
          <text:insertion>
            <office:change-info>
              <dc:creator>Peter Camilleri</dc:creator>
              <dc:date>2015-04-25T17:38:00</dc:date>
            </office:change-info>
          </text:insertion>
        </text:changed-region>
        <text:changed-region xml:id="ct237843040" text:id="ct237843040">
          <text:deletion>
            <office:change-info>
              <dc:creator>Peter Camilleri</dc:creator>
              <dc:date>2015-04-25T23:18:00</dc:date>
            </office:change-info>
            <text:p text:style-name="Text_20_body"/>
            <text:p text:style-name="Text_20_body">.real</text:p>
          </text:deletion>
        </text:changed-region>
        <text:changed-region xml:id="ct237843144" text:id="ct237843144">
          <text:insertion>
            <office:change-info>
              <dc:creator>Peter Camilleri</dc:creator>
              <dc:date>2015-04-25T17:39:00</dc:date>
            </office:change-info>
          </text:insertion>
        </text:changed-region>
        <text:changed-region xml:id="ct237912832" text:id="ct237912832">
          <text:insertion>
            <office:change-info>
              <dc:creator>Peter Camilleri</dc:creator>
              <dc:date>2015-04-25T17:39:00</dc:date>
            </office:change-info>
          </text:insertion>
        </text:changed-region>
        <text:changed-region xml:id="ct237912936" text:id="ct237912936">
          <text:insertion>
            <office:change-info>
              <dc:creator>Peter Camilleri</dc:creator>
              <dc:date>2015-04-25T17:39:00</dc:date>
            </office:change-info>
          </text:insertion>
        </text:changed-region>
        <text:changed-region xml:id="ct237913040" text:id="ct237913040">
          <text:insertion>
            <office:change-info>
              <dc:creator>Peter Camilleri</dc:creator>
              <dc:date>2015-04-25T17:39:00</dc:date>
            </office:change-info>
          </text:insertion>
        </text:changed-region>
        <text:changed-region xml:id="ct237913144" text:id="ct237913144">
          <text:deletion>
            <office:change-info>
              <dc:creator>Peter Camilleri</dc:creator>
              <dc:date>2015-04-25T23:19:00</dc:date>
            </office:change-info>
            <text:p text:style-name="Text_20_body"/>
            <text:p text:style-name="Text_20_body">.round</text:p>
          </text:deletion>
        </text:changed-region>
        <text:changed-region xml:id="ct237913248" text:id="ct237913248">
          <text:insertion>
            <office:change-info>
              <dc:creator>Peter Camilleri</dc:creator>
              <dc:date>2015-04-25T17:39:00</dc:date>
            </office:change-info>
          </text:insertion>
        </text:changed-region>
        <text:changed-region xml:id="ct237913352" text:id="ct237913352">
          <text:insertion>
            <office:change-info>
              <dc:creator>Peter Camilleri</dc:creator>
              <dc:date>2015-04-25T17:39:00</dc:date>
            </office:change-info>
          </text:insertion>
        </text:changed-region>
        <text:changed-region xml:id="ct237913456" text:id="ct237913456">
          <text:insertion>
            <office:change-info>
              <dc:creator>Peter Camilleri</dc:creator>
              <dc:date>2015-04-25T17:39:00</dc:date>
            </office:change-info>
          </text:insertion>
        </text:changed-region>
        <text:changed-region xml:id="ct237913560" text:id="ct237913560">
          <text:insertion>
            <office:change-info>
              <dc:creator>Peter Camilleri</dc:creator>
              <dc:date>2015-04-25T17:39:00</dc:date>
            </office:change-info>
          </text:insertion>
        </text:changed-region>
        <text:changed-region xml:id="ct237913664" text:id="ct237913664">
          <text:insertion>
            <office:change-info>
              <dc:creator>Peter Camilleri</dc:creator>
              <dc:date>2015-04-25T17:39:00</dc:date>
            </office:change-info>
          </text:insertion>
        </text:changed-region>
        <text:changed-region xml:id="ct237913768" text:id="ct237913768">
          <text:insertion>
            <office:change-info>
              <dc:creator>Peter Camilleri</dc:creator>
              <dc:date>2015-04-25T17:39:00</dc:date>
            </office:change-info>
          </text:insertion>
        </text:changed-region>
        <text:changed-region xml:id="ct237913872" text:id="ct237913872">
          <text:deletion>
            <office:change-info>
              <dc:creator>Peter Camilleri</dc:creator>
              <dc:date>2015-04-25T23:19:00</dc:date>
            </office:change-info>
            <text:p text:style-name="Text_20_body"/>
            <text:p text:style-name="Text_20_body">.sin</text:p>
          </text:deletion>
        </text:changed-region>
        <text:changed-region xml:id="ct237913976" text:id="ct237913976">
          <text:insertion>
            <office:change-info>
              <dc:creator>Peter Camilleri</dc:creator>
              <dc:date>2015-04-25T17:39:00</dc:date>
            </office:change-info>
          </text:insertion>
        </text:changed-region>
        <text:changed-region xml:id="ct237914080" text:id="ct237914080">
          <text:insertion>
            <office:change-info>
              <dc:creator>Peter Camilleri</dc:creator>
              <dc:date>2015-04-25T17:39:00</dc:date>
            </office:change-info>
          </text:insertion>
        </text:changed-region>
        <text:changed-region xml:id="ct237914184" text:id="ct237914184">
          <text:insertion>
            <office:change-info>
              <dc:creator>Peter Camilleri</dc:creator>
              <dc:date>2015-04-25T17:39:00</dc:date>
            </office:change-info>
          </text:insertion>
        </text:changed-region>
        <text:changed-region xml:id="ct237914288" text:id="ct237914288">
          <text:insertion>
            <office:change-info>
              <dc:creator>Peter Camilleri</dc:creator>
              <dc:date>2015-04-25T17:39:00</dc:date>
            </office:change-info>
          </text:insertion>
        </text:changed-region>
        <text:changed-region xml:id="ct237914392" text:id="ct237914392">
          <text:insertion>
            <office:change-info>
              <dc:creator>Peter Camilleri</dc:creator>
              <dc:date>2015-04-25T17:39:00</dc:date>
            </office:change-info>
          </text:insertion>
        </text:changed-region>
        <text:changed-region xml:id="ct237914496" text:id="ct237914496">
          <text:deletion>
            <office:change-info>
              <dc:creator>Peter Camilleri</dc:creator>
              <dc:date>2015-04-25T23:19:00</dc:date>
            </office:change-info>
            <text:p text:style-name="Text_20_body"/>
            <text:p text:style-name="Text_20_body">.sinh</text:p>
          </text:deletion>
        </text:changed-region>
        <text:changed-region xml:id="ct237914600" text:id="ct237914600">
          <text:insertion>
            <office:change-info>
              <dc:creator>Peter Camilleri</dc:creator>
              <dc:date>2015-04-25T17:39:00</dc:date>
            </office:change-info>
          </text:insertion>
        </text:changed-region>
        <text:changed-region xml:id="ct237914704" text:id="ct237914704">
          <text:insertion>
            <office:change-info>
              <dc:creator>Peter Camilleri</dc:creator>
              <dc:date>2015-04-25T17:39:00</dc:date>
            </office:change-info>
          </text:insertion>
        </text:changed-region>
        <text:changed-region xml:id="ct237914808" text:id="ct237914808">
          <text:insertion>
            <office:change-info>
              <dc:creator>Peter Camilleri</dc:creator>
              <dc:date>2015-04-25T17:39:00</dc:date>
            </office:change-info>
          </text:insertion>
        </text:changed-region>
        <text:changed-region xml:id="ct237914912" text:id="ct237914912">
          <text:insertion>
            <office:change-info>
              <dc:creator>Peter Camilleri</dc:creator>
              <dc:date>2015-04-25T17:39:00</dc:date>
            </office:change-info>
          </text:insertion>
        </text:changed-region>
        <text:changed-region xml:id="ct237915016" text:id="ct237915016">
          <text:insertion>
            <office:change-info>
              <dc:creator>Peter Camilleri</dc:creator>
              <dc:date>2015-04-25T17:39:00</dc:date>
            </office:change-info>
          </text:insertion>
        </text:changed-region>
        <text:changed-region xml:id="ct237915120" text:id="ct237915120">
          <text:deletion>
            <office:change-info>
              <dc:creator>Peter Camilleri</dc:creator>
              <dc:date>2015-04-25T23:19:00</dc:date>
            </office:change-info>
            <text:p text:style-name="Text_20_body"/>
            <text:p text:style-name="Text_20_body">.sleep</text:p>
          </text:deletion>
        </text:changed-region>
        <text:changed-region xml:id="ct237915224" text:id="ct237915224">
          <text:insertion>
            <office:change-info>
              <dc:creator>Peter Camilleri</dc:creator>
              <dc:date>2015-04-25T17:39:00</dc:date>
            </office:change-info>
          </text:insertion>
        </text:changed-region>
        <text:changed-region xml:id="ct237915328" text:id="ct237915328">
          <text:insertion>
            <office:change-info>
              <dc:creator>Peter Camilleri</dc:creator>
              <dc:date>2015-04-25T17:39:00</dc:date>
            </office:change-info>
          </text:insertion>
        </text:changed-region>
        <text:changed-region xml:id="ct237915432" text:id="ct237915432">
          <text:insertion>
            <office:change-info>
              <dc:creator>Peter Camilleri</dc:creator>
              <dc:date>2015-04-25T17:39:00</dc:date>
            </office:change-info>
          </text:insertion>
        </text:changed-region>
        <text:changed-region xml:id="ct237915536" text:id="ct237915536">
          <text:insertion>
            <office:change-info>
              <dc:creator>Peter Camilleri</dc:creator>
              <dc:date>2015-04-25T17:39:00</dc:date>
            </office:change-info>
          </text:insertion>
        </text:changed-region>
        <text:changed-region xml:id="ct237915640" text:id="ct237915640">
          <text:deletion>
            <office:change-info>
              <dc:creator>Peter Camilleri</dc:creator>
              <dc:date>2015-04-25T23:20:00</dc:date>
            </office:change-info>
            <text:p text:style-name="Text_20_body"/>
            <text:p text:style-name="Text_20_body">.sqr</text:p>
          </text:deletion>
        </text:changed-region>
        <text:changed-region xml:id="ct237915744" text:id="ct237915744">
          <text:insertion>
            <office:change-info>
              <dc:creator>Peter Camilleri</dc:creator>
              <dc:date>2015-04-25T17:39:00</dc:date>
            </office:change-info>
          </text:insertion>
        </text:changed-region>
        <text:changed-region xml:id="ct237915848" text:id="ct237915848">
          <text:insertion>
            <office:change-info>
              <dc:creator>Peter Camilleri</dc:creator>
              <dc:date>2015-04-25T17:39:00</dc:date>
            </office:change-info>
          </text:insertion>
        </text:changed-region>
        <text:changed-region xml:id="ct237915952" text:id="ct237915952">
          <text:insertion>
            <office:change-info>
              <dc:creator>Peter Camilleri</dc:creator>
              <dc:date>2015-04-25T17:39:00</dc:date>
            </office:change-info>
          </text:insertion>
        </text:changed-region>
        <text:changed-region xml:id="ct237916056" text:id="ct237916056">
          <text:insertion>
            <office:change-info>
              <dc:creator>Peter Camilleri</dc:creator>
              <dc:date>2015-04-25T17:39:00</dc:date>
            </office:change-info>
          </text:insertion>
        </text:changed-region>
        <text:changed-region xml:id="ct237916160" text:id="ct237916160">
          <text:deletion>
            <office:change-info>
              <dc:creator>Peter Camilleri</dc:creator>
              <dc:date>2015-04-25T23:20:00</dc:date>
            </office:change-info>
            <text:p text:style-name="Text_20_body"/>
            <text:p text:style-name="Text_20_body">.sqrt</text:p>
          </text:deletion>
        </text:changed-region>
        <text:changed-region xml:id="ct237916264" text:id="ct237916264">
          <text:insertion>
            <office:change-info>
              <dc:creator>Peter Camilleri</dc:creator>
              <dc:date>2015-04-25T17:39:00</dc:date>
            </office:change-info>
          </text:insertion>
        </text:changed-region>
        <text:changed-region xml:id="ct237916368" text:id="ct237916368">
          <text:insertion>
            <office:change-info>
              <dc:creator>Peter Camilleri</dc:creator>
              <dc:date>2015-04-25T17:39:00</dc:date>
            </office:change-info>
          </text:insertion>
        </text:changed-region>
        <text:changed-region xml:id="ct237916472" text:id="ct237916472">
          <text:insertion>
            <office:change-info>
              <dc:creator>Peter Camilleri</dc:creator>
              <dc:date>2015-04-25T17:39:00</dc:date>
            </office:change-info>
          </text:insertion>
        </text:changed-region>
        <text:changed-region xml:id="ct237916576" text:id="ct237916576">
          <text:insertion>
            <office:change-info>
              <dc:creator>Peter Camilleri</dc:creator>
              <dc:date>2015-04-25T17:39:00</dc:date>
            </office:change-info>
          </text:insertion>
        </text:changed-region>
        <text:changed-region xml:id="ct237916680" text:id="ct237916680">
          <text:insertion>
            <office:change-info>
              <dc:creator>Peter Camilleri</dc:creator>
              <dc:date>2015-04-25T17:39:00</dc:date>
            </office:change-info>
          </text:insertion>
        </text:changed-region>
        <text:changed-region xml:id="ct237916784" text:id="ct237916784">
          <text:deletion>
            <office:change-info>
              <dc:creator>Peter Camilleri</dc:creator>
              <dc:date>2015-04-25T23:20:00</dc:date>
            </office:change-info>
            <text:p text:style-name="Text_20_body"/>
            <text:p text:style-name="Text_20_body">.tan</text:p>
          </text:deletion>
        </text:changed-region>
        <text:changed-region xml:id="ct237916928" text:id="ct237916928">
          <text:insertion>
            <office:change-info>
              <dc:creator>Peter Camilleri</dc:creator>
              <dc:date>2015-04-25T17:39:00</dc:date>
            </office:change-info>
          </text:insertion>
        </text:changed-region>
        <text:changed-region xml:id="ct237917032" text:id="ct237917032">
          <text:insertion>
            <office:change-info>
              <dc:creator>Peter Camilleri</dc:creator>
              <dc:date>2015-04-25T17:39:00</dc:date>
            </office:change-info>
          </text:insertion>
        </text:changed-region>
        <text:changed-region xml:id="ct237917136" text:id="ct237917136">
          <text:insertion>
            <office:change-info>
              <dc:creator>Peter Camilleri</dc:creator>
              <dc:date>2015-04-25T17:39:00</dc:date>
            </office:change-info>
          </text:insertion>
        </text:changed-region>
        <text:changed-region xml:id="ct237917240" text:id="ct237917240">
          <text:insertion>
            <office:change-info>
              <dc:creator>Peter Camilleri</dc:creator>
              <dc:date>2015-04-25T17:39:00</dc:date>
            </office:change-info>
          </text:insertion>
        </text:changed-region>
        <text:changed-region xml:id="ct237917344" text:id="ct237917344">
          <text:insertion>
            <office:change-info>
              <dc:creator>Peter Camilleri</dc:creator>
              <dc:date>2015-04-25T17:39:00</dc:date>
            </office:change-info>
          </text:insertion>
        </text:changed-region>
        <text:changed-region xml:id="ct237917448" text:id="ct237917448">
          <text:deletion>
            <office:change-info>
              <dc:creator>Peter Camilleri</dc:creator>
              <dc:date>2015-04-25T23:20:00</dc:date>
            </office:change-info>
            <text:p text:style-name="Text_20_body"/>
            <text:p text:style-name="Text_20_body">.tanh</text:p>
          </text:deletion>
        </text:changed-region>
        <text:changed-region xml:id="ct237917552" text:id="ct237917552">
          <text:insertion>
            <office:change-info>
              <dc:creator>Peter Camilleri</dc:creator>
              <dc:date>2015-04-25T17:39:00</dc:date>
            </office:change-info>
          </text:insertion>
        </text:changed-region>
        <text:changed-region xml:id="ct237917656" text:id="ct237917656">
          <text:insertion>
            <office:change-info>
              <dc:creator>Peter Camilleri</dc:creator>
              <dc:date>2015-04-25T17:39:00</dc:date>
            </office:change-info>
          </text:insertion>
        </text:changed-region>
        <text:changed-region xml:id="ct237917760" text:id="ct237917760">
          <text:insertion>
            <office:change-info>
              <dc:creator>Peter Camilleri</dc:creator>
              <dc:date>2015-04-25T17:39:00</dc:date>
            </office:change-info>
          </text:insertion>
        </text:changed-region>
        <text:changed-region xml:id="ct237917864" text:id="ct237917864">
          <text:insertion>
            <office:change-info>
              <dc:creator>Peter Camilleri</dc:creator>
              <dc:date>2015-04-25T17:39:00</dc:date>
            </office:change-info>
          </text:insertion>
        </text:changed-region>
        <text:changed-region xml:id="ct237917968" text:id="ct237917968">
          <text:insertion>
            <office:change-info>
              <dc:creator>Peter Camilleri</dc:creator>
              <dc:date>2015-04-25T17:39:00</dc:date>
            </office:change-info>
          </text:insertion>
        </text:changed-region>
        <text:changed-region xml:id="ct237918072" text:id="ct237918072">
          <text:deletion>
            <office:change-info>
              <dc:creator>Peter Camilleri</dc:creator>
              <dc:date>2015-04-25T23:20:00</dc:date>
            </office:change-info>
            <text:p text:style-name="Text_20_body"/>
            <text:p text:style-name="Text_20_body">/</text:p>
          </text:deletion>
        </text:changed-region>
        <text:changed-region xml:id="ct237918176" text:id="ct237918176">
          <text:insertion>
            <office:change-info>
              <dc:creator>Peter Camilleri</dc:creator>
              <dc:date>2015-04-25T17:39:00</dc:date>
            </office:change-info>
          </text:insertion>
        </text:changed-region>
        <text:changed-region xml:id="ct237918280" text:id="ct237918280">
          <text:insertion>
            <office:change-info>
              <dc:creator>Peter Camilleri</dc:creator>
              <dc:date>2015-04-25T17:39:00</dc:date>
            </office:change-info>
          </text:insertion>
        </text:changed-region>
        <text:changed-region xml:id="ct237918384" text:id="ct237918384">
          <text:insertion>
            <office:change-info>
              <dc:creator>Peter Camilleri</dc:creator>
              <dc:date>2015-04-25T17:39:00</dc:date>
            </office:change-info>
          </text:insertion>
        </text:changed-region>
        <text:changed-region xml:id="ct237918488" text:id="ct237918488">
          <text:insertion>
            <office:change-info>
              <dc:creator>Peter Camilleri</dc:creator>
              <dc:date>2015-04-25T17:39:00</dc:date>
            </office:change-info>
          </text:insertion>
        </text:changed-region>
        <text:changed-region xml:id="ct237918592" text:id="ct237918592">
          <text:deletion>
            <office:change-info>
              <dc:creator>Peter Camilleri</dc:creator>
              <dc:date>2015-04-25T23:21:00</dc:date>
            </office:change-info>
            <text:p text:style-name="Text_20_body"/>
            <text:p text:style-name="Text_20_body">0&lt;</text:p>
          </text:deletion>
        </text:changed-region>
        <text:changed-region xml:id="ct237918696" text:id="ct237918696">
          <text:insertion>
            <office:change-info>
              <dc:creator>Peter Camilleri</dc:creator>
              <dc:date>2015-04-25T17:39:00</dc:date>
            </office:change-info>
          </text:insertion>
        </text:changed-region>
        <text:changed-region xml:id="ct237918800" text:id="ct237918800">
          <text:insertion>
            <office:change-info>
              <dc:creator>Peter Camilleri</dc:creator>
              <dc:date>2015-04-25T17:39:00</dc:date>
            </office:change-info>
          </text:insertion>
        </text:changed-region>
        <text:changed-region xml:id="ct237918904" text:id="ct237918904">
          <text:insertion>
            <office:change-info>
              <dc:creator>Peter Camilleri</dc:creator>
              <dc:date>2015-04-25T17:39:00</dc:date>
            </office:change-info>
          </text:insertion>
        </text:changed-region>
        <text:changed-region xml:id="ct237919008" text:id="ct237919008">
          <text:insertion>
            <office:change-info>
              <dc:creator>Peter Camilleri</dc:creator>
              <dc:date>2015-04-25T17:39:00</dc:date>
            </office:change-info>
          </text:insertion>
        </text:changed-region>
        <text:changed-region xml:id="ct237919112" text:id="ct237919112">
          <text:deletion>
            <office:change-info>
              <dc:creator>Peter Camilleri</dc:creator>
              <dc:date>2015-04-25T23:21:00</dc:date>
            </office:change-info>
            <text:p text:style-name="Text_20_body"/>
            <text:p text:style-name="Text_20_body">0&lt;=</text:p>
          </text:deletion>
        </text:changed-region>
        <text:changed-region xml:id="ct237919216" text:id="ct237919216">
          <text:insertion>
            <office:change-info>
              <dc:creator>Peter Camilleri</dc:creator>
              <dc:date>2015-04-25T17:39:00</dc:date>
            </office:change-info>
          </text:insertion>
        </text:changed-region>
        <text:changed-region xml:id="ct237919320" text:id="ct237919320">
          <text:insertion>
            <office:change-info>
              <dc:creator>Peter Camilleri</dc:creator>
              <dc:date>2015-04-25T17:39:00</dc:date>
            </office:change-info>
          </text:insertion>
        </text:changed-region>
        <text:changed-region xml:id="ct237919424" text:id="ct237919424">
          <text:insertion>
            <office:change-info>
              <dc:creator>Peter Camilleri</dc:creator>
              <dc:date>2015-04-25T17:39:00</dc:date>
            </office:change-info>
          </text:insertion>
        </text:changed-region>
        <text:changed-region xml:id="ct237919528" text:id="ct237919528">
          <text:insertion>
            <office:change-info>
              <dc:creator>Peter Camilleri</dc:creator>
              <dc:date>2015-04-25T17:39:00</dc:date>
            </office:change-info>
          </text:insertion>
        </text:changed-region>
        <text:changed-region xml:id="ct237919632" text:id="ct237919632">
          <text:deletion>
            <office:change-info>
              <dc:creator>Peter Camilleri</dc:creator>
              <dc:date>2015-04-25T23:21:00</dc:date>
            </office:change-info>
            <text:p text:style-name="Text_20_body"/>
            <text:p text:style-name="Text_20_body">0&lt;=&gt;</text:p>
          </text:deletion>
        </text:changed-region>
        <text:changed-region xml:id="ct237919736" text:id="ct237919736">
          <text:insertion>
            <office:change-info>
              <dc:creator>Peter Camilleri</dc:creator>
              <dc:date>2015-04-25T17:39:00</dc:date>
            </office:change-info>
          </text:insertion>
        </text:changed-region>
        <text:changed-region xml:id="ct237919840" text:id="ct237919840">
          <text:insertion>
            <office:change-info>
              <dc:creator>Peter Camilleri</dc:creator>
              <dc:date>2015-04-25T17:39:00</dc:date>
            </office:change-info>
          </text:insertion>
        </text:changed-region>
        <text:changed-region xml:id="ct237919944" text:id="ct237919944">
          <text:insertion>
            <office:change-info>
              <dc:creator>Peter Camilleri</dc:creator>
              <dc:date>2015-04-25T17:39:00</dc:date>
            </office:change-info>
          </text:insertion>
        </text:changed-region>
        <text:changed-region xml:id="ct237920048" text:id="ct237920048">
          <text:insertion>
            <office:change-info>
              <dc:creator>Peter Camilleri</dc:creator>
              <dc:date>2015-04-25T17:39:00</dc:date>
            </office:change-info>
          </text:insertion>
        </text:changed-region>
        <text:changed-region xml:id="ct237920152" text:id="ct237920152">
          <text:insertion>
            <office:change-info>
              <dc:creator>Peter Camilleri</dc:creator>
              <dc:date>2015-04-25T17:39:00</dc:date>
            </office:change-info>
          </text:insertion>
        </text:changed-region>
        <text:changed-region xml:id="ct237920360" text:id="ct237920360">
          <text:deletion>
            <office:change-info>
              <dc:creator>Peter Camilleri</dc:creator>
              <dc:date>2015-04-25T23:22:00</dc:date>
            </office:change-info>
            <text:p text:style-name="Text_20_body"/>
            <text:p text:style-name="Text_20_body"/>
          </text:deletion>
        </text:changed-region>
        <text:changed-region xml:id="ct237920256" text:id="ct237920256">
          <text:deletion>
            <office:change-info>
              <dc:creator>Peter Camilleri</dc:creator>
              <dc:date>2015-04-25T23:21:00</dc:date>
            </office:change-info>
            <text:p text:style-name="Text_20_body">0&lt;&gt;</text:p>
          </text:deletion>
        </text:changed-region>
        <text:changed-region xml:id="ct237920464" text:id="ct237920464">
          <text:insertion>
            <office:change-info>
              <dc:creator>Peter Camilleri</dc:creator>
              <dc:date>2015-04-25T17:39:00</dc:date>
            </office:change-info>
          </text:insertion>
        </text:changed-region>
        <text:changed-region xml:id="ct237920568" text:id="ct237920568">
          <text:insertion>
            <office:change-info>
              <dc:creator>Peter Camilleri</dc:creator>
              <dc:date>2015-04-25T17:39:00</dc:date>
            </office:change-info>
          </text:insertion>
        </text:changed-region>
        <text:changed-region xml:id="ct237920672" text:id="ct237920672">
          <text:insertion>
            <office:change-info>
              <dc:creator>Peter Camilleri</dc:creator>
              <dc:date>2015-04-25T17:39:00</dc:date>
            </office:change-info>
          </text:insertion>
        </text:changed-region>
        <text:changed-region xml:id="ct237920776" text:id="ct237920776">
          <text:insertion>
            <office:change-info>
              <dc:creator>Peter Camilleri</dc:creator>
              <dc:date>2015-04-25T17:39:00</dc:date>
            </office:change-info>
          </text:insertion>
        </text:changed-region>
        <text:changed-region xml:id="ct237920880" text:id="ct237920880">
          <text:deletion>
            <office:change-info>
              <dc:creator>Peter Camilleri</dc:creator>
              <dc:date>2015-04-25T23:22:00</dc:date>
            </office:change-info>
            <text:p text:style-name="Text_20_body"/>
            <text:p text:style-name="Text_20_body">0=</text:p>
          </text:deletion>
        </text:changed-region>
        <text:changed-region xml:id="ct237953792" text:id="ct237953792">
          <text:insertion>
            <office:change-info>
              <dc:creator>Peter Camilleri</dc:creator>
              <dc:date>2015-04-25T17:39:00</dc:date>
            </office:change-info>
          </text:insertion>
        </text:changed-region>
        <text:changed-region xml:id="ct237953896" text:id="ct237953896">
          <text:insertion>
            <office:change-info>
              <dc:creator>Peter Camilleri</dc:creator>
              <dc:date>2015-04-25T17:39:00</dc:date>
            </office:change-info>
          </text:insertion>
        </text:changed-region>
        <text:changed-region xml:id="ct237954000" text:id="ct237954000">
          <text:insertion>
            <office:change-info>
              <dc:creator>Peter Camilleri</dc:creator>
              <dc:date>2015-04-25T17:39:00</dc:date>
            </office:change-info>
          </text:insertion>
        </text:changed-region>
        <text:changed-region xml:id="ct237954104" text:id="ct237954104">
          <text:insertion>
            <office:change-info>
              <dc:creator>Peter Camilleri</dc:creator>
              <dc:date>2015-04-25T17:39:00</dc:date>
            </office:change-info>
          </text:insertion>
        </text:changed-region>
        <text:changed-region xml:id="ct237954208" text:id="ct237954208">
          <text:deletion>
            <office:change-info>
              <dc:creator>Peter Camilleri</dc:creator>
              <dc:date>2015-04-25T23:22:00</dc:date>
            </office:change-info>
            <text:p text:style-name="Text_20_body"/>
            <text:p text:style-name="Text_20_body">0&gt;</text:p>
          </text:deletion>
        </text:changed-region>
        <text:changed-region xml:id="ct237954312" text:id="ct237954312">
          <text:insertion>
            <office:change-info>
              <dc:creator>Peter Camilleri</dc:creator>
              <dc:date>2015-04-25T17:39:00</dc:date>
            </office:change-info>
          </text:insertion>
        </text:changed-region>
        <text:changed-region xml:id="ct237954416" text:id="ct237954416">
          <text:insertion>
            <office:change-info>
              <dc:creator>Peter Camilleri</dc:creator>
              <dc:date>2015-04-25T17:39:00</dc:date>
            </office:change-info>
          </text:insertion>
        </text:changed-region>
        <text:changed-region xml:id="ct237954520" text:id="ct237954520">
          <text:insertion>
            <office:change-info>
              <dc:creator>Peter Camilleri</dc:creator>
              <dc:date>2015-04-25T17:39:00</dc:date>
            </office:change-info>
          </text:insertion>
        </text:changed-region>
        <text:changed-region xml:id="ct237954624" text:id="ct237954624">
          <text:insertion>
            <office:change-info>
              <dc:creator>Peter Camilleri</dc:creator>
              <dc:date>2015-04-25T17:39:00</dc:date>
            </office:change-info>
          </text:insertion>
        </text:changed-region>
        <text:changed-region xml:id="ct237954728" text:id="ct237954728">
          <text:deletion>
            <office:change-info>
              <dc:creator>Peter Camilleri</dc:creator>
              <dc:date>2015-04-25T23:22:00</dc:date>
            </office:change-info>
            <text:p text:style-name="Text_20_body"/>
            <text:p text:style-name="Text_20_body">0&gt;=</text:p>
          </text:deletion>
        </text:changed-region>
        <text:changed-region xml:id="ct237954832" text:id="ct237954832">
          <text:insertion>
            <office:change-info>
              <dc:creator>Peter Camilleri</dc:creator>
              <dc:date>2015-04-25T17:39:00</dc:date>
            </office:change-info>
          </text:insertion>
        </text:changed-region>
        <text:changed-region xml:id="ct237954936" text:id="ct237954936">
          <text:insertion>
            <office:change-info>
              <dc:creator>Peter Camilleri</dc:creator>
              <dc:date>2015-04-25T17:39:00</dc:date>
            </office:change-info>
          </text:insertion>
        </text:changed-region>
        <text:changed-region xml:id="ct237955040" text:id="ct237955040">
          <text:insertion>
            <office:change-info>
              <dc:creator>Peter Camilleri</dc:creator>
              <dc:date>2015-04-25T17:39:00</dc:date>
            </office:change-info>
          </text:insertion>
        </text:changed-region>
        <text:changed-region xml:id="ct237955144" text:id="ct237955144">
          <text:insertion>
            <office:change-info>
              <dc:creator>Peter Camilleri</dc:creator>
              <dc:date>2015-04-25T17:39:00</dc:date>
            </office:change-info>
          </text:insertion>
        </text:changed-region>
        <text:changed-region xml:id="ct237955248" text:id="ct237955248">
          <text:deletion>
            <office:change-info>
              <dc:creator>Peter Camilleri</dc:creator>
              <dc:date>2015-04-25T23:22:00</dc:date>
            </office:change-info>
            <text:p text:style-name="Text_20_body"/>
            <text:p text:style-name="Text_20_body">1+</text:p>
          </text:deletion>
        </text:changed-region>
        <text:changed-region xml:id="ct237955352" text:id="ct237955352">
          <text:insertion>
            <office:change-info>
              <dc:creator>Peter Camilleri</dc:creator>
              <dc:date>2015-04-25T17:39:00</dc:date>
            </office:change-info>
          </text:insertion>
        </text:changed-region>
        <text:changed-region xml:id="ct237955456" text:id="ct237955456">
          <text:insertion>
            <office:change-info>
              <dc:creator>Peter Camilleri</dc:creator>
              <dc:date>2015-04-25T17:39:00</dc:date>
            </office:change-info>
          </text:insertion>
        </text:changed-region>
        <text:changed-region xml:id="ct237955560" text:id="ct237955560">
          <text:insertion>
            <office:change-info>
              <dc:creator>Peter Camilleri</dc:creator>
              <dc:date>2015-04-25T17:39:00</dc:date>
            </office:change-info>
          </text:insertion>
        </text:changed-region>
        <text:changed-region xml:id="ct237955664" text:id="ct237955664">
          <text:insertion>
            <office:change-info>
              <dc:creator>Peter Camilleri</dc:creator>
              <dc:date>2015-04-25T17:39:00</dc:date>
            </office:change-info>
          </text:insertion>
        </text:changed-region>
        <text:changed-region xml:id="ct237955768" text:id="ct237955768">
          <text:deletion>
            <office:change-info>
              <dc:creator>Peter Camilleri</dc:creator>
              <dc:date>2015-04-25T23:22:00</dc:date>
            </office:change-info>
            <text:p text:style-name="Text_20_body"/>
            <text:p text:style-name="Text_20_body">1-</text:p>
          </text:deletion>
        </text:changed-region>
        <text:changed-region xml:id="ct237955872" text:id="ct237955872">
          <text:insertion>
            <office:change-info>
              <dc:creator>Peter Camilleri</dc:creator>
              <dc:date>2015-04-25T17:39:00</dc:date>
            </office:change-info>
          </text:insertion>
        </text:changed-region>
        <text:changed-region xml:id="ct237955976" text:id="ct237955976">
          <text:insertion>
            <office:change-info>
              <dc:creator>Peter Camilleri</dc:creator>
              <dc:date>2015-04-25T17:39:00</dc:date>
            </office:change-info>
          </text:insertion>
        </text:changed-region>
        <text:changed-region xml:id="ct237956080" text:id="ct237956080">
          <text:insertion>
            <office:change-info>
              <dc:creator>Peter Camilleri</dc:creator>
              <dc:date>2015-04-25T17:39:00</dc:date>
            </office:change-info>
          </text:insertion>
        </text:changed-region>
        <text:changed-region xml:id="ct237956184" text:id="ct237956184">
          <text:insertion>
            <office:change-info>
              <dc:creator>Peter Camilleri</dc:creator>
              <dc:date>2015-04-25T17:39:00</dc:date>
            </office:change-info>
          </text:insertion>
        </text:changed-region>
        <text:changed-region xml:id="ct237956288" text:id="ct237956288">
          <text:deletion>
            <office:change-info>
              <dc:creator>Peter Camilleri</dc:creator>
              <dc:date>2015-04-25T23:23:00</dc:date>
            </office:change-info>
            <text:p text:style-name="Text_20_body"/>
            <text:p text:style-name="Text_20_body">2*</text:p>
          </text:deletion>
        </text:changed-region>
        <text:changed-region xml:id="ct237956392" text:id="ct237956392">
          <text:insertion>
            <office:change-info>
              <dc:creator>Peter Camilleri</dc:creator>
              <dc:date>2015-04-25T17:39:00</dc:date>
            </office:change-info>
          </text:insertion>
        </text:changed-region>
        <text:changed-region xml:id="ct237956496" text:id="ct237956496">
          <text:insertion>
            <office:change-info>
              <dc:creator>Peter Camilleri</dc:creator>
              <dc:date>2015-04-25T17:39:00</dc:date>
            </office:change-info>
          </text:insertion>
        </text:changed-region>
        <text:changed-region xml:id="ct237956600" text:id="ct237956600">
          <text:insertion>
            <office:change-info>
              <dc:creator>Peter Camilleri</dc:creator>
              <dc:date>2015-04-25T17:39:00</dc:date>
            </office:change-info>
          </text:insertion>
        </text:changed-region>
        <text:changed-region xml:id="ct237956704" text:id="ct237956704">
          <text:insertion>
            <office:change-info>
              <dc:creator>Peter Camilleri</dc:creator>
              <dc:date>2015-04-25T17:39:00</dc:date>
            </office:change-info>
          </text:insertion>
        </text:changed-region>
        <text:changed-region xml:id="ct237956808" text:id="ct237956808">
          <text:deletion>
            <office:change-info>
              <dc:creator>Peter Camilleri</dc:creator>
              <dc:date>2015-04-25T23:23:00</dc:date>
            </office:change-info>
            <text:p text:style-name="Text_20_body"/>
            <text:p text:style-name="Text_20_body">2+</text:p>
          </text:deletion>
        </text:changed-region>
        <text:changed-region xml:id="ct237956912" text:id="ct237956912">
          <text:insertion>
            <office:change-info>
              <dc:creator>Peter Camilleri</dc:creator>
              <dc:date>2015-04-25T17:39:00</dc:date>
            </office:change-info>
          </text:insertion>
        </text:changed-region>
        <text:changed-region xml:id="ct237957016" text:id="ct237957016">
          <text:insertion>
            <office:change-info>
              <dc:creator>Peter Camilleri</dc:creator>
              <dc:date>2015-04-25T17:39:00</dc:date>
            </office:change-info>
          </text:insertion>
        </text:changed-region>
        <text:changed-region xml:id="ct237957120" text:id="ct237957120">
          <text:insertion>
            <office:change-info>
              <dc:creator>Peter Camilleri</dc:creator>
              <dc:date>2015-04-25T17:39:00</dc:date>
            </office:change-info>
          </text:insertion>
        </text:changed-region>
        <text:changed-region xml:id="ct237957224" text:id="ct237957224">
          <text:insertion>
            <office:change-info>
              <dc:creator>Peter Camilleri</dc:creator>
              <dc:date>2015-04-25T17:39:00</dc:date>
            </office:change-info>
          </text:insertion>
        </text:changed-region>
        <text:changed-region xml:id="ct237957328" text:id="ct237957328">
          <text:deletion>
            <office:change-info>
              <dc:creator>Peter Camilleri</dc:creator>
              <dc:date>2015-04-25T23:23:00</dc:date>
            </office:change-info>
            <text:p text:style-name="Text_20_body"/>
            <text:p text:style-name="Text_20_body">2-</text:p>
          </text:deletion>
        </text:changed-region>
        <text:changed-region xml:id="ct237957432" text:id="ct237957432">
          <text:insertion>
            <office:change-info>
              <dc:creator>Peter Camilleri</dc:creator>
              <dc:date>2015-04-25T17:39:00</dc:date>
            </office:change-info>
          </text:insertion>
        </text:changed-region>
        <text:changed-region xml:id="ct237957536" text:id="ct237957536">
          <text:insertion>
            <office:change-info>
              <dc:creator>Peter Camilleri</dc:creator>
              <dc:date>2015-04-25T17:39:00</dc:date>
            </office:change-info>
          </text:insertion>
        </text:changed-region>
        <text:changed-region xml:id="ct237957640" text:id="ct237957640">
          <text:insertion>
            <office:change-info>
              <dc:creator>Peter Camilleri</dc:creator>
              <dc:date>2015-04-25T17:39:00</dc:date>
            </office:change-info>
          </text:insertion>
        </text:changed-region>
        <text:changed-region xml:id="ct237957744" text:id="ct237957744">
          <text:insertion>
            <office:change-info>
              <dc:creator>Peter Camilleri</dc:creator>
              <dc:date>2015-04-25T17:39:00</dc:date>
            </office:change-info>
          </text:insertion>
        </text:changed-region>
        <text:changed-region xml:id="ct237957848" text:id="ct237957848">
          <text:deletion>
            <office:change-info>
              <dc:creator>Peter Camilleri</dc:creator>
              <dc:date>2015-04-25T23:24:00</dc:date>
            </office:change-info>
            <text:p text:style-name="Text_20_body"/>
            <text:p text:style-name="Text_20_body">2/</text:p>
          </text:deletion>
        </text:changed-region>
        <text:changed-region xml:id="ct237957952" text:id="ct237957952">
          <text:insertion>
            <office:change-info>
              <dc:creator>Peter Camilleri</dc:creator>
              <dc:date>2015-04-25T17:39:00</dc:date>
            </office:change-info>
          </text:insertion>
        </text:changed-region>
        <text:changed-region xml:id="ct237958056" text:id="ct237958056">
          <text:insertion>
            <office:change-info>
              <dc:creator>Peter Camilleri</dc:creator>
              <dc:date>2015-04-25T17:39:00</dc:date>
            </office:change-info>
          </text:insertion>
        </text:changed-region>
        <text:changed-region xml:id="ct237958160" text:id="ct237958160">
          <text:insertion>
            <office:change-info>
              <dc:creator>Peter Camilleri</dc:creator>
              <dc:date>2015-04-25T17:39:00</dc:date>
            </office:change-info>
          </text:insertion>
        </text:changed-region>
        <text:changed-region xml:id="ct237958264" text:id="ct237958264">
          <text:insertion>
            <office:change-info>
              <dc:creator>Peter Camilleri</dc:creator>
              <dc:date>2015-04-25T17:39:00</dc:date>
            </office:change-info>
          </text:insertion>
        </text:changed-region>
        <text:changed-region xml:id="ct237958368" text:id="ct237958368">
          <text:deletion>
            <office:change-info>
              <dc:creator>Peter Camilleri</dc:creator>
              <dc:date>2015-04-25T23:24:00</dc:date>
            </office:change-info>
            <text:p text:style-name="Text_20_body"/>
            <text:p text:style-name="Text_20_body">&lt;</text:p>
          </text:deletion>
        </text:changed-region>
        <text:changed-region xml:id="ct237958472" text:id="ct237958472">
          <text:insertion>
            <office:change-info>
              <dc:creator>Peter Camilleri</dc:creator>
              <dc:date>2015-04-25T17:39:00</dc:date>
            </office:change-info>
          </text:insertion>
        </text:changed-region>
        <text:changed-region xml:id="ct237958576" text:id="ct237958576">
          <text:insertion>
            <office:change-info>
              <dc:creator>Peter Camilleri</dc:creator>
              <dc:date>2015-04-25T17:39:00</dc:date>
            </office:change-info>
          </text:insertion>
        </text:changed-region>
        <text:changed-region xml:id="ct237958680" text:id="ct237958680">
          <text:insertion>
            <office:change-info>
              <dc:creator>Peter Camilleri</dc:creator>
              <dc:date>2015-04-25T17:39:00</dc:date>
            </office:change-info>
          </text:insertion>
        </text:changed-region>
        <text:changed-region xml:id="ct237958784" text:id="ct237958784">
          <text:insertion>
            <office:change-info>
              <dc:creator>Peter Camilleri</dc:creator>
              <dc:date>2015-04-25T17:39:00</dc:date>
            </office:change-info>
          </text:insertion>
        </text:changed-region>
        <text:changed-region xml:id="ct237958888" text:id="ct237958888">
          <text:insertion>
            <office:change-info>
              <dc:creator>Peter Camilleri</dc:creator>
              <dc:date>2015-04-25T17:39:00</dc:date>
            </office:change-info>
          </text:insertion>
        </text:changed-region>
        <text:changed-region xml:id="ct237958992" text:id="ct237958992">
          <text:deletion>
            <office:change-info>
              <dc:creator>Peter Camilleri</dc:creator>
              <dc:date>2015-04-25T23:24:00</dc:date>
            </office:change-info>
            <text:p text:style-name="Text_20_body"/>
            <text:p text:style-name="Text_20_body">&lt;=</text:p>
          </text:deletion>
        </text:changed-region>
        <text:changed-region xml:id="ct237959096" text:id="ct237959096">
          <text:insertion>
            <office:change-info>
              <dc:creator>Peter Camilleri</dc:creator>
              <dc:date>2015-04-25T17:39:00</dc:date>
            </office:change-info>
          </text:insertion>
        </text:changed-region>
        <text:changed-region xml:id="ct237959200" text:id="ct237959200">
          <text:insertion>
            <office:change-info>
              <dc:creator>Peter Camilleri</dc:creator>
              <dc:date>2015-04-25T17:39:00</dc:date>
            </office:change-info>
          </text:insertion>
        </text:changed-region>
        <text:changed-region xml:id="ct237959304" text:id="ct237959304">
          <text:insertion>
            <office:change-info>
              <dc:creator>Peter Camilleri</dc:creator>
              <dc:date>2015-04-25T17:39:00</dc:date>
            </office:change-info>
          </text:insertion>
        </text:changed-region>
        <text:changed-region xml:id="ct237959408" text:id="ct237959408">
          <text:insertion>
            <office:change-info>
              <dc:creator>Peter Camilleri</dc:creator>
              <dc:date>2015-04-25T17:39:00</dc:date>
            </office:change-info>
          </text:insertion>
        </text:changed-region>
        <text:changed-region xml:id="ct237959512" text:id="ct237959512">
          <text:insertion>
            <office:change-info>
              <dc:creator>Peter Camilleri</dc:creator>
              <dc:date>2015-04-25T17:39:00</dc:date>
            </office:change-info>
          </text:insertion>
        </text:changed-region>
        <text:changed-region xml:id="ct237959616" text:id="ct237959616">
          <text:deletion>
            <office:change-info>
              <dc:creator>Peter Camilleri</dc:creator>
              <dc:date>2015-04-25T23:24:00</dc:date>
            </office:change-info>
            <text:p text:style-name="Text_20_body"/>
            <text:p text:style-name="Text_20_body">&lt;=&gt;</text:p>
          </text:deletion>
        </text:changed-region>
        <text:changed-region xml:id="ct237959720" text:id="ct237959720">
          <text:insertion>
            <office:change-info>
              <dc:creator>Peter Camilleri</dc:creator>
              <dc:date>2015-04-25T17:39:00</dc:date>
            </office:change-info>
          </text:insertion>
        </text:changed-region>
        <text:changed-region xml:id="ct237959824" text:id="ct237959824">
          <text:insertion>
            <office:change-info>
              <dc:creator>Peter Camilleri</dc:creator>
              <dc:date>2015-04-25T17:39:00</dc:date>
            </office:change-info>
          </text:insertion>
        </text:changed-region>
        <text:changed-region xml:id="ct237959928" text:id="ct237959928">
          <text:insertion>
            <office:change-info>
              <dc:creator>Peter Camilleri</dc:creator>
              <dc:date>2015-04-25T17:39:00</dc:date>
            </office:change-info>
          </text:insertion>
        </text:changed-region>
        <text:changed-region xml:id="ct237960032" text:id="ct237960032">
          <text:insertion>
            <office:change-info>
              <dc:creator>Peter Camilleri</dc:creator>
              <dc:date>2015-04-25T17:39:00</dc:date>
            </office:change-info>
          </text:insertion>
        </text:changed-region>
        <text:changed-region xml:id="ct237960136" text:id="ct237960136">
          <text:insertion>
            <office:change-info>
              <dc:creator>Peter Camilleri</dc:creator>
              <dc:date>2015-04-25T17:39:00</dc:date>
            </office:change-info>
          </text:insertion>
        </text:changed-region>
        <text:changed-region xml:id="ct237960344" text:id="ct237960344">
          <text:deletion>
            <office:change-info>
              <dc:creator>Peter Camilleri</dc:creator>
              <dc:date>2015-04-25T23:25:00</dc:date>
            </office:change-info>
            <text:p text:style-name="Text_20_body"/>
            <text:p text:style-name="Text_20_body"/>
          </text:deletion>
        </text:changed-region>
        <text:changed-region xml:id="ct237960240" text:id="ct237960240">
          <text:deletion>
            <office:change-info>
              <dc:creator>Peter Camilleri</dc:creator>
              <dc:date>2015-04-25T23:24:00</dc:date>
            </office:change-info>
            <text:p text:style-name="Text_20_body">&gt;</text:p>
          </text:deletion>
        </text:changed-region>
        <text:changed-region xml:id="ct237960448" text:id="ct237960448">
          <text:insertion>
            <office:change-info>
              <dc:creator>Peter Camilleri</dc:creator>
              <dc:date>2015-04-25T17:39:00</dc:date>
            </office:change-info>
          </text:insertion>
        </text:changed-region>
        <text:changed-region xml:id="ct237960552" text:id="ct237960552">
          <text:insertion>
            <office:change-info>
              <dc:creator>Peter Camilleri</dc:creator>
              <dc:date>2015-04-25T17:39:00</dc:date>
            </office:change-info>
          </text:insertion>
        </text:changed-region>
        <text:changed-region xml:id="ct237960656" text:id="ct237960656">
          <text:insertion>
            <office:change-info>
              <dc:creator>Peter Camilleri</dc:creator>
              <dc:date>2015-04-25T17:39:00</dc:date>
            </office:change-info>
          </text:insertion>
        </text:changed-region>
        <text:changed-region xml:id="ct237960760" text:id="ct237960760">
          <text:insertion>
            <office:change-info>
              <dc:creator>Peter Camilleri</dc:creator>
              <dc:date>2015-04-25T17:39:00</dc:date>
            </office:change-info>
          </text:insertion>
        </text:changed-region>
        <text:changed-region xml:id="ct237960864" text:id="ct237960864">
          <text:insertion>
            <office:change-info>
              <dc:creator>Peter Camilleri</dc:creator>
              <dc:date>2015-04-25T17:39:00</dc:date>
            </office:change-info>
          </text:insertion>
        </text:changed-region>
        <text:changed-region xml:id="ct237960968" text:id="ct237960968">
          <text:deletion>
            <office:change-info>
              <dc:creator>Peter Camilleri</dc:creator>
              <dc:date>2015-04-25T23:25:00</dc:date>
            </office:change-info>
            <text:p text:style-name="Text_20_body"/>
            <text:p text:style-name="Text_20_body">&gt;=</text:p>
          </text:deletion>
        </text:changed-region>
        <text:changed-region xml:id="ct237961072" text:id="ct237961072">
          <text:insertion>
            <office:change-info>
              <dc:creator>Peter Camilleri</dc:creator>
              <dc:date>2015-04-25T17:39:00</dc:date>
            </office:change-info>
          </text:insertion>
        </text:changed-region>
        <text:changed-region xml:id="ct237961176" text:id="ct237961176">
          <text:insertion>
            <office:change-info>
              <dc:creator>Peter Camilleri</dc:creator>
              <dc:date>2015-04-25T17:39:00</dc:date>
            </office:change-info>
          </text:insertion>
        </text:changed-region>
        <text:changed-region xml:id="ct237961280" text:id="ct237961280">
          <text:insertion>
            <office:change-info>
              <dc:creator>Peter Camilleri</dc:creator>
              <dc:date>2015-04-25T17:39:00</dc:date>
            </office:change-info>
          </text:insertion>
        </text:changed-region>
        <text:changed-region xml:id="ct237961384" text:id="ct237961384">
          <text:insertion>
            <office:change-info>
              <dc:creator>Peter Camilleri</dc:creator>
              <dc:date>2015-04-25T17:39:00</dc:date>
            </office:change-info>
          </text:insertion>
        </text:changed-region>
        <text:changed-region xml:id="ct237961488" text:id="ct237961488">
          <text:insertion>
            <office:change-info>
              <dc:creator>Peter Camilleri</dc:creator>
              <dc:date>2015-04-25T17:39:00</dc:date>
            </office:change-info>
          </text:insertion>
        </text:changed-region>
        <text:changed-region xml:id="ct237961592" text:id="ct237961592">
          <text:deletion>
            <office:change-info>
              <dc:creator>Peter Camilleri</dc:creator>
              <dc:date>2015-04-25T23:25:00</dc:date>
            </office:change-info>
            <text:p text:style-name="Text_20_body"/>
            <text:p text:style-name="Text_20_body">mod</text:p>
          </text:deletion>
        </text:changed-region>
        <text:changed-region xml:id="ct237961696" text:id="ct237961696">
          <text:insertion>
            <office:change-info>
              <dc:creator>Peter Camilleri</dc:creator>
              <dc:date>2015-04-25T17:39:00</dc:date>
            </office:change-info>
          </text:insertion>
        </text:changed-region>
        <text:changed-region xml:id="ct237961800" text:id="ct237961800">
          <text:insertion>
            <office:change-info>
              <dc:creator>Peter Camilleri</dc:creator>
              <dc:date>2015-04-25T17:39:00</dc:date>
            </office:change-info>
          </text:insertion>
        </text:changed-region>
        <text:changed-region xml:id="ct237961984" text:id="ct237961984">
          <text:insertion>
            <office:change-info>
              <dc:creator>Peter Camilleri</dc:creator>
              <dc:date>2015-04-25T17:39:00</dc:date>
            </office:change-info>
          </text:insertion>
        </text:changed-region>
        <text:changed-region xml:id="ct237962088" text:id="ct237962088">
          <text:insertion>
            <office:change-info>
              <dc:creator>Peter Camilleri</dc:creator>
              <dc:date>2015-04-25T17:39:00</dc:date>
            </office:change-info>
          </text:insertion>
        </text:changed-region>
        <text:changed-region xml:id="ct237962192" text:id="ct237962192">
          <text:deletion>
            <office:change-info>
              <dc:creator>Peter Camilleri</dc:creator>
              <dc:date>2015-04-25T23:25:00</dc:date>
            </office:change-info>
            <text:p text:style-name="Text_20_body"/>
            <text:p text:style-name="Text_20_body">neg</text:p>
          </text:deletion>
        </text:changed-region>
        <text:changed-region xml:id="ct237962296" text:id="ct237962296">
          <text:insertion>
            <office:change-info>
              <dc:creator>Peter Camilleri</dc:creator>
              <dc:date>2015-04-25T17:39:00</dc:date>
            </office:change-info>
          </text:insertion>
        </text:changed-region>
        <text:changed-region xml:id="ct237962400" text:id="ct237962400">
          <text:insertion>
            <office:change-info>
              <dc:creator>Peter Camilleri</dc:creator>
              <dc:date>2015-04-25T17:39:00</dc:date>
            </office:change-info>
          </text:insertion>
        </text:changed-region>
        <text:changed-region xml:id="ct237962504" text:id="ct237962504">
          <text:insertion>
            <office:change-info>
              <dc:creator>Peter Camilleri</dc:creator>
              <dc:date>2015-04-25T17:39:00</dc:date>
            </office:change-info>
          </text:insertion>
        </text:changed-region>
        <text:changed-region xml:id="ct237962608" text:id="ct237962608">
          <text:insertion>
            <office:change-info>
              <dc:creator>Peter Camilleri</dc:creator>
              <dc:date>2015-04-25T17:39:00</dc:date>
            </office:change-info>
          </text:insertion>
        </text:changed-region>
        <text:changed-region xml:id="ct237962712" text:id="ct237962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30,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8</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Context<text:tab/>51</text:p>
          <text:p text:style-name="P63">Exploring Context<text:tab/>51</text:p>
          <text:p text:style-name="P62">Routing<text:tab/>53</text:p>
          <text:p text:style-name="P63">Virtual Machine Methods<text:tab/>53</text:p>
          <text:p text:style-name="P63">Shared Methods<text:tab/>53</text:p>
          <text:p text:style-name="P63">Exclusive Methods<text:tab/>54</text:p>
          <text:p text:style-name="P63">Shared Stub Methods<text:tab/>54</text:p>
          <text:p text:style-name="P63">Exclusive Stub Methods<text:tab/>55</text:p>
          <text:p text:style-name="P63">Local Methods<text:tab/>55</text:p>
          <text:p text:style-name="P63">Routing Internals<text:tab/>55</text:p>
          <text:p text:style-name="P62">Self<text:tab/>58</text:p>
          <text:p text:style-name="P63">Applying Self<text:tab/>58</text:p>
          <text:p text:style-name="P63">Changing Self<text:tab/>59</text:p>
          <text:p text:style-name="P62">Boolean Data<text:tab/>60</text:p>
          <text:p text:style-name="P63">What values represent true and false<text:tab/>60</text:p>
          <text:p text:style-name="P63">Processing Boolean Data<text:tab/>60</text:p>
          <text:p text:style-name="P63">Boolean Constants<text:tab/>60</text:p>
          <text:p text:style-name="P62">Numeric Data<text:tab/>61</text:p>
          <text:p text:style-name="P62">Array<text:tab/>62</text:p>
          <text:p text:style-name="P63">Array Literals<text:tab/>62</text:p>
          <text:p text:style-name="P63">Class Methods<text:tab/>63</text:p>
          <text:p text:style-name="P63">Instance Methods<text:tab/>64</text:p>
          <text:p text:style-name="P63">See Also<text:tab/>72</text:p>
          <text:p text:style-name="P62">Class<text:tab/>73</text:p>
          <text:p text:style-name="P63">Instance Methods<text:tab/>73</text:p>
          <text:p text:style-name="P63">Commands<text:tab/>74</text:p>
          <text:p text:style-name="P63">See Also<text:tab/>75</text:p>
          <text:p text:style-name="P62">Complex<text:tab/>76</text:p>
          <text:p text:style-name="P63">Complex Literals<text:tab/>76</text:p>
          <text:p text:style-name="P63">Instance Methods<text:tab/>77</text:p>
          <text:p text:style-name="P63">Instance Stubs<text:tab/>77</text:p>
          <text:p text:style-name="P63">See Also<text:tab/>78</text:p>
          <text:p text:style-name="P62">FalseClass<text:tab/>79</text:p>
          <text:p text:style-name="P63"><text:soft-page-break/>FalseClass Literals<text:tab/>79</text:p>
          <text:p text:style-name="P63">Instance Methods<text:tab/>79</text:p>
          <text:p text:style-name="P63">See Also<text:tab/>80</text:p>
          <text:p text:style-name="P62">Float<text:tab/>81</text:p>
          <text:p text:style-name="P63">Float Literals<text:tab/>81</text:p>
          <text:p text:style-name="P63">See Also<text:tab/>81</text:p>
          <text:p text:style-name="P62">Hash<text:tab/>82</text:p>
          <text:p text:style-name="P63">Hash Literals<text:tab/>82</text:p>
          <text:p text:style-name="P63">Instance Methods<text:tab/>82</text:p>
          <text:p text:style-name="P63">See Also<text:tab/>84</text:p>
          <text:p text:style-name="P62">InStream<text:tab/>85</text:p>
          <text:p text:style-name="P63">Class Methods<text:tab/>85</text:p>
          <text:p text:style-name="P63">Instance Methods<text:tab/>86</text:p>
          <text:p text:style-name="P63">Class Stubs<text:tab/>87</text:p>
          <text:p text:style-name="P63">See Also<text:tab/>87</text:p>
          <text:p text:style-name="P62">Integer<text:tab/>88</text:p>
          <text:p text:style-name="P63">Integer Literals<text:tab/>88</text:p>
          <text:p text:style-name="P63">Instance Methods<text:tab/>88</text:p>
          <text:p text:style-name="P63">See Also<text:tab/>92</text:p>
          <text:p text:style-name="P62">NilClass<text:tab/>93</text:p>
          <text:p text:style-name="P63">NilClass Literals<text:tab/>93</text:p>
          <text:p text:style-name="P63">Instance Methods<text:tab/>93</text:p>
          <text:p text:style-name="P63">See Also<text:tab/>94</text:p>
          <text:p text:style-name="P62">Numeric<text:tab/>95</text:p>
          <text:p text:style-name="P63">Special Numeric Values<text:tab/>95</text:p>
          <text:p text:style-name="P63">Instance Methods<text:tab/>96</text:p>
          <text:p text:style-name="P63">See Also<text:tab/>116</text:p>
          <text:p text:style-name="P62">Object<text:tab/>117</text:p>
          <text:p text:style-name="P63">Instance Methods<text:tab/>117</text:p>
          <text:p text:style-name="P63">Commands<text:tab/>128</text:p>
          <text:p text:style-name="P63">See Also<text:tab/>128</text:p>
          <text:p text:style-name="P62">OutStream<text:tab/>129</text:p>
          <text:p text:style-name="P63">Class Methods<text:tab/>129</text:p>
          <text:p text:style-name="P63">Instance Methods<text:tab/>130</text:p>
          <text:p text:style-name="P63">Class Stubs<text:tab/>133</text:p>
          <text:p text:style-name="P63">See Also<text:tab/>133</text:p>
          <text:p text:style-name="P62">Procedure<text:tab/>134</text:p>
          <text:p text:style-name="P63">Procedure Literals<text:tab/>134</text:p>
          <text:p text:style-name="P63">Instance Methods<text:tab/>134</text:p>
          <text:p text:style-name="P63">See Also<text:tab/>135</text:p>
          <text:p text:style-name="P62">Queue<text:tab/>136</text:p>
          <text:p text:style-name="P63">Instance Methods<text:tab/>136</text:p>
          <text:p text:style-name="P63">See Also<text:tab/>137</text:p>
          <text:p text:style-name="P62">Rational<text:tab/>138</text:p>
          <text:p text:style-name="P63">Rational Literals<text:tab/>138</text:p>
          <text:p text:style-name="P63">Instance Methods<text:tab/>138</text:p>
          <text:p text:style-name="P63">See Also<text:tab/>139</text:p>
          <text:p text:style-name="P62">Stack<text:tab/>140</text:p>
          <text:p text:style-name="P63">Instance Methods<text:tab/>140</text:p>
          <text:p text:style-name="P63">See Also<text:tab/>141</text:p>
          <text:p text:style-name="P62">String<text:tab/>142</text:p>
          <text:p text:style-name="P63">String Literals<text:tab/>142</text:p>
          <text:p text:style-name="P63">Instance Methods<text:tab/>143</text:p>
          <text:p text:style-name="P63">See Also<text:tab/>152</text:p>
          <text:p text:style-name="P62">Thread<text:tab/>153</text:p>
          <text:p text:style-name="P63">Class Methods<text:tab/>153</text:p>
          <text:p text:style-name="P63">Instance Methods<text:tab/>153</text:p>
          <text:p text:style-name="P63">See Also<text:tab/>153</text:p>
          <text:p text:style-name="P62">TrueClass<text:tab/>154</text:p>
          <text:p text:style-name="P63">TrueClass Literals<text:tab/>154</text:p>
          <text:p text:style-name="P63">See Also<text:tab/>154</text:p>
          <text:p text:style-name="P62">VirtualMachine<text:tab/>155</text:p>
          <text:p text:style-name="P63">Instance Methods<text:tab/>155</text:p>
          <text:p text:style-name="P63">Commands<text:tab/>160</text:p>
          <text:p text:style-name="P63">See Also<text:tab/>161</text:p>
          <text:p text:style-name="P62">Appendix A – Symbol Glossary<text:tab/>162</text:p>
          <text:p text:style-name="P62">Appendix B – Regular Expressions<text:tab/>164</text:p>
          <text:p text:style-name="P62">Edit History:<text:tab/>167</text:p>
        </text:index-body>
      </text:table-of-content>
      <text:p text:style-name="Text_20_body"/>
      <text:h text:style-name="P6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4"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9070631301726745050" text:style-name="L1">
        <text:list-item>
          <text:p text:style-name="P70">A Simple, Easy-to-Understand syntax that is none the less, Expressive and Compact:</text:p>
        </text:list-item>
      </text:list>
      <text:list xml:id="list906261103851692363" text:style-name="L2">
        <text:list-item>
          <text:list>
            <text:list-item>
              <text:p text:style-name="P71">Source code in fOOrth is free-form with no line oriented limitations or rules.</text:p>
            </text:list-item>
            <text:list-item>
              <text:p text:style-name="P71">Support is given to the easy representation of common literal data such as strings, integers, floating point numbers, rational numbers, and complex numbers.</text:p>
            </text:list-item>
          </text:list>
        </text:list-item>
      </text:list>
      <text:list xml:id="list40540938" text:continue-list="list9070631301726745050" text:style-name="L1">
        <text:list-item>
          <text:p text:style-name="P70">Safe Data and Data Structures:</text:p>
        </text:list-item>
      </text:list>
      <text:list xml:id="list2243472997576225080"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40551082" text:continue-list="list40540938" text:style-name="L1">
        <text:list-item>
          <text:p text:style-name="P70">Message Passing:</text:p>
        </text:list-item>
      </text:list>
      <text:list xml:id="list6167348097164395547"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40567026" text:continue-list="list40551082" text:style-name="L1">
        <text:list-item>
          <text:p text:style-name="P70">Object Oriented Design:</text:p>
        </text:list-item>
      </text:list>
      <text:list xml:id="list372604425804754934"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40554771" text:continue-list="list40567026" text:style-name="L1">
        <text:list-item>
          <text:p text:style-name="P70">Meta programming: </text:p>
        </text:list-item>
      </text:list>
      <text:list xml:id="list8345923583331879905" text:style-name="L6">
        <text:list-item>
          <text:list>
            <text:list-item>
              <text:p text:style-name="P92">Support extensible language constructs by making the compiler an accessible part of the system.</text:p>
            </text:list-item>
          </text:list>
        </text:list-item>
      </text:list>
      <text:list xml:id="list40566902" text:continue-list="list40554771" text:style-name="L1">
        <text:list-item>
          <text:p text:style-name="P70">Reliability:</text:p>
        </text:list-item>
      </text:list>
      <text:list xml:id="list6812816180655663230"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40538346" text:continue-list="list40566902" text:style-name="L1">
        <text:list-item>
          <text:p text:style-name="P75">Building on the host language:</text:p>
        </text:list-item>
      </text:list>
      <text:list xml:id="list4269656885982125340"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00554456"/>Thanks<text:alphabetical-index-mark-end text:id="IMark10055445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726841918881732434"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00554456"/>Rake<text:alphabetical-index-mark-end text:id="IMark100554456"/>:</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0554456"/>Demo.rb<text:alphabetical-index-mark-end text:id="IMark1005544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0554456"/>Testing<text:alphabetical-index-mark-end text:id="IMark1005544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0554456"/>Known Issues<text:alphabetical-index-mark-end text:id="IMark1005544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00554456"/>Archive<text:alphabetical-index-mark-end text:id="IMark1005544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5972152"/>F10:<text:change-end text:change-id="ct235972152"/><text:change-start text:change-id="ct235972256"/> <text:change-end text:change-id="ct23597225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0208516"/>drop<text:alphabetical-index-mark-end text:id="IMark10020851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00208516"/>dup<text:alphabetical-index-mark-end text:id="IMark10020851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00208516"/>nip<text:alphabetical-index-mark-end text:id="IMark10020851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00208516"/>over<text:alphabetical-index-mark-end text:id="IMark10020851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0208516"/>pick<text:alphabetical-index-mark-end text:id="IMark10020851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0208516"/>swap<text:alphabetical-index-mark-end text:id="IMark10020851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00208516"/>tuck<text:alphabetical-index-mark-end text:id="IMark10020851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555689253349440892"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0687140"/>if<text:alphabetical-index-mark-end text:id="IMark1006871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0687140"/>else<text:alphabetical-index-mark-end text:id="IMark100687140"/>” and “<text:alphabetical-index-mark-start text:id="IMark100685028"/>then<text:alphabetical-index-mark-end text:id="IMark1006850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0685028"/>switch<text:alphabetical-index-mark-end text:id="IMark10068502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00685028"/>do<text:alphabetical-index-mark-end text:id="IMark100685028"/>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00685028"/>loop<text:alphabetical-index-mark-end text:id="IMark100685028"/>” commands mark the boundaries of the loop; The “<text:alphabetical-index-mark-start text:id="IMark100687140"/>i<text:alphabetical-index-mark-end text:id="IMark100687140"/>” command is used to retrieve the current loop counter value. For nested loops, the “<text:alphabetical-index-mark-start text:id="IMark100684692"/>j<text:alphabetical-index-mark-end text:id="IMark100684692"/>” command retrieves the value of the outer loops counter value. <text:s/>By default, the “loop” command adds one to the loop value. For more flexible looping, the “<text:alphabetical-index-mark-start text:id="IMark100685316"/>+loop<text:alphabetical-index-mark-end text:id="IMark1006853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0685316"/>-i<text:alphabetical-index-mark-end text:id="IMark100685316"/> and <text:alphabetical-index-mark-start text:id="IMark100684692"/>-j<text:alphabetical-index-mark-end text:id="IMark1006846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0684692"/>begin<text:alphabetical-index-mark-end text:id="IMark1006846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61181193343338546" text:style-name="L11">
        <text:list-item>
          <text:p text:style-name="P78">begin … <text:alphabetical-index-mark-start text:id="IMark100687140"/>until<text:alphabetical-index-mark-end text:id="IMark100687140"/> – loops until the top of stack is true.</text:p>
        </text:list-item>
        <text:list-item>
          <text:p text:style-name="P78">begin … <text:alphabetical-index-mark-start text:id="IMark100684692"/>again<text:alphabetical-index-mark-end text:id="IMark100684692"/> – loops indefinitely </text:p>
        </text:list-item>
        <text:list-item>
          <text:p text:style-name="P78">begin … <text:alphabetical-index-mark-start text:id="IMark100687140"/>repeat<text:alphabetical-index-mark-end text:id="IMark1006871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0687140"/>Typing<text:alphabetical-index-mark-end text:id="IMark1006871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0687140"/>Duck Typing<text:alphabetical-index-mark-end text:id="IMark100687140"/><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0687140"/>Declarations<text:alphabetical-index-mark-end text:id="IMark1006871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0687140"/>Scoping<text:alphabetical-index-mark-end text:id="IMark1006871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0687140"/><text:span text:style-name="T7">val:</text:span><text:alphabetical-index-mark-end text:id="IMark100687140"/> and <text:alphabetical-index-mark-start text:id="IMark100685316"/><text:span text:style-name="T7">var:</text:span><text:alphabetical-index-mark-end text:id="IMark10068531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0685316"/><text:span text:style-name="T7">.init</text:span><text:alphabetical-index-mark-end text:id="IMark100685316"/> method being the most popular since it is called to initialize a new instance of the object.</text:p>
      <text:p text:style-name="P1">Methods: <text:alphabetical-index-mark-start text:id="IMark100685316"/><text:span text:style-name="T7">val@:</text:span><text:alphabetical-index-mark-end text:id="IMark100685316"/> and <text:alphabetical-index-mark-start text:id="IMark100687140"/><text:span text:style-name="T7">var@:</text:span><text:alphabetical-index-mark-end text:id="IMark100687140"/></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0687140"/><text:span text:style-name="T7">val#:</text:span><text:alphabetical-index-mark-end text:id="IMark100687140"/> and <text:alphabetical-index-mark-start text:id="IMark100685316"/><text:span text:style-name="T7">var#:</text:span><text:alphabetical-index-mark-end text:id="IMark1006853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0685316"/><text:span text:style-name="T7">val$:</text:span><text:alphabetical-index-mark-end text:id="IMark100685316"/> and <text:alphabetical-index-mark-start text:id="IMark100687140"/><text:span text:style-name="T7">var$:</text:span><text:alphabetical-index-mark-end text:id="IMark100687140"/></text:p>
      <text:p text:style-name="P1">Regex for valid local variable names: <text:span text:style-name="T7">/^\$[a-z][a-z0-9_]*$/</text:span></text:p>
      <text:p text:style-name="Text_20_body">Notes:</text:p>
      <text:p text:style-name="Text_20_body"/>
      <text:h text:style-name="Heading_20_2" text:outline-level="2"><text:alphabetical-index-mark-start text:id="IMark100687140"/>Referencing<text:alphabetical-index-mark-end text:id="IMark1006871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0687140"/>Mutation<text:alphabetical-index-mark-end text:id="IMark10068714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00208516"/>dup<text:alphabetical-index-mark-end text:id="IMark100208516"/></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00208516"/>copy<text:alphabetical-index-mark-end text:id="IMark10020851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00208516"/>.copy<text:alphabetical-index-mark-end text:id="IMark10020851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00208516"/>clone<text:alphabetical-index-mark-end text:id="IMark10020851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00208516"/>.clone<text:alphabetical-index-mark-end text:id="IMark10020851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657907796863993682"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0543604"/>.clone_exclude<text:alphabetical-index-mark-end text:id="IMark10054360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0543604"/>try<text:alphabetical-index-mark-end text:id="IMark100543604"/> block</text:h>
      <text:p text:style-name="P1">The bare basics of an exception handled code block is:</text:p>
      <text:p text:style-name="Code"/>
      <text:p text:style-name="Code">try (dangerous code here) <text:alphabetical-index-mark-start text:id="IMark100543604"/>catch<text:alphabetical-index-mark-end text:id="IMark10054360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0543604"/>?"<text:alphabetical-index-mark-end text:id="IMark10054360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0543604"/>bounce<text:alphabetical-index-mark-end text:id="IMark10054360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0543604"/>bounce<text:alphabetical-index-mark-end text:id="IMark10054360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0543604"/>finally<text:alphabetical-index-mark-end text:id="IMark10054360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0543604"/>try<text:alphabetical-index-mark-end text:id="IMark100543604"/></text:p>
      <text:p text:style-name="Code"><text:s text:c="2"/>(dangerous code)</text:p>
      <text:p text:style-name="Code">(optional) <text:alphabetical-index-mark-start text:id="IMark100543604"/>catch<text:alphabetical-index-mark-end text:id="IMark100543604"/></text:p>
      <text:p text:style-name="Code"><text:s text:c="2"/>(exception handler with optional <text:alphabetical-index-mark-start text:id="IMark100543604"/>?"<text:alphabetical-index-mark-end text:id="IMark100543604"/>Exx" and <text:alphabetical-index-mark-start text:id="IMark100687140"/>bounce<text:alphabetical-index-mark-end text:id="IMark100687140"/>)</text:p>
      <text:p text:style-name="Code">(optional) <text:alphabetical-index-mark-start text:id="IMark100687140"/>finally<text:alphabetical-index-mark-end text:id="IMark10068714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0586564"/>throw"<text:alphabetical-index-mark-end text:id="IMark100586564"/>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0586564"/>.throw<text:alphabetical-index-mark-end text:id="IMark10058656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0542980"/>Classes<text:alphabetical-index-mark-end text:id="IMark10054298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0542980"/>Inheritance<text:alphabetical-index-mark-end text:id="IMark10054298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00542980"/>Methods<text:alphabetical-index-mark-end text:id="IMark100542980"/></text:h>
      <text:p text:style-name="P1">All code in fOOrth is contained in methods. A method is a fragment of code that an object uses to respond to a message that has been sent to that object. In fOOrth there are three sorts of methods:</text:p>
      <text:list xml:id="list1225366211918194244"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00554072"/>Late Binding<text:alphabetical-index-mark-end text:id="IMark100554072"/> and <text:alphabetical-index-mark-start text:id="IMark100586564"/>Polymorphism<text:alphabetical-index-mark-end text:id="IMark10058656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0586564"/>Prototypes<text:alphabetical-index-mark-end text:id="IMark10058656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0586564"/>Method Mapping<text:alphabetical-index-mark-end text:id="IMark10058656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137029156822516499"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0554072"/>SymbolMap<text:alphabetical-index-mark-end text:id="IMark100554072"/> class. This class creates mappings in one of two ways:</text:p>
      <text:list xml:id="list5558279057081090897"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5">Tag</text:p>
          </table:table-cell>
          <table:table-cell table:style-name="Table278.B1" office:value-type="string">
            <text:p text:style-name="P1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1">)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1">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1">: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00554072"/>Routing<text:alphabetical-index-mark-end text:id="IMark100554072"/></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136320364351239386"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4935414401020364838"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40552997"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00554696"/>:<text:alphabetical-index-mark-end text:id="IMark100554696"/></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00554696"/>.:<text:alphabetical-index-mark-end text:id="IMark1005546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00554696"/>.::<text:alphabetical-index-mark-end text:id="IMark1005546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0686324"/>do_map_name<text:alphabetical-index-mark-end text:id="IMark10068632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972464"/>F10: <text:change-end text:change-id="ct235972464"/>?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00686324"/>self<text:alphabetical-index-mark-end text:id="IMark10068632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276713534312841387"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0686324"/>.with{<text:alphabetical-index-mark-end text:id="IMark10068632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672737956779246821"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100686324"/>Boolean<text:alphabetical-index-mark-end text:id="IMark1006863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00685796"/>FalseClass<text:alphabetical-index-mark-end text:id="IMark100685796"/></text:p>
            <text:p text:style-name="P13"><text:alphabetical-index-mark-start text:id="IMark100685796"/>NilClass<text:alphabetical-index-mark-end text:id="IMark100685796"/></text:p>
          </table:table-cell>
          <table:table-cell table:style-name="Table118.B2" office:value-type="string">
            <text:p text:style-name="P13"><text:alphabetical-index-mark-start text:id="IMark100685796"/>Object<text:alphabetical-index-mark-end text:id="IMark100685796"/></text:p>
          </table:table-cell>
        </table:table-row>
      </table:table>
      <text:p text:style-name="P10"/>
      <text:p text:style-name="P11">Note that while false processing occurs in FalseClass and NilClass, true processing occurs in Object and not <text:alphabetical-index-mark-start text:id="IMark100686324"/>TrueClass<text:alphabetical-index-mark-end text:id="IMark10068632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00686324"/>Numeric<text:alphabetical-index-mark-end text:id="IMark1006863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718497423920739288"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00686324"/>Array<text:alphabetical-index-mark-end text:id="IMark10068632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5592986835587464118"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8055149346380970972" text:style-name="L22">
        <text:list-item>
          <text:p text:style-name="P88">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0685796"/>.new<text:alphabetical-index-mark-end text:id="IMark100685796"/>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0685796"/>.new{<text:alphabetical-index-mark-end text:id="IMark100685796"/>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0685796"/>x<text:alphabetical-index-mark-end text:id="IMark100685796"/>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0685796"/>}<text:alphabetical-index-mark-end text:id="IMark100685796"/>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0685796"/>.new_size<text:alphabetical-index-mark-end text:id="IMark100685796"/>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0685796"/>.new_value<text:alphabetical-index-mark-end text:id="IMark100685796"/>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0685796"/>.new_values<text:alphabetical-index-mark-end text:id="IMark100685796"/>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0685796"/>!<text:alphabetical-index-mark-end text:id="IMark1006857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0685796"/>+<text:alphabetical-index-mark-end text:id="IMark1006857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0685796"/>.+left<text:alphabetical-index-mark-end text:id="IMark1006857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0685796"/>.+mid<text:alphabetical-index-mark-end text:id="IMark1006857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0685796"/>.+midlr<text:alphabetical-index-mark-end text:id="IMark1006857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0685796"/>.+right<text:alphabetical-index-mark-end text:id="IMark10068579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0685796"/>.-left<text:alphabetical-index-mark-end text:id="IMark10068579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0685796"/>.-mid<text:alphabetical-index-mark-end text:id="IMark10068579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0685796"/>.-midlr<text:alphabetical-index-mark-end text:id="IMark10068579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0685796"/>.-right<text:alphabetical-index-mark-end text:id="IMark10068579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0685796"/>.[]!<text:alphabetical-index-mark-end text:id="IMark10068579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0685796"/>.[]@<text:alphabetical-index-mark-end text:id="IMark10068579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0685796"/>.left<text:alphabetical-index-mark-end text:id="IMark1006857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0685796"/>.length<text:alphabetical-index-mark-end text:id="IMark1006857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0685796"/>.max<text:alphabetical-index-mark-end text:id="IMark1006857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0685796"/>.mid<text:alphabetical-index-mark-end text:id="IMark1006857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0685796"/>.midlr<text:alphabetical-index-mark-end text:id="IMark1006857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0685796"/>.min<text:alphabetical-index-mark-end text:id="IMark1006857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0685796"/>.pp<text:alphabetical-index-mark-end text:id="IMark1006857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0685796"/>.reverse<text:alphabetical-index-mark-end text:id="IMark1006857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0685796"/>.right<text:alphabetical-index-mark-end text:id="IMark1006857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0685796"/>.shuffle<text:alphabetical-index-mark-end text:id="IMark1006857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0685796"/>.sort<text:alphabetical-index-mark-end text:id="IMark1006857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0685796"/>.strmax<text:alphabetical-index-mark-end text:id="IMark1006857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0685796"/>&lt;&lt;<text:alphabetical-index-mark-end text:id="IMark1006857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0685796"/>@<text:alphabetical-index-mark-end text:id="IMark1006857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0686324"/>Class<text:alphabetical-index-mark-end text:id="IMark10068632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0685796"/>.is_class?<text:alphabetical-index-mark-end text:id="IMark1006857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0685796"/>.new<text:alphabetical-index-mark-end text:id="IMark1006857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0685796"/>.parent_class<text:alphabetical-index-mark-end text:id="IMark1006857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0685796"/>.subclass:<text:alphabetical-index-mark-end text:id="IMark10068579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0685796"/>.to_s<text:alphabetical-index-mark-end text:id="IMark1006857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00686324"/>Commands<text:alphabetical-index-mark-end text:id="IMark10068632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0685796"/>)methods<text:alphabetical-index-mark-end text:id="IMark10068579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0685796"/>)stubs<text:alphabetical-index-mark-end text:id="IMark100685796"/> []</text:h>
            <text:p text:style-name="Text_20_body">Routing: TOS</text:p>
            <text:p text:style-name="P1">List the stub methods defined for this class. Stubs are place holder methods that serve one of two purposes:</text:p>
            <text:list xml:id="list2600002402311319801"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0686324"/>Complex<text:alphabetical-index-mark-end text:id="IMark10068632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0687716"/>.cbrt<text:alphabetical-index-mark-end text:id="IMark10068771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0687812"/>.e**<text:alphabetical-index-mark-end text:id="IMark10068781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0687716"/>.split<text:alphabetical-index-mark-end text:id="IMark1006877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0687812"/>.sqrt<text:alphabetical-index-mark-end text:id="IMark10068781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00684548"/>FalseClass<text:alphabetical-index-mark-end text:id="IMark10068454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0687812"/>&amp;&amp;<text:alphabetical-index-mark-end text:id="IMark1006878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0687812"/>^^<text:alphabetical-index-mark-end text:id="IMark1006878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0687812"/>||<text:alphabetical-index-mark-end text:id="IMark1006878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0684548"/>Float<text:alphabetical-index-mark-end text:id="IMark10068454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0687764"/>Hash<text:alphabetical-index-mark-end text:id="IMark1006877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0687764"/><text:span text:style-name="T7">{</text:span><text:alphabetical-index-mark-end text:id="IMark100687764"/>” and the locally defined methods “<text:alphabetical-index-mark-start text:id="IMark100684020"/><text:span text:style-name="T7">-&gt;</text:span><text:alphabetical-index-mark-end text:id="IMark100684020"/>” and “<text:alphabetical-index-mark-start text:id="IMark100686180"/><text:span text:style-name="T7">}</text:span><text:alphabetical-index-mark-end text:id="IMark1006861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40553882" text:continue-list="list5592986835587464118"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0684068"/>.[]!<text:alphabetical-index-mark-end text:id="IMark1006840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0684068"/>.[]@<text:alphabetical-index-mark-end text:id="IMark1006840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0684068"/>.keys<text:alphabetical-index-mark-end text:id="IMark100684068"/>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0684068"/>.pp<text:alphabetical-index-mark-end text:id="IMark1006840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0684068"/>.strmax2<text:alphabetical-index-mark-end text:id="IMark1006840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0684068"/>.values<text:alphabetical-index-mark-end text:id="IMark100684068"/>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0684020"/>InStream<text:alphabetical-index-mark-end text:id="IMark10068402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0684068"/>.get_all<text:alphabetical-index-mark-end text:id="IMark1006840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0684068"/>.open<text:alphabetical-index-mark-end text:id="IMark1006840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0684068"/>.open{<text:alphabetical-index-mark-end text:id="IMark10068406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9"><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0684068"/>.close<text:alphabetical-index-mark-end text:id="IMark1006840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0684068"/>.getc<text:alphabetical-index-mark-end text:id="IMark1006840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0684068"/>.gets<text:alphabetical-index-mark-end text:id="IMark1006840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0684068"/>~getc<text:alphabetical-index-mark-end text:id="IMark1006840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9"><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0684068"/>~gets<text:alphabetical-index-mark-end text:id="IMark1006840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9"><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0684020"/>Integer<text:alphabetical-index-mark-end text:id="IMark10068402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5972568"/></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5972672"/>[an_integer] <text:alphabetical-index-mark-start text:id="IMark100686180"/>.even?<text:alphabetical-index-mark-end text:id="IMark100686180"/> [a_boolean]</text:h>
            <text:p text:style-name="Text_20_body">Routing: TOS</text:p>
            <text:p text:style-name="P1">This method returns true if the integer is even and false if it is odd.<text:change-end text:change-id="ct235972672"/></text:p>
          </table:table-cell>
          <table:covered-table-cell/>
        </table:table-row>
        <table:table-row table:style-name="Table120.1">
          <table:table-cell table:style-name="Table120.A2" office:value-type="string">
            <text:p text:style-name="P15"><text:change-start text:change-id="ct235972776"/>Code<text:change-end text:change-id="ct235972776"/></text:p>
          </table:table-cell>
          <table:table-cell table:style-name="Table120.B2" office:value-type="string">
            <text:p text:style-name="P15"><text:change-start text:change-id="ct235972880"/>Result<text:change-end text:change-id="ct235972880"/></text:p>
          </table:table-cell>
        </table:table-row>
        <table:table-row table:style-name="Table120.1">
          <table:table-cell table:style-name="Table120.A2" office:value-type="string">
            <text:p text:style-name="Snippet"><text:change-start text:change-id="ct235972984"/>2 .even?<text:change-end text:change-id="ct235972984"/></text:p>
          </table:table-cell>
          <table:table-cell table:style-name="Table120.B2" office:value-type="string">
            <text:p text:style-name="P2"><text:change-start text:change-id="ct235973088"/>true<text:change-end text:change-id="ct235973088"/></text:p>
          </table:table-cell>
        </table:table-row>
        <table:table-row table:style-name="Table120.1">
          <table:table-cell table:style-name="Table120.A2" office:value-type="string">
            <text:p text:style-name="Snippet"><text:change-start text:change-id="ct235973192"/>3 .even?<text:change-end text:change-id="ct235973192"/></text:p>
          </table:table-cell>
          <table:table-cell table:style-name="Table120.B2" office:value-type="string">
            <text:p text:style-name="P2"><text:change-start text:change-id="ct235973296"/>false<text:change-end text:change-id="ct235973296"/></text:p>
          </table:table-cell>
        </table:table-row>
      </table:table>
      <text:p text:style-name="Text_20_body"><text:change text:change-id="ct235973400"/><text:change-start text:change-id="ct2359735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0686180"/>.gcd<text:alphabetical-index-mark-end text:id="IMark10068618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5973504"/><text:change text:change-id="ct235973608"/><text:change-start text:change-id="ct23597371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0686180"/>.lcm<text:alphabetical-index-mark-end text:id="IMark10068618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5973712"/><text:change text:change-id="ct235973920"/><text:change text:change-id="ct235973816"/><text:change-start text:change-id="ct23597402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0686180"/>.odd?<text:alphabetical-index-mark-end text:id="IMark10068618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5974024"/></text:p>
      <text:p text:style-name="Text_20_body"><text:change text:change-id="ct235974128"/><text:change-start text:change-id="ct235974232"/></text:p>
      <text:p text:style-name="Text_20_body"><text:change-end text:change-id="ct235974232"/><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5974336"/>[an_integer] <text:alphabetical-index-mark-start text:id="IMark100686180"/>2*<text:alphabetical-index-mark-end text:id="IMark100686180"/> [an_integer]</text:h>
            <text:p text:style-name="Text_20_body">Routing: TOS</text:p>
            <text:p text:style-name="P1"><text:change-end text:change-id="ct235974336"/><text:change-start text:change-id="ct235974440"/>Double the value of the integer.<text:change-end text:change-id="ct235974440"/></text:p>
          </table:table-cell>
          <table:covered-table-cell/>
        </table:table-row>
        <table:table-row table:style-name="Table124.1">
          <table:table-cell table:style-name="Table124.A2" office:value-type="string">
            <text:p text:style-name="P15"><text:change-start text:change-id="ct235974544"/>Code<text:change-end text:change-id="ct235974544"/></text:p>
          </table:table-cell>
          <table:table-cell table:style-name="Table124.B2" office:value-type="string">
            <text:p text:style-name="P15"><text:change-start text:change-id="ct235974648"/>Result<text:change-end text:change-id="ct235974648"/></text:p>
          </table:table-cell>
        </table:table-row>
        <table:table-row table:style-name="Table124.1">
          <table:table-cell table:style-name="Table124.A2" office:value-type="string">
            <text:p text:style-name="Snippet"><text:change-start text:change-id="ct235974752"/>13 2*<text:change-end text:change-id="ct235974752"/></text:p>
          </table:table-cell>
          <table:table-cell table:style-name="Table124.B2" office:value-type="string">
            <text:p text:style-name="P2"><text:change-start text:change-id="ct235974856"/>26<text:change-end text:change-id="ct235974856"/></text:p>
          </table:table-cell>
        </table:table-row>
      </table:table>
      <text:p text:style-name="Standard"/>
      <text:p text:style-name="Text_20_body"><text:change text:change-id="ct235974960"/><text:change-start text:change-id="ct23772868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0686180"/>2/<text:alphabetical-index-mark-end text:id="IMark10068618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7728688"/><text:change text:change-id="ct237728792"/><text:change-start text:change-id="ct23772889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0686180"/>&lt;&lt;<text:alphabetical-index-mark-end text:id="IMark10068618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7728896"/><text:change text:change-id="ct237729000"/><text:change-start text:change-id="ct23772910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0686180"/>&gt;&gt;<text:alphabetical-index-mark-end text:id="IMark10068618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7729104"/><text:change text:change-id="ct237729208"/><text:change-start text:change-id="ct23772931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0686180"/>and<text:alphabetical-index-mark-end text:id="IMark10068618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7729312"/><text:change text:change-id="ct237729416"/><text:change-start text:change-id="ct23772952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0686180"/>com<text:alphabetical-index-mark-end text:id="IMark10068618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7729520"/><text:change text:change-id="ct23772962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7729728"/>[an_integer an_integer] <text:alphabetical-index-mark-start text:id="IMark100686180"/>or<text:alphabetical-index-mark-end text:id="IMark100686180"/> [an_integer]</text:h>
            <text:p text:style-name="Text_20_body">Routing: NOS</text:p>
            <text:p text:style-name="P1"><text:change-end text:change-id="ct237729728"/><text:change-start text:change-id="ct237729832"/>Compute the bit-wise inclusive or function of the two integer values.<text:change-end text:change-id="ct237729832"/></text:p>
          </table:table-cell>
          <table:covered-table-cell/>
        </table:table-row>
        <table:table-row table:style-name="Table130.1">
          <table:table-cell table:style-name="Table130.A2" office:value-type="string">
            <text:p text:style-name="P15"><text:change-start text:change-id="ct237729936"/>Code<text:change-end text:change-id="ct237729936"/></text:p>
          </table:table-cell>
          <table:table-cell table:style-name="Table130.B2" office:value-type="string">
            <text:p text:style-name="P15"><text:change-start text:change-id="ct237730040"/>Result<text:change-end text:change-id="ct237730040"/></text:p>
          </table:table-cell>
        </table:table-row>
        <table:table-row table:style-name="Table130.1">
          <table:table-cell table:style-name="Table130.A2" office:value-type="string">
            <text:p text:style-name="Snippet"><text:change-start text:change-id="ct237730144"/>15 40 or<text:change-end text:change-id="ct237730144"/></text:p>
          </table:table-cell>
          <table:table-cell table:style-name="Table130.B2" office:value-type="string">
            <text:p text:style-name="P2"><text:change-start text:change-id="ct237730248"/>47<text:change-end text:change-id="ct237730248"/></text:p>
          </table:table-cell>
        </table:table-row>
      </table:table>
      <text:p text:style-name="Standard"><text:change text:change-id="ct237730352"/><text:change-start text:change-id="ct23773045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0686180"/>xor<text:alphabetical-index-mark-end text:id="IMark10068618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773045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00685652"/><text:alphabetical-index-mark-start text:id="IMark100687572"/><text:alphabetical-index-mark-start text:id="IMark100686948"/>NilClass<text:alphabetical-index-mark-end text:id="IMark100686948"/><text:alphabetical-index-mark-end text:id="IMark100687572"/><text:alphabetical-index-mark-end text:id="IMark10068565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7730560"/> </text:p>
      <text:p text:style-name="P1">Note that in Boolean expressions, nil is treated as an alias for false.<text:change-end text:change-id="ct23773056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0686180"/>&amp;&amp;<text:alphabetical-index-mark-end text:id="IMark1006861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7730664"/>nil true &amp;&amp;<text:change-end text:change-id="ct237730664"/></text:p>
          </table:table-cell>
          <table:table-cell table:style-name="Table26.B2" office:value-type="string">
            <text:p text:style-name="P2"><text:change-start text:change-id="ct237730768"/>false<text:change-end text:change-id="ct23773076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0686180"/>^^<text:alphabetical-index-mark-end text:id="IMark1006861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7730872"/>nil <text:change-end text:change-id="ct237730872"/><text:change-start text:change-id="ct237730976"/>false ^^<text:change-end text:change-id="ct237730976"/></text:p>
          </table:table-cell>
          <table:table-cell table:style-name="Table27.B2" office:value-type="string">
            <text:p text:style-name="P2"><text:change-start text:change-id="ct237731080"/>false<text:change-end text:change-id="ct237731080"/></text:p>
          </table:table-cell>
        </table:table-row>
        <table:table-row table:style-name="Table27.2">
          <table:table-cell table:style-name="Table27.A2" office:value-type="string">
            <text:p text:style-name="Snippet"><text:change-start text:change-id="ct237731184"/>nil true ^^<text:change-end text:change-id="ct237731184"/></text:p>
          </table:table-cell>
          <table:table-cell table:style-name="Table27.B2" office:value-type="string">
            <text:p text:style-name="P2"><text:change-start text:change-id="ct237731288"/>true<text:change-end text:change-id="ct23773128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0686180"/>||<text:alphabetical-index-mark-end text:id="IMark1006861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7731392"/>nil false ||<text:change-end text:change-id="ct237731392"/></text:p>
          </table:table-cell>
          <table:table-cell table:style-name="Table28.B2" office:value-type="string">
            <text:p text:style-name="P2"><text:change-start text:change-id="ct237731496"/>false<text:change-end text:change-id="ct237731496"/></text:p>
          </table:table-cell>
        </table:table-row>
        <table:table-row table:style-name="Table28.2">
          <table:table-cell table:style-name="Table28.A2" office:value-type="string">
            <text:p text:style-name="Snippet"><text:change-start text:change-id="ct237731600"/>nil true ||<text:change-end text:change-id="ct237731600"/></text:p>
          </table:table-cell>
          <table:table-cell table:style-name="Table28.B2" office:value-type="string">
            <text:p text:style-name="P2"><text:change-start text:change-id="ct237731704"/>true<text:change-end text:change-id="ct23773170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0685652"/>Numeric<text:alphabetical-index-mark-end text:id="IMark10068565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7731808"/><text:change-start text:change-id="ct237731912"/>The Numeric class is the abstract base class for num<text:change-end text:change-id="ct237731912"/><text:change-start text:change-id="ct237732016"/>eric data. It is the location for the vast majority of methods that act on such data. In use, data will be instances of <text:change-end text:change-id="ct237732016"/><text:change-start text:change-id="ct237732120"/>Complex, Float, Integer (via Bignum and Fixnum), and Rational data.<text:change-end text:change-id="ct237732120"/><text:change-start text:change-id="ct237732224"/></text:p>
      <text:h text:style-name="Heading_20_2" text:outline-level="2">Specia<text:change-end text:change-id="ct237732224"/><text:change-start text:change-id="ct237732328"/>l Numeric Values</text:h>
      <text:p text:style-name="Text_20_body"><text:change-end text:change-id="ct237732328"/><text:change-start text:change-id="ct23773243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00686180"/>dpr<text:alphabetical-index-mark-end text:id="IMark10068618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7732432"/><text:change-start text:change-id="ct23779832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0686180"/>e<text:alphabetical-index-mark-end text:id="IMark10068618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00686180"/>pi<text:alphabetical-index-mark-end text:id="IMark10068618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7732536"/>In 1897, an attempt was made <text:change-end text:change-id="ct237732536"/><text:change-start text:change-id="ct237732640"/>to legislate the value of pi. Fortunately, this effort was unsuccessful.<text:change-end text:change-id="ct237732640"/></text:p></text:note-body></text:note></text:p>
          </table:table-cell>
        </table:table-row>
      </table:table>
      <text:p text:style-name="Text_20_body"><text:change-end text:change-id="ct237798320"/></text:p>
      <text:h text:style-name="Heading_20_2" text:outline-level="2">Instance Methods</text:h>
      <text:p text:style-name="Text_20_body"><text:change text:change-id="ct237798424"/><text:change-start text:change-id="ct23779852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0686180"/>*<text:alphabetical-index-mark-end text:id="IMark10068618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7798528"/><text:change text:change-id="ct23779863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7798736"/>[a_numeric a_numeric] <text:alphabetical-index-mark-start text:id="IMark100686180"/>**<text:alphabetical-index-mark-end text:id="IMark100686180"/> [a_numeric]</text:h>
            <text:p text:style-name="Text_20_body">Routing: NOS</text:p>
            <text:p text:style-name="P1"><text:change-end text:change-id="ct237798736"/><text:change-start text:change-id="ct237798840"/>The exponentiation operator is impleme<text:change-end text:change-id="ct237798840"/><text:change-start text:change-id="ct237798944"/>nted by this method. Note the the second operand, the power, is converted to a Float first.<text:change-end text:change-id="ct237798944"/></text:p>
          </table:table-cell>
          <table:covered-table-cell/>
        </table:table-row>
        <table:table-row table:style-name="Table133.1">
          <table:table-cell table:style-name="Table133.A2" office:value-type="string">
            <text:p text:style-name="P15"><text:change-start text:change-id="ct237799048"/>Code<text:change-end text:change-id="ct237799048"/></text:p>
          </table:table-cell>
          <table:table-cell table:style-name="Table133.B2" office:value-type="string">
            <text:p text:style-name="P15"><text:change-start text:change-id="ct237799152"/>Result<text:change-end text:change-id="ct237799152"/></text:p>
          </table:table-cell>
        </table:table-row>
        <table:table-row table:style-name="Table133.1">
          <table:table-cell table:style-name="Table133.A2" office:value-type="string">
            <text:p text:style-name="Snippet"><text:change-start text:change-id="ct237799256"/>2 10 **<text:change-end text:change-id="ct237799256"/></text:p>
          </table:table-cell>
          <table:table-cell table:style-name="Table133.B2" office:value-type="string">
            <text:p text:style-name="P2"><text:change-start text:change-id="ct237799360"/>1024<text:change-end text:change-id="ct237799360"/></text:p>
          </table:table-cell>
        </table:table-row>
        <table:table-row table:style-name="Table133.1">
          <table:table-cell table:style-name="Table133.A2" office:value-type="string">
            <text:p text:style-name="Snippet"><text:change-start text:change-id="ct237799464"/>3 4 **<text:change-end text:change-id="ct237799464"/></text:p>
          </table:table-cell>
          <table:table-cell table:style-name="Table133.B2" office:value-type="string">
            <text:p text:style-name="P2"><text:change-start text:change-id="ct237799568"/>81<text:change-end text:change-id="ct237799568"/></text:p>
          </table:table-cell>
        </table:table-row>
        <table:table-row table:style-name="Table133.1">
          <table:table-cell table:style-name="Table133.A2" office:value-type="string">
            <text:p text:style-name="Snippet"><text:change-start text:change-id="ct237799672"/>2 1/2 <text:change-end text:change-id="ct237799672"/><text:change-start text:change-id="ct237799776"/>**<text:change-end text:change-id="ct237799776"/></text:p>
          </table:table-cell>
          <table:table-cell table:style-name="Table133.B2" office:value-type="string">
            <text:p text:style-name="P2"><text:change-start text:change-id="ct237799880"/>1.4142135623730951<text:change-end text:change-id="ct237799880"/></text:p>
          </table:table-cell>
        </table:table-row>
      </table:table>
      <text:p text:style-name="Text_20_body"/>
      <text:p text:style-name="Text_20_body"><text:change text:change-id="ct237799984"/></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7800088"/>[a_numeric a_numeric] <text:alphabetical-index-mark-start text:id="IMark100686180"/>+<text:alphabetical-index-mark-end text:id="IMark100686180"/> [a_numeric]</text:h>
            <text:p text:style-name="Text_20_body">Routing: NOS</text:p>
            <text:p text:style-name="P1">The addition operator is implemented by this method.<text:change-end text:change-id="ct237800088"/></text:p>
          </table:table-cell>
          <table:covered-table-cell/>
        </table:table-row>
        <table:table-row table:style-name="Table134.1">
          <table:table-cell table:style-name="Table134.A2" office:value-type="string">
            <text:p text:style-name="P15"><text:change-start text:change-id="ct237800192"/>Code<text:change-end text:change-id="ct237800192"/></text:p>
          </table:table-cell>
          <table:table-cell table:style-name="Table134.B2" office:value-type="string">
            <text:p text:style-name="P15"><text:change-start text:change-id="ct237800296"/>Result<text:change-end text:change-id="ct237800296"/></text:p>
          </table:table-cell>
        </table:table-row>
        <table:table-row table:style-name="Table134.1">
          <table:table-cell table:style-name="Table134.A2" office:value-type="string">
            <text:p text:style-name="Snippet"><text:change-start text:change-id="ct237800400"/>1 1 +<text:change-end text:change-id="ct237800400"/></text:p>
          </table:table-cell>
          <table:table-cell table:style-name="Table134.B2" office:value-type="string">
            <text:p text:style-name="P2"><text:change-start text:change-id="ct237800504"/>2<text:change-end text:change-id="ct237800504"/></text:p>
          </table:table-cell>
        </table:table-row>
        <table:table-row table:style-name="Table134.1">
          <table:table-cell table:style-name="Table134.A2" office:value-type="string">
            <text:p text:style-name="Snippet"><text:change-start text:change-id="ct237800608"/>1.0 7.2 +<text:change-end text:change-id="ct237800608"/></text:p>
          </table:table-cell>
          <table:table-cell table:style-name="Table134.B2" office:value-type="string">
            <text:p text:style-name="P2"><text:change-start text:change-id="ct237800712"/>8.2<text:change-end text:change-id="ct237800712"/></text:p>
          </table:table-cell>
        </table:table-row>
        <table:table-row table:style-name="Table134.1">
          <table:table-cell table:style-name="Table134.A2" office:value-type="string">
            <text:p text:style-name="Snippet"><text:change-start text:change-id="ct237800816"/>1/2<text:change-end text:change-id="ct237800816"/><text:change-start text:change-id="ct237800920"/> 1/3 +<text:change-end text:change-id="ct237800920"/></text:p>
          </table:table-cell>
          <table:table-cell table:style-name="Table134.B2" office:value-type="string">
            <text:p text:style-name="P2"><text:change-start text:change-id="ct237801024"/>5/6<text:change-end text:change-id="ct237801024"/></text:p>
          </table:table-cell>
        </table:table-row>
        <table:table-row table:style-name="Table134.1">
          <table:table-cell table:style-name="Table134.A2" office:value-type="string">
            <text:p text:style-name="Snippet"><text:change-start text:change-id="ct237801128"/>1+2i 1+3i<text:change-end text:change-id="ct237801128"/><text:change-start text:change-id="ct237801232"/> +<text:change-end text:change-id="ct237801232"/></text:p>
          </table:table-cell>
          <table:table-cell table:style-name="Table134.B2" office:value-type="string">
            <text:p text:style-name="P2"><text:change-start text:change-id="ct237801336"/>2+5i<text:change-end text:change-id="ct237801336"/></text:p>
          </table:table-cell>
        </table:table-row>
      </table:table>
      <text:p text:style-name="Text_20_body"><text:change text:change-id="ct237801440"/><text:change-start text:change-id="ct2378015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00686180"/>-<text:alphabetical-index-mark-end text:id="IMark10068618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7801544"/><text:change text:change-id="ct237801752"/><text:change text:change-id="ct237801648"/><text:change-start text:change-id="ct23780185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0686180"/>.1/x<text:alphabetical-index-mark-end text:id="IMark10068618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7801856"/><text:change text:change-id="ct237801960"/><text:change-start text:change-id="ct23780206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00686180"/>.10**<text:alphabetical-index-mark-end text:id="IMark100686180"/>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7802064"/><text:change text:change-id="ct237802168"/><text:change-start text:change-id="ct23780227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00686180"/>.2**<text:alphabetical-index-mark-end text:id="IMark100686180"/>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7802272"/><text:change text:change-id="ct237806528"/><text:change text:change-id="ct237806424"/><text:change-start text:change-id="ct23780663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0686180"/>.abs<text:alphabetical-index-mark-end text:id="IMark10068618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7806632"/><text:change text:change-id="ct23780673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7806840"/>[a_numeric] <text:alphabetical-index-mark-start text:id="IMark100686180"/>.acos<text:alphabetical-index-mark-end text:id="IMark100686180"/> [a_float]</text:h>
            <text:p text:style-name="Text_20_body">Routing: TOS</text:p>
            <text:p text:style-name="P1">This method computes the arc-cosine (cos(x)<text:span text:style-name="T10">-1</text:span>) of the value. That is it computes the angle in radians <text:change-end text:change-id="ct237806840"/><text:change-start text:change-id="ct237807256"/>whose cosine is the argument<text:note text:id="ftn65" text:note-class="footnote"><text:note-citation>65</text:note-citation><text:note-body><text:p text:style-name="Footnote"><text:change-start text:change-id="ct237806944"/>Please s<text:change-end text:change-id="ct237806944"/><text:change-start text:change-id="ct237807048"/>ee <text:a xlink:type="simple" xlink:href="http://en.wikipedia.org/wiki/Inverse_trigonometric_functions" text:style-name="Internet_20_link" text:visited-style-name="Visited_20_Internet_20_Link">http://en.wikipedia.org/wiki/Inverse_trigonometric_functions</text:a> for m<text:change-end text:change-id="ct237807048"/><text:change-start text:change-id="ct237807152"/>ore details on inverse trigonometric functions.<text:change-end text:change-id="ct237807152"/></text:p></text:note-body></text:note>.<text:change-end text:change-id="ct237807256"/><text:change-start text:change-id="ct237807360"/> <text:span text:style-name="T10"><text:s text:c="11"/></text:span><text:change-end text:change-id="ct237807360"/></text:p>
          </table:table-cell>
          <table:covered-table-cell/>
        </table:table-row>
        <table:table-row table:style-name="Table140.1">
          <table:table-cell table:style-name="Table140.A2" office:value-type="string">
            <text:p text:style-name="P15"><text:change-start text:change-id="ct237807464"/>Code<text:change-end text:change-id="ct237807464"/></text:p>
          </table:table-cell>
          <table:table-cell table:style-name="Table140.B2" office:value-type="string">
            <text:p text:style-name="P15"><text:change-start text:change-id="ct237807568"/>Result<text:change-end text:change-id="ct237807568"/></text:p>
          </table:table-cell>
        </table:table-row>
        <table:table-row table:style-name="Table140.1">
          <table:table-cell table:style-name="Table140.A2" office:value-type="string">
            <text:p text:style-name="Snippet"><text:change-start text:change-id="ct237807672"/>1 .acos<text:change-end text:change-id="ct237807672"/></text:p>
          </table:table-cell>
          <table:table-cell table:style-name="Table140.B2" office:value-type="string">
            <text:p text:style-name="P2"><text:change-start text:change-id="ct237807776"/>0.0<text:change-end text:change-id="ct237807776"/></text:p>
          </table:table-cell>
        </table:table-row>
        <table:table-row table:style-name="Table140.1">
          <table:table-cell table:style-name="Table140.A2" office:value-type="string">
            <text:p text:style-name="Snippet"><text:change-start text:change-id="ct237807880"/>0 .acos<text:change-end text:change-id="ct237807880"/></text:p>
          </table:table-cell>
          <table:table-cell table:style-name="Table140.B2" office:value-type="string">
            <text:p text:style-name="P2"><text:change-start text:change-id="ct237807984"/>1.5707963267948966<text:change-end text:change-id="ct237807984"/></text:p>
          </table:table-cell>
        </table:table-row>
      </table:table>
      <text:p text:style-name="Text_20_body"><text:change text:change-id="ct2378080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7808400"/>[a_numeric] <text:alphabetical-index-mark-start text:id="IMark100686180"/>.acosh<text:alphabetical-index-mark-end text:id="IMark100686180"/>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78081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7808192"/><text:change-start text:change-id="ct237808296"/>bolic trigonometric functions.<text:change-end text:change-id="ct237808296"/></text:p></text:note-body></text:note>.<text:change-end text:change-id="ct237808400"/></text:p>
          </table:table-cell>
          <table:covered-table-cell/>
        </table:table-row>
        <table:table-row table:style-name="Table141.1">
          <table:table-cell table:style-name="Table141.A2" office:value-type="string">
            <text:p text:style-name="P15"><text:change-start text:change-id="ct237808504"/>Code<text:change-end text:change-id="ct237808504"/></text:p>
          </table:table-cell>
          <table:table-cell table:style-name="Table141.B2" office:value-type="string">
            <text:p text:style-name="P15"><text:change-start text:change-id="ct237808608"/>Result<text:change-end text:change-id="ct23780860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780871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7808816"/>[a_numeric] <text:alphabetical-index-mark-start text:id="IMark100686180"/>.angle<text:alphabetical-index-mark-end text:id="IMark100686180"/> [a_float]</text:h>
            <text:p text:style-name="Text_20_body">Routing:<text:change-end text:change-id="ct237808816"/> TOS<text:change-start text:change-id="ct237808920"/></text:p>
            <text:p text:style-name="P1"><text:change-end text:change-id="ct2378089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7809024"/>Code<text:change-end text:change-id="ct237809024"/></text:p>
          </table:table-cell>
          <table:table-cell table:style-name="Table142.B2" office:value-type="string">
            <text:p text:style-name="P15"><text:change-start text:change-id="ct237809128"/>Result<text:change-end text:change-id="ct2378091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7809232"/></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7809336"/>[a_numeric] <text:alphabetical-index-mark-start text:id="IMark100686180"/>.asin<text:alphabetical-index-mark-end text:id="IMark100686180"/> [a_<text:change-end text:change-id="ct237809336"/>float<text:change-start text:change-id="ct237809440"/>]</text:h>
            <text:p text:style-name="Text_20_body">Routing:<text:change-end text:change-id="ct237809440"/> TOS<text:change-start text:change-id="ct237809544"/></text:p>
            <text:p text:style-name="P1"><text:change-end text:change-id="ct237809544"/>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7809648"/>Code<text:change-end text:change-id="ct237809648"/></text:p>
          </table:table-cell>
          <table:table-cell table:style-name="Table143.B2" office:value-type="string">
            <text:p text:style-name="P15"><text:change-start text:change-id="ct237809752"/>Result<text:change-end text:change-id="ct2378097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780985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7809960"/>[a_numeric] <text:alphabetical-index-mark-start text:id="IMark100686180"/>.asinh<text:alphabetical-index-mark-end text:id="IMark100686180"/> [a_<text:change-end text:change-id="ct237809960"/>float<text:change-start text:change-id="ct237810064"/>]</text:h>
            <text:p text:style-name="Text_20_body">Routing:<text:change-end text:change-id="ct237810064"/> TOS<text:change-start text:change-id="ct237810168"/></text:p>
            <text:p text:style-name="P1"><text:change-end text:change-id="ct237810168"/>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7810272"/>Code<text:change-end text:change-id="ct237810272"/></text:p>
          </table:table-cell>
          <table:table-cell table:style-name="Table144.B2" office:value-type="string">
            <text:p text:style-name="P15"><text:change-start text:change-id="ct237810376"/>Result<text:change-end text:change-id="ct2378103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781052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7810624"/>[a_numeric] <text:alphabetical-index-mark-start text:id="IMark100686180"/>.atan<text:alphabetical-index-mark-end text:id="IMark100686180"/> [a_<text:change-end text:change-id="ct237810624"/>float<text:change-start text:change-id="ct237810728"/>]</text:h>
            <text:p text:style-name="Text_20_body">Routing:<text:change-end text:change-id="ct237810728"/> TOS<text:change-start text:change-id="ct237810832"/></text:p>
            <text:p text:style-name="P1"><text:change-end text:change-id="ct237810832"/>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7810936"/>Code<text:change-end text:change-id="ct237810936"/></text:p>
          </table:table-cell>
          <table:table-cell table:style-name="Table145.B2" office:value-type="string">
            <text:p text:style-name="P15"><text:change-start text:change-id="ct237811040"/>Result<text:change-end text:change-id="ct23781104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781114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7811248"/>[a_numeric a_numeric] <text:alphabetical-index-mark-start text:id="IMark100686180"/>.atan2<text:alphabetical-index-mark-end text:id="IMark100686180"/> [a_<text:change-end text:change-id="ct237811248"/>float<text:change-start text:change-id="ct237811352"/>]</text:h>
            <text:p text:style-name="Text_20_body">Routing:<text:change-end text:change-id="ct237811352"/> TOS<text:change-start text:change-id="ct237811456"/></text:p>
            <text:p text:style-name="P1"><text:change-end text:change-id="ct23781145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7811560"/>Code<text:change-end text:change-id="ct237811560"/></text:p>
          </table:table-cell>
          <table:table-cell table:style-name="Table146.B2" office:value-type="string">
            <text:p text:style-name="P15"><text:change-start text:change-id="ct237811664"/>Result<text:change-end text:change-id="ct23781166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7811872"/><text:change text:change-id="ct23781176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7811976"/>[a_numeric] <text:alphabetical-index-mark-start text:id="IMark100686180"/>.atanh<text:alphabetical-index-mark-end text:id="IMark100686180"/> [a_<text:change-end text:change-id="ct237811976"/>float<text:change-start text:change-id="ct237812080"/>]</text:h>
            <text:p text:style-name="Text_20_body">Routing:<text:change-end text:change-id="ct237812080"/> TOS<text:change-start text:change-id="ct237812184"/></text:p>
            <text:p text:style-name="P1"><text:change-end text:change-id="ct237812184"/>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7812288"/>Code<text:change-end text:change-id="ct237812288"/></text:p>
          </table:table-cell>
          <table:table-cell table:style-name="Table147.B2" office:value-type="string">
            <text:p text:style-name="P15"><text:change-start text:change-id="ct237812392"/>Result<text:change-end text:change-id="ct2378123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78124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7812600"/>[a_numeric a_numeric] <text:alphabetical-index-mark-start text:id="IMark100686180"/>.c2p<text:alphabetical-index-mark-end text:id="IMark100686180"/> [a_<text:change-end text:change-id="ct237812600"/>float<text:change-start text:change-id="ct237812704"/> a_<text:change-end text:change-id="ct237812704"/>float<text:change-start text:change-id="ct237812808"/>]</text:h>
            <text:p text:style-name="Text_20_body">Routing: TOS</text:p>
            <text:p text:style-name="P1"><text:change-end text:change-id="ct2378128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7812912"/>Code<text:change-end text:change-id="ct237812912"/></text:p>
          </table:table-cell>
          <table:table-cell table:style-name="Table148.B2" office:value-type="string">
            <text:p text:style-name="P15"><text:change-start text:change-id="ct237813016"/>Result<text:change-end text:change-id="ct2378130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7813224"/><text:change text:change-id="ct23781312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7813328"/>[a_numeric] <text:alphabetical-index-mark-start text:id="IMark100686180"/>.cbrt<text:alphabetical-index-mark-end text:id="IMark100686180"/> [a_<text:change-end text:change-id="ct237813328"/>float<text:change-start text:change-id="ct237813432"/>]</text:h>
            <text:p text:style-name="Text_20_body">Routing:<text:change-end text:change-id="ct237813432"/> TOS<text:change-start text:change-id="ct237813536"/></text:p>
            <text:p text:style-name="P1"><text:change-end text:change-id="ct237813536"/>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7813640"/>Code<text:change-end text:change-id="ct237813640"/></text:p>
          </table:table-cell>
          <table:table-cell table:style-name="Table149.B2" office:value-type="string">
            <text:p text:style-name="P15"><text:change-start text:change-id="ct237813744"/>Result<text:change-end text:change-id="ct2378137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781384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7813952"/>[a_numeric] <text:alphabetical-index-mark-start text:id="IMark100686180"/>.ceil<text:alphabetical-index-mark-end text:id="IMark100686180"/> [a<text:change-end text:change-id="ct237813952"/>n<text:change-start text:change-id="ct237814056"/>_<text:change-end text:change-id="ct237814056"/>integer<text:change-start text:change-id="ct237814160"/>]</text:h>
            <text:p text:style-name="Text_20_body">Routing:<text:change-end text:change-id="ct237814160"/> TOS<text:change-start text:change-id="ct237814264"/></text:p>
            <text:p text:style-name="P1"><text:change-end text:change-id="ct237814264"/>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7814368"/>Code<text:change-end text:change-id="ct237814368"/></text:p>
          </table:table-cell>
          <table:table-cell table:style-name="Table150.B2" office:value-type="string">
            <text:p text:style-name="P15"><text:change-start text:change-id="ct237814472"/>Result<text:change-end text:change-id="ct2378144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781461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7814720"/>[a_numeric] <text:alphabetical-index-mark-start text:id="IMark100686180"/>.conjugate<text:alphabetical-index-mark-end text:id="IMark100686180"/> [a_numeric]</text:h>
            <text:p text:style-name="Text_20_body">Routing:<text:change-end text:change-id="ct237814720"/> TOS<text:change-start text:change-id="ct237814824"/></text:p>
            <text:p text:style-name="P1"><text:change-end text:change-id="ct237814824"/>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7814928"/>Code<text:change-end text:change-id="ct237814928"/></text:p>
          </table:table-cell>
          <table:table-cell table:style-name="Table151.B2" office:value-type="string">
            <text:p text:style-name="P15"><text:change-start text:change-id="ct237815032"/>Result<text:change-end text:change-id="ct2378150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78151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7815240"/>[a_numeric] <text:alphabetical-index-mark-start text:id="IMark100686180"/>.cos<text:alphabetical-index-mark-end text:id="IMark100686180"/> [a_<text:change-end text:change-id="ct237815240"/>float<text:change-start text:change-id="ct237815344"/>]</text:h>
            <text:p text:style-name="Text_20_body">Routing:<text:change-end text:change-id="ct237815344"/> TOS<text:change-start text:change-id="ct237815448"/></text:p>
            <text:p text:style-name="P1"><text:change-end text:change-id="ct237815448"/>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7815552"/>Code<text:change-end text:change-id="ct237815552"/></text:p>
          </table:table-cell>
          <table:table-cell table:style-name="Table152.B2" office:value-type="string">
            <text:p text:style-name="P15"><text:change-start text:change-id="ct237815656"/>Result<text:change-end text:change-id="ct2378156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7815864"/><text:change text:change-id="ct23781576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7815968"/>[a_numeric] <text:alphabetical-index-mark-start text:id="IMark100686180"/>.cosh<text:alphabetical-index-mark-end text:id="IMark100686180"/> [a_<text:change-end text:change-id="ct237815968"/>float<text:change-start text:change-id="ct237816072"/>]</text:h>
            <text:p text:style-name="Text_20_body">Routing:<text:change-end text:change-id="ct237816072"/> TOS<text:change-start text:change-id="ct237816176"/></text:p>
            <text:p text:style-name="P1"><text:change-end text:change-id="ct237816176"/>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7816280"/>Code<text:change-end text:change-id="ct237816280"/></text:p>
          </table:table-cell>
          <table:table-cell table:style-name="Table153.B2" office:value-type="string">
            <text:p text:style-name="P15"><text:change-start text:change-id="ct237816384"/>Result<text:change-end text:change-id="ct2378163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781648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7816592"/>[a_numeric] <text:alphabetical-index-mark-start text:id="IMark100686180"/>.cube<text:alphabetical-index-mark-end text:id="IMark100686180"/> [a_numeric]</text:h>
            <text:p text:style-name="Text_20_body">Routing:<text:change-end text:change-id="ct237816592"/> TOS<text:change-start text:change-id="ct237816696"/></text:p>
            <text:p text:style-name="P1"><text:change-end text:change-id="ct237816696"/>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7816800"/>Code<text:change-end text:change-id="ct237816800"/></text:p>
          </table:table-cell>
          <table:table-cell table:style-name="Table154.B2" office:value-type="string">
            <text:p text:style-name="P15"><text:change-start text:change-id="ct237816904"/>Result<text:change-end text:change-id="ct2378169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781700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7817112"/>[a_numeric] <text:alphabetical-index-mark-start text:id="IMark100686180"/>.d2r<text:alphabetical-index-mark-end text:id="IMark100686180"/> [a_<text:change-end text:change-id="ct237817112"/>float<text:change-start text:change-id="ct237817216"/>]</text:h>
            <text:p text:style-name="Text_20_body">Routing:<text:change-end text:change-id="ct237817216"/> TOS<text:change-start text:change-id="ct237817320"/></text:p>
            <text:p text:style-name="P1"><text:change-end text:change-id="ct237817320"/>This method converts the argument number from degrees to radians.</text:p>
          </table:table-cell>
          <table:covered-table-cell/>
        </table:table-row>
        <table:table-row table:style-name="Table155.1">
          <table:table-cell table:style-name="Table155.A2" office:value-type="string">
            <text:p text:style-name="P15"><text:change-start text:change-id="ct237817424"/>Code<text:change-end text:change-id="ct237817424"/></text:p>
          </table:table-cell>
          <table:table-cell table:style-name="Table155.B2" office:value-type="string">
            <text:p text:style-name="P15"><text:change-start text:change-id="ct237817528"/>Result<text:change-end text:change-id="ct23781752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781763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7817736"/>[a_numeric] <text:alphabetical-index-mark-start text:id="IMark100686180"/>.denominator<text:alphabetical-index-mark-end text:id="IMark100686180"/> [a<text:change-end text:change-id="ct237817736"/>n<text:change-start text:change-id="ct237817840"/>_<text:change-end text:change-id="ct237817840"/>integer<text:change-start text:change-id="ct237817944"/>]</text:h>
            <text:p text:style-name="Text_20_body">Routing:<text:change-end text:change-id="ct237817944"/> TOS<text:change-start text:change-id="ct237818048"/></text:p>
            <text:p text:style-name="P1"><text:change-end text:change-id="ct2378180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7818152"/>Code<text:change-end text:change-id="ct237818152"/></text:p>
          </table:table-cell>
          <table:table-cell table:style-name="Table156.B2" office:value-type="string">
            <text:p text:style-name="P15"><text:change-start text:change-id="ct237818256"/>Result<text:change-end text:change-id="ct2378182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7818360"/><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7818464"/>[a_numeric] <text:alphabetical-index-mark-start text:id="IMark100686180"/>.e**<text:alphabetical-index-mark-end text:id="IMark100686180"/> [a_<text:change-end text:change-id="ct237818464"/>float<text:change-start text:change-id="ct237818568"/>]</text:h>
            <text:p text:style-name="Text_20_body">Routing:<text:change-end text:change-id="ct237818568"/> TOS<text:change-start text:change-id="ct237818712"/></text:p>
            <text:p text:style-name="P1"><text:change-end text:change-id="ct237818712"/>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7818816"/>Code<text:change-end text:change-id="ct237818816"/></text:p>
          </table:table-cell>
          <table:table-cell table:style-name="Table157.B2" office:value-type="string">
            <text:p text:style-name="P15"><text:change-start text:change-id="ct237818920"/>Result<text:change-end text:change-id="ct2378189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781902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7819128"/>[a_numeric] <text:alphabetical-index-mark-start text:id="IMark100686180"/>.emit<text:alphabetical-index-mark-end text:id="IMark100686180"/> []</text:h>
            <text:p text:style-name="Text_20_body">Routing:<text:change-end text:change-id="ct237819128"/> TOS<text:change-start text:change-id="ct237819232"/></text:p>
            <text:p text:style-name="P1"><text:change-end text:change-id="ct237819232"/>This method emits a character with the code of numeric argument.</text:p>
          </table:table-cell>
          <table:covered-table-cell/>
        </table:table-row>
        <table:table-row table:style-name="Table158.1">
          <table:table-cell table:style-name="Table158.A2" office:value-type="string">
            <text:p text:style-name="P15"><text:change-start text:change-id="ct237819336"/>Code<text:change-end text:change-id="ct237819336"/></text:p>
          </table:table-cell>
          <table:table-cell table:style-name="Table158.B2" office:value-type="string">
            <text:p text:style-name="P15"><text:change-start text:change-id="ct237819440"/>Result<text:change-end text:change-id="ct2378194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7819648"/><text:change text:change-id="ct23781954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7819752"/>[a_numeric] <text:alphabetical-index-mark-start text:id="IMark100686180"/>.floor<text:alphabetical-index-mark-end text:id="IMark100686180"/> [a<text:change-end text:change-id="ct237819752"/>n<text:change-start text:change-id="ct237819856"/>_<text:change-end text:change-id="ct237819856"/>integer<text:change-start text:change-id="ct237819960"/>]</text:h>
            <text:p text:style-name="Text_20_body">Routing:<text:change-end text:change-id="ct237819960"/> TOS<text:change-start text:change-id="ct237820064"/></text:p>
            <text:p text:style-name="P1"><text:change-end text:change-id="ct237820064"/>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7820168"/>Code<text:change-end text:change-id="ct237820168"/></text:p>
          </table:table-cell>
          <table:table-cell table:style-name="Table159.B2" office:value-type="string">
            <text:p text:style-name="P15"><text:change-start text:change-id="ct237820272"/>Result<text:change-end text:change-id="ct2378202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78203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7820480"/>[a_numeric a_numeric] <text:alphabetical-index-mark-start text:id="IMark100686180"/>.hypot<text:alphabetical-index-mark-end text:id="IMark100686180"/> [a_<text:change-end text:change-id="ct237820480"/>float<text:change-start text:change-id="ct237820584"/>]</text:h>
            <text:p text:style-name="Text_20_body">Routing:<text:change-end text:change-id="ct237820584"/> TOS<text:change-start text:change-id="ct237820688"/></text:p>
            <text:p text:style-name="P1"><text:change-end text:change-id="ct237820688"/>Given two lengths, this method computes the length of the hypotenuse. </text:p>
          </table:table-cell>
          <table:covered-table-cell/>
        </table:table-row>
        <table:table-row table:style-name="Table160.1">
          <table:table-cell table:style-name="Table160.A2" office:value-type="string">
            <text:p text:style-name="P15"><text:change-start text:change-id="ct237820792"/>Code<text:change-end text:change-id="ct237820792"/></text:p>
          </table:table-cell>
          <table:table-cell table:style-name="Table160.B2" office:value-type="string">
            <text:p text:style-name="P15"><text:change-start text:change-id="ct237820896"/>Result<text:change-end text:change-id="ct2378208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782100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7821104"/>[a_numeric] <text:alphabetical-index-mark-start text:id="IMark100686180"/>.imaginary<text:alphabetical-index-mark-end text:id="IMark100686180"/> [a_numeric]</text:h>
            <text:p text:style-name="Text_20_body">Routing:<text:change-end text:change-id="ct237821104"/> TOS<text:change-start text:change-id="ct237821208"/></text:p>
            <text:p text:style-name="P1"><text:change-end text:change-id="ct2378212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7821312"/>Code<text:change-end text:change-id="ct237821312"/></text:p>
          </table:table-cell>
          <table:table-cell table:style-name="Table161.B2" office:value-type="string">
            <text:p text:style-name="P15"><text:change-start text:change-id="ct237821416"/>Result<text:change-end text:change-id="ct2378214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782152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7821624"/>[a_numeric] <text:alphabetical-index-mark-start text:id="IMark100686180"/>.ln<text:alphabetical-index-mark-end text:id="IMark100686180"/> [a_<text:change-end text:change-id="ct237821624"/>float<text:change-start text:change-id="ct237821728"/>]</text:h>
            <text:p text:style-name="Text_20_body">Routing:<text:change-end text:change-id="ct237821728"/> TOS<text:change-start text:change-id="ct237821832"/></text:p>
            <text:p text:style-name="P1"><text:change-end text:change-id="ct237821832"/>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7821936"/>Code<text:change-end text:change-id="ct237821936"/></text:p>
          </table:table-cell>
          <table:table-cell table:style-name="Table162.B2" office:value-type="string">
            <text:p text:style-name="P15"><text:change-start text:change-id="ct237822040"/>Result<text:change-end text:change-id="ct2378220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782214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7822248"/>[a_numeric] <text:alphabetical-index-mark-start text:id="IMark100686180"/>.log10<text:alphabetical-index-mark-end text:id="IMark100686180"/> [a_<text:change-end text:change-id="ct237822248"/>float<text:change-start text:change-id="ct237822352"/>]</text:h>
            <text:p text:style-name="Text_20_body">Routing:<text:change-end text:change-id="ct237822352"/> TOS<text:change-start text:change-id="ct237822456"/></text:p>
            <text:p text:style-name="P1"><text:change-end text:change-id="ct237822456"/>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7822560"/>Code<text:change-end text:change-id="ct237822560"/></text:p>
          </table:table-cell>
          <table:table-cell table:style-name="Table163.B2" office:value-type="string">
            <text:p text:style-name="P15"><text:change-start text:change-id="ct237822664"/>Result<text:change-end text:change-id="ct2378226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783919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7839296"/>[a_numeric] <text:alphabetical-index-mark-start text:id="IMark100686180"/>.log2<text:alphabetical-index-mark-end text:id="IMark100686180"/> [a_<text:change-end text:change-id="ct237839296"/>float<text:change-start text:change-id="ct237839400"/>]</text:h>
            <text:p text:style-name="Text_20_body">Routing:<text:change-end text:change-id="ct237839400"/> TOS<text:change-start text:change-id="ct237839504"/></text:p>
            <text:p text:style-name="P1"><text:change-end text:change-id="ct237839504"/>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7839608"/>Code<text:change-end text:change-id="ct237839608"/></text:p>
          </table:table-cell>
          <table:table-cell table:style-name="Table164.B2" office:value-type="string">
            <text:p text:style-name="P15"><text:change-start text:change-id="ct237839712"/>Result<text:change-end text:change-id="ct23783971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78398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7839920"/>[a_numeric] <text:alphabetical-index-mark-start text:id="IMark100686180"/>.magnitude<text:alphabetical-index-mark-end text:id="IMark100686180"/> [a_numeric]</text:h>
            <text:p text:style-name="Text_20_body">Routing:<text:change-end text:change-id="ct237839920"/> TOS<text:change-start text:change-id="ct237840024"/></text:p>
            <text:p text:style-name="P1"><text:change-end text:change-id="ct2378400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7840128"/>Code<text:change-end text:change-id="ct237840128"/></text:p>
          </table:table-cell>
          <table:table-cell table:style-name="Table165.B2" office:value-type="string">
            <text:p text:style-name="P15"><text:change-start text:change-id="ct237840232"/>Result<text:change-end text:change-id="ct2378402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7840336"/></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7840440"/>[a_numeric] <text:alphabetical-index-mark-start text:id="IMark100686180"/>.numerator<text:alphabetical-index-mark-end text:id="IMark100686180"/> [a_numeric]</text:h>
            <text:p text:style-name="Text_20_body">Routing:<text:change-end text:change-id="ct237840440"/> TOS<text:change-start text:change-id="ct237840544"/></text:p>
            <text:p text:style-name="P1"><text:change-end text:change-id="ct2378405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7840648"/>Code<text:change-end text:change-id="ct237840648"/></text:p>
          </table:table-cell>
          <table:table-cell table:style-name="Table166.B2" office:value-type="string">
            <text:p text:style-name="P15"><text:change-start text:change-id="ct237840752"/>Result<text:change-end text:change-id="ct2378407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7840960"/><text:change text:change-id="ct23784085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7841064"/>[a_numeric a_numeric] <text:alphabetical-index-mark-start text:id="IMark100686180"/>.p2c<text:alphabetical-index-mark-end text:id="IMark100686180"/> [a_<text:change-end text:change-id="ct237841064"/>float<text:change-start text:change-id="ct237841168"/> a_<text:change-end text:change-id="ct237841168"/>float<text:change-start text:change-id="ct237841272"/>]</text:h>
            <text:p text:style-name="Text_20_body">Routing:<text:change-end text:change-id="ct237841272"/> TOS<text:change-start text:change-id="ct237841376"/></text:p>
            <text:p text:style-name="P1"><text:change-end text:change-id="ct2378413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7841480"/>Code<text:change-end text:change-id="ct237841480"/></text:p>
          </table:table-cell>
          <table:table-cell table:style-name="Table167.B2" office:value-type="string">
            <text:p text:style-name="P15"><text:change-start text:change-id="ct237841584"/>Result<text:change-end text:change-id="ct2378415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78416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7841792"/>[a_numeric] <text:alphabetical-index-mark-start text:id="IMark100686180"/>.polar<text:alphabetical-index-mark-end text:id="IMark100686180"/> [a_<text:change-end text:change-id="ct237841792"/>float<text:change-start text:change-id="ct237841896"/> a_<text:change-end text:change-id="ct237841896"/>float<text:change-start text:change-id="ct237842000"/>]</text:h>
            <text:p text:style-name="Text_20_body">Routing:<text:change-end text:change-id="ct237842000"/> TOS<text:change-start text:change-id="ct237842104"/></text:p>
            <text:p text:style-name="P1"><text:change-end text:change-id="ct23784210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7842208"/>Code<text:change-end text:change-id="ct237842208"/></text:p>
          </table:table-cell>
          <table:table-cell table:style-name="Table168.B2" office:value-type="string">
            <text:p text:style-name="P15"><text:change-start text:change-id="ct237842312"/>Result<text:change-end text:change-id="ct23784231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784241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7842520"/>[a_numeric] <text:alphabetical-index-mark-start text:id="IMark100686180"/>.r2d<text:alphabetical-index-mark-end text:id="IMark100686180"/> [a_<text:change-end text:change-id="ct237842520"/>float<text:change-start text:change-id="ct237842624"/>]</text:h>
            <text:p text:style-name="Text_20_body">Routing:<text:change-end text:change-id="ct237842624"/> TOS<text:change-start text:change-id="ct237842728"/></text:p>
            <text:p text:style-name="P1"><text:change-end text:change-id="ct237842728"/>Convert a angle value from radians to degrees.</text:p>
          </table:table-cell>
          <table:covered-table-cell/>
        </table:table-row>
        <table:table-row table:style-name="Table169.1">
          <table:table-cell table:style-name="Table169.A2" office:value-type="string">
            <text:p text:style-name="P15"><text:change-start text:change-id="ct237842832"/>Code<text:change-end text:change-id="ct237842832"/></text:p>
          </table:table-cell>
          <table:table-cell table:style-name="Table169.B2" office:value-type="string">
            <text:p text:style-name="P15"><text:change-start text:change-id="ct237842936"/>Result<text:change-end text:change-id="ct2378429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784304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7843144"/>[a_numeric] <text:alphabetical-index-mark-start text:id="IMark100686180"/>.real<text:alphabetical-index-mark-end text:id="IMark100686180"/> [a_numeric]</text:h>
            <text:p text:style-name="Text_20_body">Routing:<text:change-end text:change-id="ct237843144"/> TOS<text:change-start text:change-id="ct237912832"/></text:p>
            <text:p text:style-name="P1"><text:change-end text:change-id="ct2379128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7912936"/>Code<text:change-end text:change-id="ct237912936"/></text:p>
          </table:table-cell>
          <table:table-cell table:style-name="Table170.B2" office:value-type="string">
            <text:p text:style-name="P15"><text:change-start text:change-id="ct237913040"/>Result<text:change-end text:change-id="ct2379130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791314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7913248"/>[a_numeric] <text:alphabetical-index-mark-start text:id="IMark100686180"/>.round<text:alphabetical-index-mark-end text:id="IMark100686180"/> [a<text:change-end text:change-id="ct237913248"/>n<text:change-start text:change-id="ct237913352"/>_<text:change-end text:change-id="ct237913352"/>integer<text:change-start text:change-id="ct237913456"/>]</text:h>
            <text:p text:style-name="Text_20_body">Routing:<text:change-end text:change-id="ct237913456"/> TOS<text:change-start text:change-id="ct237913560"/></text:p>
            <text:p text:style-name="P1"><text:change-end text:change-id="ct237913560"/>This method rounds the argument number to the nearest integer.</text:p>
          </table:table-cell>
          <table:covered-table-cell/>
        </table:table-row>
        <table:table-row table:style-name="Table171.1">
          <table:table-cell table:style-name="Table171.A2" office:value-type="string">
            <text:p text:style-name="P15"><text:change-start text:change-id="ct237913664"/>Code<text:change-end text:change-id="ct237913664"/></text:p>
          </table:table-cell>
          <table:table-cell table:style-name="Table171.B2" office:value-type="string">
            <text:p text:style-name="P15"><text:change-start text:change-id="ct237913768"/>Result<text:change-end text:change-id="ct2379137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79138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7913976"/>[a_numeric] <text:alphabetical-index-mark-start text:id="IMark100686180"/>.sin<text:alphabetical-index-mark-end text:id="IMark100686180"/> [a_<text:change-end text:change-id="ct237913976"/>float<text:change-start text:change-id="ct237914080"/>]</text:h>
            <text:p text:style-name="Text_20_body">Routing:<text:change-end text:change-id="ct237914080"/> TOS<text:change-start text:change-id="ct237914184"/></text:p>
            <text:p text:style-name="P1"><text:change-end text:change-id="ct237914184"/>This method computes the sine of the argument angle in radians.</text:p>
          </table:table-cell>
          <table:covered-table-cell/>
        </table:table-row>
        <table:table-row table:style-name="Table172.1">
          <table:table-cell table:style-name="Table172.A2" office:value-type="string">
            <text:p text:style-name="P15"><text:change-start text:change-id="ct237914288"/>Code<text:change-end text:change-id="ct237914288"/></text:p>
          </table:table-cell>
          <table:table-cell table:style-name="Table172.B2" office:value-type="string">
            <text:p text:style-name="P15"><text:change-start text:change-id="ct237914392"/>Result<text:change-end text:change-id="ct2379143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791449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7914600"/>[a_numeric] <text:alphabetical-index-mark-start text:id="IMark100686180"/>.sinh<text:alphabetical-index-mark-end text:id="IMark100686180"/> [a_<text:change-end text:change-id="ct237914600"/>float<text:change-start text:change-id="ct237914704"/>]</text:h>
            <text:p text:style-name="Text_20_body">Routing:<text:change-end text:change-id="ct237914704"/> TOS<text:change-start text:change-id="ct237914808"/></text:p>
            <text:p text:style-name="P1"><text:change-end text:change-id="ct237914808"/>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7914912"/>Code<text:change-end text:change-id="ct237914912"/></text:p>
          </table:table-cell>
          <table:table-cell table:style-name="Table173.B2" office:value-type="string">
            <text:p text:style-name="P15"><text:change-start text:change-id="ct237915016"/>Result<text:change-end text:change-id="ct2379150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791512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7915224"/>[a_numeric] <text:alphabetical-index-mark-start text:id="IMark100686180"/>.sleep<text:alphabetical-index-mark-end text:id="IMark100686180"/> []</text:h>
            <text:p text:style-name="Text_20_body">Routing:<text:change-end text:change-id="ct237915224"/> TOS<text:change-start text:change-id="ct237915328"/></text:p>
            <text:p text:style-name="P1"><text:change-end text:change-id="ct237915328"/>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7915432"/>Code<text:change-end text:change-id="ct237915432"/></text:p>
          </table:table-cell>
          <table:table-cell table:style-name="Table174.B2" office:value-type="string">
            <text:p text:style-name="P15"><text:change-start text:change-id="ct237915536"/>Result<text:change-end text:change-id="ct23791553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79156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7915744"/>[a_numeric] <text:alphabetical-index-mark-start text:id="IMark100686180"/>.sqr<text:alphabetical-index-mark-end text:id="IMark100686180"/> [a_numeric]</text:h>
            <text:p text:style-name="Text_20_body">Routing:<text:change-end text:change-id="ct237915744"/> TOS<text:change-start text:change-id="ct237915848"/></text:p>
            <text:p text:style-name="P1"><text:change-end text:change-id="ct237915848"/>This method computes the square of the argument value.</text:p>
          </table:table-cell>
          <table:covered-table-cell/>
        </table:table-row>
        <table:table-row table:style-name="Table175.1">
          <table:table-cell table:style-name="Table175.A2" office:value-type="string">
            <text:p text:style-name="P15"><text:change-start text:change-id="ct237915952"/>Code<text:change-end text:change-id="ct237915952"/></text:p>
          </table:table-cell>
          <table:table-cell table:style-name="Table175.B2" office:value-type="string">
            <text:p text:style-name="P15"><text:change-start text:change-id="ct237916056"/>Result<text:change-end text:change-id="ct2379160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79161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7916264"/>[a_numeric] <text:alphabetical-index-mark-start text:id="IMark100686180"/>.sqrt<text:alphabetical-index-mark-end text:id="IMark100686180"/> [a_<text:change-end text:change-id="ct237916264"/>float<text:change-start text:change-id="ct237916368"/>]</text:h>
            <text:p text:style-name="Text_20_body">Routing:<text:change-end text:change-id="ct237916368"/> TOS<text:change-start text:change-id="ct237916472"/></text:p>
            <text:p text:style-name="P1"><text:change-end text:change-id="ct237916472"/>This method computes the square root of the argument value.</text:p>
          </table:table-cell>
          <table:covered-table-cell/>
        </table:table-row>
        <table:table-row table:style-name="Table176.1">
          <table:table-cell table:style-name="Table176.A2" office:value-type="string">
            <text:p text:style-name="P15"><text:change-start text:change-id="ct237916576"/>Code<text:change-end text:change-id="ct237916576"/></text:p>
          </table:table-cell>
          <table:table-cell table:style-name="Table176.B2" office:value-type="string">
            <text:p text:style-name="P15"><text:change-start text:change-id="ct237916680"/>Result<text:change-end text:change-id="ct2379166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79167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7916928"/>[a_numeric] <text:alphabetical-index-mark-start text:id="IMark100686180"/>.tan<text:alphabetical-index-mark-end text:id="IMark100686180"/> [a_<text:change-end text:change-id="ct237916928"/>float<text:change-start text:change-id="ct237917032"/>]</text:h>
            <text:p text:style-name="Text_20_body">Routing:<text:change-end text:change-id="ct237917032"/> TOS<text:change-start text:change-id="ct237917136"/></text:p>
            <text:p text:style-name="P1"><text:change-end text:change-id="ct237917136"/>This method computes the tangent of the argument angle in radians.</text:p>
          </table:table-cell>
          <table:covered-table-cell/>
        </table:table-row>
        <table:table-row table:style-name="Table177.1">
          <table:table-cell table:style-name="Table177.A2" office:value-type="string">
            <text:p text:style-name="P15"><text:change-start text:change-id="ct237917240"/>Code<text:change-end text:change-id="ct237917240"/></text:p>
          </table:table-cell>
          <table:table-cell table:style-name="Table177.B2" office:value-type="string">
            <text:p text:style-name="P15"><text:change-start text:change-id="ct237917344"/>Result<text:change-end text:change-id="ct2379173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7917448"/></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7917552"/>[a_numeric] <text:alphabetical-index-mark-start text:id="IMark100686180"/>.tanh<text:alphabetical-index-mark-end text:id="IMark100686180"/> [a_<text:change-end text:change-id="ct237917552"/>float<text:change-start text:change-id="ct237917656"/>]</text:h>
            <text:p text:style-name="Text_20_body">Routing:<text:change-end text:change-id="ct237917656"/> TOS<text:change-start text:change-id="ct237917760"/></text:p>
            <text:p text:style-name="P1"><text:change-end text:change-id="ct237917760"/>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7917864"/>Code<text:change-end text:change-id="ct237917864"/></text:p>
          </table:table-cell>
          <table:table-cell table:style-name="Table178.B2" office:value-type="string">
            <text:p text:style-name="P15"><text:change-start text:change-id="ct237917968"/>Result<text:change-end text:change-id="ct2379179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7918072"/></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7918176"/>[a_numeric a_numeric] <text:alphabetical-index-mark-start text:id="IMark100686180"/>/<text:alphabetical-index-mark-end text:id="IMark100686180"/> [a_numeric]</text:h>
            <text:p text:style-name="Text_20_body">Routing:<text:change-end text:change-id="ct237918176"/> NOS<text:change-start text:change-id="ct237918280"/></text:p>
            <text:p text:style-name="P1"><text:change-end text:change-id="ct237918280"/>This method implements the division operator.</text:p>
          </table:table-cell>
          <table:covered-table-cell/>
        </table:table-row>
        <table:table-row table:style-name="Table179.1">
          <table:table-cell table:style-name="Table179.A2" office:value-type="string">
            <text:p text:style-name="P15"><text:change-start text:change-id="ct237918384"/>Code<text:change-end text:change-id="ct237918384"/></text:p>
          </table:table-cell>
          <table:table-cell table:style-name="Table179.B2" office:value-type="string">
            <text:p text:style-name="P15"><text:change-start text:change-id="ct237918488"/>Result<text:change-end text:change-id="ct2379184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79185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7918696"/>[a_numeric] <text:alphabetical-index-mark-start text:id="IMark100686180"/>0&lt;<text:alphabetical-index-mark-end text:id="IMark100686180"/> [a_boolean]</text:h>
            <text:p text:style-name="Text_20_body">Routing:<text:change-end text:change-id="ct237918696"/> TOS<text:change-start text:change-id="ct237918800"/></text:p>
            <text:p text:style-name="P1"><text:change-end text:change-id="ct237918800"/>Is this number less than zero?</text:p>
          </table:table-cell>
          <table:covered-table-cell/>
        </table:table-row>
        <table:table-row table:style-name="Table180.1">
          <table:table-cell table:style-name="Table180.A2" office:value-type="string">
            <text:p text:style-name="P15"><text:change-start text:change-id="ct237918904"/>Code<text:change-end text:change-id="ct237918904"/></text:p>
          </table:table-cell>
          <table:table-cell table:style-name="Table180.B2" office:value-type="string">
            <text:p text:style-name="P15"><text:change-start text:change-id="ct237919008"/>Result<text:change-end text:change-id="ct2379190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791911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7919216"/>[a_numeric] <text:alphabetical-index-mark-start text:id="IMark100686180"/>0&lt;=<text:alphabetical-index-mark-end text:id="IMark100686180"/> [a_boolean]</text:h>
            <text:p text:style-name="Text_20_body">Routing:<text:change-end text:change-id="ct237919216"/> TOS<text:change-start text:change-id="ct237919320"/></text:p>
            <text:p text:style-name="P1"><text:change-end text:change-id="ct237919320"/>Is this number less than or equal to zero?</text:p>
          </table:table-cell>
          <table:covered-table-cell/>
        </table:table-row>
        <table:table-row table:style-name="Table181.1">
          <table:table-cell table:style-name="Table181.A2" office:value-type="string">
            <text:p text:style-name="P15"><text:change-start text:change-id="ct237919424"/>Code<text:change-end text:change-id="ct237919424"/></text:p>
          </table:table-cell>
          <table:table-cell table:style-name="Table181.B2" office:value-type="string">
            <text:p text:style-name="P15"><text:change-start text:change-id="ct237919528"/>Result<text:change-end text:change-id="ct2379195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791963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7919736"/>[a_numeric] <text:alphabetical-index-mark-start text:id="IMark100686180"/>0&lt;=&gt;<text:alphabetical-index-mark-end text:id="IMark100686180"/> [<text:change-end text:change-id="ct237919736"/>1, 0, or -1<text:change-start text:change-id="ct237919840"/>]</text:h>
            <text:p text:style-name="Text_20_body">Routing:<text:change-end text:change-id="ct237919840"/> TOS<text:change-start text:change-id="ct237919944"/></text:p>
            <text:p text:style-name="P1"><text:change-end text:change-id="ct237919944"/>Perform a “three outcome” comparison of the value with zero.</text:p>
          </table:table-cell>
          <table:covered-table-cell/>
        </table:table-row>
        <table:table-row table:style-name="Table182.1">
          <table:table-cell table:style-name="Table182.A2" office:value-type="string">
            <text:p text:style-name="P15"><text:change-start text:change-id="ct237920048"/>Code<text:change-end text:change-id="ct237920048"/></text:p>
          </table:table-cell>
          <table:table-cell table:style-name="Table182.B2" office:value-type="string">
            <text:p text:style-name="P15"><text:change-start text:change-id="ct237920152"/>Result<text:change-end text:change-id="ct2379201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7920360"/><text:change text:change-id="ct2379202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7920464"/>[a_numeric] <text:alphabetical-index-mark-start text:id="IMark100686180"/>0&lt;&gt; <text:alphabetical-index-mark-end text:id="IMark100686180"/>[a_boolean]</text:h>
            <text:p text:style-name="Text_20_body">Routing:<text:change-end text:change-id="ct237920464"/> TOS<text:change-start text:change-id="ct237920568"/></text:p>
            <text:p text:style-name="P1"><text:change-end text:change-id="ct237920568"/>Is the number not equal to zero?</text:p>
          </table:table-cell>
          <table:covered-table-cell/>
        </table:table-row>
        <table:table-row table:style-name="Table183.1">
          <table:table-cell table:style-name="Table183.A2" office:value-type="string">
            <text:p text:style-name="P15"><text:change-start text:change-id="ct237920672"/>Code<text:change-end text:change-id="ct237920672"/></text:p>
          </table:table-cell>
          <table:table-cell table:style-name="Table183.B2" office:value-type="string">
            <text:p text:style-name="P15"><text:change-start text:change-id="ct237920776"/>Result<text:change-end text:change-id="ct2379207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79208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7953792"/>[a_numeric] <text:alphabetical-index-mark-start text:id="IMark100686180"/>0=<text:alphabetical-index-mark-end text:id="IMark100686180"/> [a_boolean]</text:h>
            <text:p text:style-name="Text_20_body">Routing:<text:change-end text:change-id="ct237953792"/> TOS<text:change-start text:change-id="ct237953896"/></text:p>
            <text:p text:style-name="P1"><text:change-end text:change-id="ct237953896"/>Is the number equal to zero?</text:p>
          </table:table-cell>
          <table:covered-table-cell/>
        </table:table-row>
        <table:table-row table:style-name="Table184.1">
          <table:table-cell table:style-name="Table184.A2" office:value-type="string">
            <text:p text:style-name="P15"><text:change-start text:change-id="ct237954000"/>Code<text:change-end text:change-id="ct237954000"/></text:p>
          </table:table-cell>
          <table:table-cell table:style-name="Table184.B2" office:value-type="string">
            <text:p text:style-name="P15"><text:change-start text:change-id="ct237954104"/>Result<text:change-end text:change-id="ct2379541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79542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7954312"/>[a_numeric] <text:alphabetical-index-mark-start text:id="IMark100686180"/>0&gt;<text:alphabetical-index-mark-end text:id="IMark100686180"/> [a_boolean]</text:h>
            <text:p text:style-name="Text_20_body">Routing:<text:change-end text:change-id="ct237954312"/> TOS<text:change-start text:change-id="ct237954416"/></text:p>
            <text:p text:style-name="P1"><text:change-end text:change-id="ct237954416"/>Is the number greater than zero?</text:p>
          </table:table-cell>
          <table:covered-table-cell/>
        </table:table-row>
        <table:table-row table:style-name="Table185.1">
          <table:table-cell table:style-name="Table185.A2" office:value-type="string">
            <text:p text:style-name="P15"><text:change-start text:change-id="ct237954520"/>Code<text:change-end text:change-id="ct237954520"/></text:p>
          </table:table-cell>
          <table:table-cell table:style-name="Table185.B2" office:value-type="string">
            <text:p text:style-name="P15"><text:change-start text:change-id="ct237954624"/>Result<text:change-end text:change-id="ct2379546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79547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7954832"/>[a_numeric] <text:alphabetical-index-mark-start text:id="IMark100686180"/>0&gt;=<text:alphabetical-index-mark-end text:id="IMark100686180"/> [a_boolean]</text:h>
            <text:p text:style-name="Text_20_body">Routing:<text:change-end text:change-id="ct237954832"/> TOS<text:change-start text:change-id="ct237954936"/></text:p>
            <text:p text:style-name="P1"><text:change-end text:change-id="ct237954936"/>Is the number greater than or equal to zero?</text:p>
          </table:table-cell>
          <table:covered-table-cell/>
        </table:table-row>
        <table:table-row table:style-name="Table186.1">
          <table:table-cell table:style-name="Table186.A2" office:value-type="string">
            <text:p text:style-name="P15"><text:change-start text:change-id="ct237955040"/>Code<text:change-end text:change-id="ct237955040"/></text:p>
          </table:table-cell>
          <table:table-cell table:style-name="Table186.B2" office:value-type="string">
            <text:p text:style-name="P15"><text:change-start text:change-id="ct237955144"/>Result<text:change-end text:change-id="ct2379551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79552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7955352"/>[a_numeric] <text:alphabetical-index-mark-start text:id="IMark100686180"/>1+<text:alphabetical-index-mark-end text:id="IMark100686180"/> [a_numeric]</text:h>
            <text:p text:style-name="Text_20_body">Routing:<text:change-end text:change-id="ct237955352"/> TOS<text:change-start text:change-id="ct237955456"/></text:p>
            <text:p text:style-name="P1"><text:change-end text:change-id="ct237955456"/>Add one to the number</text:p>
          </table:table-cell>
          <table:covered-table-cell/>
        </table:table-row>
        <table:table-row table:style-name="Table187.1">
          <table:table-cell table:style-name="Table187.A2" office:value-type="string">
            <text:p text:style-name="P15"><text:change-start text:change-id="ct237955560"/>Code<text:change-end text:change-id="ct237955560"/></text:p>
          </table:table-cell>
          <table:table-cell table:style-name="Table187.B2" office:value-type="string">
            <text:p text:style-name="P15"><text:change-start text:change-id="ct237955664"/>Result<text:change-end text:change-id="ct2379556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79557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7955872"/>[a_numeric] <text:alphabetical-index-mark-start text:id="IMark100686180"/>1-<text:alphabetical-index-mark-end text:id="IMark100686180"/> [a_numeric]</text:h>
            <text:p text:style-name="Text_20_body">Routing:<text:change-end text:change-id="ct237955872"/> TOS<text:change-start text:change-id="ct237955976"/></text:p>
            <text:p text:style-name="P1"><text:change-end text:change-id="ct237955976"/>Subtract ond from the number</text:p>
          </table:table-cell>
          <table:covered-table-cell/>
        </table:table-row>
        <table:table-row table:style-name="Table188.1">
          <table:table-cell table:style-name="Table188.A2" office:value-type="string">
            <text:p text:style-name="P15"><text:change-start text:change-id="ct237956080"/>Code<text:change-end text:change-id="ct237956080"/></text:p>
          </table:table-cell>
          <table:table-cell table:style-name="Table188.B2" office:value-type="string">
            <text:p text:style-name="P15"><text:change-start text:change-id="ct237956184"/>Result<text:change-end text:change-id="ct2379561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79562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7956392"/>[a_numeric] <text:alphabetical-index-mark-start text:id="IMark100686180"/>2*<text:alphabetical-index-mark-end text:id="IMark100686180"/> [a_numeric]</text:h>
            <text:p text:style-name="Text_20_body">Routing:<text:change-end text:change-id="ct237956392"/> TOS<text:change-start text:change-id="ct237956496"/></text:p>
            <text:p text:style-name="P1"><text:change-end text:change-id="ct237956496"/>Multiply the number by two.</text:p>
          </table:table-cell>
          <table:covered-table-cell/>
        </table:table-row>
        <table:table-row table:style-name="Table189.1">
          <table:table-cell table:style-name="Table189.A2" office:value-type="string">
            <text:p text:style-name="P15"><text:change-start text:change-id="ct237956600"/>Code<text:change-end text:change-id="ct237956600"/></text:p>
          </table:table-cell>
          <table:table-cell table:style-name="Table189.B2" office:value-type="string">
            <text:p text:style-name="P15"><text:change-start text:change-id="ct237956704"/>Result<text:change-end text:change-id="ct2379567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79568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7956912"/>[a_numeric] <text:alphabetical-index-mark-start text:id="IMark100686180"/>2+<text:alphabetical-index-mark-end text:id="IMark100686180"/> [a_numeric]</text:h>
            <text:p text:style-name="Text_20_body">Routing:<text:change-end text:change-id="ct237956912"/> TOS<text:change-start text:change-id="ct237957016"/></text:p>
            <text:p text:style-name="P1"><text:change-end text:change-id="ct237957016"/>Add two to the number</text:p>
          </table:table-cell>
          <table:covered-table-cell/>
        </table:table-row>
        <table:table-row table:style-name="Table190.1">
          <table:table-cell table:style-name="Table190.A2" office:value-type="string">
            <text:p text:style-name="P15"><text:change-start text:change-id="ct237957120"/>Code<text:change-end text:change-id="ct237957120"/></text:p>
          </table:table-cell>
          <table:table-cell table:style-name="Table190.B2" office:value-type="string">
            <text:p text:style-name="P15"><text:change-start text:change-id="ct237957224"/>Result<text:change-end text:change-id="ct2379572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79573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7957432"/>[a_numeric] <text:alphabetical-index-mark-start text:id="IMark100686180"/>2-<text:alphabetical-index-mark-end text:id="IMark100686180"/> [a_numeric]</text:h>
            <text:p text:style-name="Text_20_body">Routing:<text:change-end text:change-id="ct237957432"/> TOS<text:change-start text:change-id="ct237957536"/></text:p>
            <text:p text:style-name="P1"><text:change-end text:change-id="ct237957536"/>Subtract two from the number</text:p>
          </table:table-cell>
          <table:covered-table-cell/>
        </table:table-row>
        <table:table-row table:style-name="Table191.1">
          <table:table-cell table:style-name="Table191.A2" office:value-type="string">
            <text:p text:style-name="P15"><text:change-start text:change-id="ct237957640"/>Code<text:change-end text:change-id="ct237957640"/></text:p>
          </table:table-cell>
          <table:table-cell table:style-name="Table191.B2" office:value-type="string">
            <text:p text:style-name="P15"><text:change-start text:change-id="ct237957744"/>Result<text:change-end text:change-id="ct2379577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79578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7957952"/>[a_numeric] <text:alphabetical-index-mark-start text:id="IMark100686180"/>2/<text:alphabetical-index-mark-end text:id="IMark100686180"/> [a_numeric]</text:h>
            <text:p text:style-name="Text_20_body">Routing:<text:change-end text:change-id="ct237957952"/> TOS<text:change-start text:change-id="ct237958056"/></text:p>
            <text:p text:style-name="P1"><text:change-end text:change-id="ct237958056"/>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7958160"/>Code<text:change-end text:change-id="ct237958160"/></text:p>
          </table:table-cell>
          <table:table-cell table:style-name="Table192.B2" office:value-type="string">
            <text:p text:style-name="P15"><text:change-start text:change-id="ct237958264"/>Result<text:change-end text:change-id="ct2379582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79583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7958472"/>[a_numeric<text:change-end text:change-id="ct237958472"/> a_numeric<text:change-start text:change-id="ct237958576"/>] <text:alphabetical-index-mark-start text:id="IMark100686180"/>&lt;<text:alphabetical-index-mark-end text:id="IMark100686180"/> [a_boolean]</text:h>
            <text:p text:style-name="Text_20_body">Routing:<text:change-end text:change-id="ct237958576"/> NOS<text:change-start text:change-id="ct237958680"/></text:p>
            <text:p text:style-name="P1"><text:change-end text:change-id="ct237958680"/>Is the first number less than the second?</text:p>
          </table:table-cell>
          <table:covered-table-cell/>
        </table:table-row>
        <table:table-row table:style-name="Table193.1">
          <table:table-cell table:style-name="Table193.A2" office:value-type="string">
            <text:p text:style-name="P15"><text:change-start text:change-id="ct237958784"/>Code<text:change-end text:change-id="ct237958784"/></text:p>
          </table:table-cell>
          <table:table-cell table:style-name="Table193.B2" office:value-type="string">
            <text:p text:style-name="P15"><text:change-start text:change-id="ct237958888"/>Result<text:change-end text:change-id="ct2379588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79589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7959096"/>[a_numeric<text:change-end text:change-id="ct237959096"/> a_numeric<text:change-start text:change-id="ct237959200"/>] <text:alphabetical-index-mark-start text:id="IMark100686180"/>&lt;=<text:alphabetical-index-mark-end text:id="IMark100686180"/> [a_boolean]</text:h>
            <text:p text:style-name="Text_20_body">Routing:<text:change-end text:change-id="ct237959200"/> NOS<text:change-start text:change-id="ct237959304"/></text:p>
            <text:p text:style-name="P1"><text:change-end text:change-id="ct237959304"/>Is the first number less than or equal to the second?</text:p>
          </table:table-cell>
          <table:covered-table-cell/>
        </table:table-row>
        <table:table-row table:style-name="Table194.1">
          <table:table-cell table:style-name="Table194.A2" office:value-type="string">
            <text:p text:style-name="P15"><text:change-start text:change-id="ct237959408"/>Code<text:change-end text:change-id="ct237959408"/></text:p>
          </table:table-cell>
          <table:table-cell table:style-name="Table194.B2" office:value-type="string">
            <text:p text:style-name="P15"><text:change-start text:change-id="ct237959512"/>Result<text:change-end text:change-id="ct2379595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79596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1" text:outline-level="3"><text:change-start text:change-id="ct237959720"/>[a_numeric<text:change-end text:change-id="ct237959720"/> a_numeric<text:change-start text:change-id="ct237959824"/>] <text:alphabetical-index-mark-start text:id="IMark100686180"/>&lt;=&gt;<text:alphabetical-index-mark-end text:id="IMark100686180"/> [-1, 0, or 1]</text:h>
            <text:p text:style-name="Text_20_body">Routing:<text:change-end text:change-id="ct237959824"/> NOS<text:change-start text:change-id="ct237959928"/></text:p>
            <text:p text:style-name="P1"><text:change-end text:change-id="ct23795992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7960032"/>Code<text:change-end text:change-id="ct237960032"/></text:p>
          </table:table-cell>
          <table:table-cell table:style-name="Table195.B2" office:value-type="string">
            <text:p text:style-name="P15"><text:change-start text:change-id="ct237960136"/>Result<text:change-end text:change-id="ct2379601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7960344"/><text:change text:change-id="ct2379602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7960448"/>[a_numeric<text:change-end text:change-id="ct237960448"/> a_numeric<text:change-start text:change-id="ct237960552"/>] <text:alphabetical-index-mark-start text:id="IMark100686180"/>&gt;<text:alphabetical-index-mark-end text:id="IMark100686180"/> [a_boolean]</text:h>
            <text:p text:style-name="Text_20_body">Routing:<text:change-end text:change-id="ct237960552"/> NOS<text:change-start text:change-id="ct237960656"/></text:p>
            <text:p text:style-name="P1"><text:change-end text:change-id="ct237960656"/>Is the first number greater than the second number.</text:p>
          </table:table-cell>
          <table:covered-table-cell/>
        </table:table-row>
        <table:table-row table:style-name="Table196.1">
          <table:table-cell table:style-name="Table196.A2" office:value-type="string">
            <text:p text:style-name="P15"><text:change-start text:change-id="ct237960760"/>Code<text:change-end text:change-id="ct237960760"/></text:p>
          </table:table-cell>
          <table:table-cell table:style-name="Table196.B2" office:value-type="string">
            <text:p text:style-name="P15"><text:change-start text:change-id="ct237960864"/>Result<text:change-end text:change-id="ct2379608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796096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7961072"/>[a_numeric<text:change-end text:change-id="ct237961072"/> a_numeric<text:change-start text:change-id="ct237961176"/>] <text:alphabetical-index-mark-start text:id="IMark100686180"/>&gt;=<text:alphabetical-index-mark-end text:id="IMark100686180"/> [a_boolean]</text:h>
            <text:p text:style-name="Text_20_body">Routing:<text:change-end text:change-id="ct237961176"/> NOS<text:change-start text:change-id="ct237961280"/></text:p>
            <text:p text:style-name="P1"><text:change-end text:change-id="ct237961280"/>Is the first number greater than or equal to the second number.</text:p>
          </table:table-cell>
          <table:covered-table-cell/>
        </table:table-row>
        <table:table-row table:style-name="Table197.1">
          <table:table-cell table:style-name="Table197.A2" office:value-type="string">
            <text:p text:style-name="P15"><text:change-start text:change-id="ct237961384"/>Code<text:change-end text:change-id="ct237961384"/></text:p>
          </table:table-cell>
          <table:table-cell table:style-name="Table197.B2" office:value-type="string">
            <text:p text:style-name="P15"><text:change-start text:change-id="ct237961488"/>Result<text:change-end text:change-id="ct2379614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796159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7961696"/>[a_numeric a_numeric] <text:alphabetical-index-mark-start text:id="IMark100686180"/>mod<text:alphabetical-index-mark-end text:id="IMark100686180"/> [a_numeric]</text:h>
            <text:p text:style-name="Text_20_body">Routing:<text:change-end text:change-id="ct237961696"/> NOS<text:change-start text:change-id="ct237961800"/></text:p>
            <text:p text:style-name="P1"><text:change-end text:change-id="ct237961800"/>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7961984"/>Code<text:change-end text:change-id="ct237961984"/></text:p>
          </table:table-cell>
          <table:table-cell table:style-name="Table198.B2" office:value-type="string">
            <text:p text:style-name="P15"><text:change-start text:change-id="ct237962088"/>Result<text:change-end text:change-id="ct237962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7962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7962296"/>[a_numeric] <text:alphabetical-index-mark-start text:id="IMark100686180"/>neg<text:alphabetical-index-mark-end text:id="IMark100686180"/> [a_numeric]</text:h>
            <text:p text:style-name="Text_20_body">Routing:<text:change-end text:change-id="ct237962296"/> TOS<text:change-start text:change-id="ct237962400"/></text:p>
            <text:p text:style-name="P1"><text:change-end text:change-id="ct237962400"/>Compute zero minus the number.</text:p>
          </table:table-cell>
          <table:covered-table-cell/>
        </table:table-row>
        <table:table-row table:style-name="Table199.1">
          <table:table-cell table:style-name="Table199.A2" office:value-type="string">
            <text:p text:style-name="P15"><text:change-start text:change-id="ct237962504"/>Code<text:change-end text:change-id="ct237962504"/></text:p>
          </table:table-cell>
          <table:table-cell table:style-name="Table199.B2" office:value-type="string">
            <text:p text:style-name="P15"><text:change-start text:change-id="ct237962608"/>Result<text:change-end text:change-id="ct237962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685652"/>Object<text:alphabetical-index-mark-end text:id="IMark100685652"/></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0686180"/>&amp;&amp;<text:alphabetical-index-mark-end text:id="IMark1006861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0686180"/>.<text:alphabetical-index-mark-end text:id="IMark1006861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0686180"/>.class<text:alphabetical-index-mark-end text:id="IMark10068618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0686180"/>.clone<text:alphabetical-index-mark-end text:id="IMark10068618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0686180"/>.clone_exclude<text:alphabetical-index-mark-end text:id="IMark10068618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0686180"/>.copy<text:alphabetical-index-mark-end text:id="IMark10068618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0506116"/>.init<text:alphabetical-index-mark-end text:id="IMark100506116"/>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8">"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0506116"/>.is_class?<text:alphabetical-index-mark-end text:id="IMark1005061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0506116"/>.name<text:alphabetical-index-mark-end text:id="IMark10050611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0506116"/>.strlen<text:alphabetical-index-mark-end text:id="IMark1005061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0506116"/>.to_f<text:alphabetical-index-mark-end text:id="IMark100506116"/>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0506116"/>.to_f!<text:alphabetical-index-mark-end text:id="IMark100506116"/>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0506116"/>.to_i<text:alphabetical-index-mark-end text:id="IMark100506116"/>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0506116"/>.to_i!<text:alphabetical-index-mark-end text:id="IMark100506116"/>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0506116"/>.to_n<text:alphabetical-index-mark-end text:id="IMark100506116"/>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0506116"/>.to_n!<text:alphabetical-index-mark-end text:id="IMark100506116"/>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0506116"/>.to_r<text:alphabetical-index-mark-end text:id="IMark100506116"/>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0506116"/>.to_r!<text:alphabetical-index-mark-end text:id="IMark10050611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0506116"/>.to_s<text:alphabetical-index-mark-end text:id="IMark100506116"/>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0506116"/>.to_x<text:alphabetical-index-mark-end text:id="IMark10050611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0506116"/>.to_x!<text:alphabetical-index-mark-end text:id="IMark10050611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0506116"/>&lt;&gt;<text:alphabetical-index-mark-end text:id="IMark10050611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0506116"/>=<text:alphabetical-index-mark-end text:id="IMark10050611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0506116"/>^^<text:alphabetical-index-mark-end text:id="IMark10050611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0506116"/>distinct?<text:alphabetical-index-mark-end text:id="IMark1005061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0506116"/>identical?<text:alphabetical-index-mark-end text:id="IMark1005061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0506116"/>max<text:alphabetical-index-mark-end text:id="IMark1005061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0506116"/>min<text:alphabetical-index-mark-end text:id="IMark1005061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0506116"/>nil&lt;&gt;<text:alphabetical-index-mark-end text:id="IMark10050611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0506116"/>nil=<text:alphabetical-index-mark-end text:id="IMark1005061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0506116"/>not<text:alphabetical-index-mark-end text:id="IMark1005061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00506116"/>||<text:alphabetical-index-mark-end text:id="IMark100506116"/>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00506116"/>)methods<text:alphabetical-index-mark-end text:id="IMark10050611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0685652"/>OutStream<text:alphabetical-index-mark-end text:id="IMark10068565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00506116"/>.append<text:alphabetical-index-mark-end text:id="IMark10050611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00506116"/>.append{<text:alphabetical-index-mark-end text:id="IMark10050611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8">"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00506116"/>.create<text:alphabetical-index-mark-end text:id="IMark10050611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8">"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0506116"/><text:alphabetical-index-mark-start text:id="IMark100686180"/>.<text:alphabetical-index-mark-end text:id="IMark100686180"/><text:alphabetical-index-mark-end text:id="IMark10050611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00506116"/>.close<text:alphabetical-index-mark-end text:id="IMark10050611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0506116"/>.cr<text:alphabetical-index-mark-end text:id="IMark10050611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0506116"/>.emit<text:alphabetical-index-mark-end text:id="IMark10050611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00506116"/>.space<text:alphabetical-index-mark-end text:id="IMark10050611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00506116"/>.spaces<text:alphabetical-index-mark-end text:id="IMark10050611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0506116"/>~<text:alphabetical-index-mark-end text:id="IMark10050611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0506116"/>~"<text:alphabetical-index-mark-end text:id="IMark10050611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00506116"/>~cr<text:alphabetical-index-mark-end text:id="IMark10050611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00506116"/>~emit<text:alphabetical-index-mark-end text:id="IMark10050611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0506116"/>~space<text:alphabetical-index-mark-end text:id="IMark10050611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0506116"/>~spaces<text:alphabetical-index-mark-end text:id="IMark10050611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00685652"/>Procedure<text:alphabetical-index-mark-end text:id="IMark100685652"/></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00506116"/>.call<text:alphabetical-index-mark-end text:id="IMark10050611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0506116"/>.start<text:alphabetical-index-mark-end text:id="IMark100506116"/>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0685652"/>Queue<text:alphabetical-index-mark-end text:id="IMark100685652"/></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0506116"/>.clear<text:alphabetical-index-mark-end text:id="IMark10050611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0506116"/>.empty?<text:alphabetical-index-mark-end text:id="IMark10050611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00506116"/>.length<text:alphabetical-index-mark-end text:id="IMark10050611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0506116"/>.pend<text:alphabetical-index-mark-end text:id="IMark10050611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0506116"/>.pop<text:alphabetical-index-mark-end text:id="IMark10050611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0506116"/>.push<text:alphabetical-index-mark-end text:id="IMark10050611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00685652"/>Rational<text:alphabetical-index-mark-end text:id="IMark10068565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0685220"/>.split<text:alphabetical-index-mark-end text:id="IMark1006852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0684452"/>Stack<text:alphabetical-index-mark-end text:id="IMark100684452"/></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0685220"/>.clear<text:alphabetical-index-mark-end text:id="IMark1006852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0685220"/>.empty?<text:alphabetical-index-mark-end text:id="IMark100685220"/>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0685220"/>.length<text:alphabetical-index-mark-end text:id="IMark1006852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0685220"/>.peek<text:alphabetical-index-mark-end text:id="IMark1006852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0685220"/>.pop<text:alphabetical-index-mark-end text:id="IMark1006852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0685220"/>.push<text:alphabetical-index-mark-end text:id="IMark1006852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684452"/>String<text:alphabetical-index-mark-end text:id="IMark100684452"/></text:h>
      <text:p text:style-name="Text_20_body"/>
      <text:p text:style-name="Text_20_body">Inheritance: String <text:span text:style-name="T9">←</text:span> Object</text:p>
      <text:p text:style-name="Code"/>
      <text:p text:style-name="Code">String Shared Methods =</text:p>
      <text:p text:style-name="Code">* <text:s text:c="8"/>.-left <text:s text:c="3"/>.eval <text:s text:c="4"/>.ljust <text:s text:c="3"/>.reverse <text:s/>.throw <text:s text:c="4"/>&gt;</text:p>
      <text:p text:style-name="Code">+ <text:s text:c="8"/>.-mid <text:s text:c="4"/>.fmt <text:s text:c="5"/>.load <text:s text:c="4"/>.right <text:s text:c="3"/>.to_lower <text:s/>&gt;=</text:p>
      <text:p text:style-name="Code">." <text:s text:c="7"/>.-midlr <text:s text:c="2"/>.fmt" <text:s text:c="4"/>.lstrip <text:s text:c="2"/>.right? <text:s text:c="2"/>.to_upper</text:p>
      <text:p text:style-name="Code">.+left <text:s text:c="3"/>.-right <text:s text:c="2"/>.left <text:s text:c="4"/>.mid <text:s text:c="5"/>.rjust <text:s text:c="3"/>&lt;</text:p>
      <text:p text:style-name="Code">.+mid <text:s text:c="4"/>.call <text:s text:c="4"/>.left? <text:s text:c="3"/>.mid? <text:s text:c="4"/>.rstrip <text:s text:c="2"/>&lt;&lt;</text:p>
      <text:p text:style-name="Code">.+midlr <text:s text:c="2"/>.cjust <text:s text:c="3"/>.length <text:s text:c="2"/>.midlr <text:s text:c="3"/>.split <text:s text:c="3"/>&lt;=</text:p>
      <text:p text:style-name="Code">.+right <text:s text:c="2"/>.emit <text:s text:c="4"/>.lines <text:s text:c="3"/>.posn <text:s text:c="4"/>.strip <text:s text:c="3"/>&lt;=&g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Text_20_body"/>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0685220"/>*<text:alphabetical-index-mark-end text:id="IMark1006852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10 *</text:p>
          </table:table-cell>
          <table:table-cell table:style-name="Table234.B2" office:value-type="string">
            <text:p text:style-name="P60">"**********"</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0">"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0685220"/>+<text:alphabetical-index-mark-end text:id="IMark1006852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0">"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0685220"/>."<text:alphabetical-index-mark-end text:id="IMark1006852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0685220"/>.+left<text:alphabetical-index-mark-end text:id="IMark1006852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0685220"/>.+mid<text:alphabetical-index-mark-end text:id="IMark1006852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0685220"/>.+midlr<text:alphabetical-index-mark-end text:id="IMark1006852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0685220"/>.+right<text:alphabetical-index-mark-end text:id="IMark1006852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0685220"/>.-left<text:alphabetical-index-mark-end text:id="IMark1006852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0685220"/>.-mid<text:alphabetical-index-mark-end text:id="IMark1006852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0685220"/>.-midlr<text:alphabetical-index-mark-end text:id="IMark1006852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0685220"/>.-right<text:alphabetical-index-mark-end text:id="IMark1006852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0685220"/>.call<text:alphabetical-index-mark-end text:id="IMark10068522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0685220"/>.cjust<text:alphabetical-index-mark-end text:id="IMark1006852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00685220"/>.emit<text:alphabetical-index-mark-end text:id="IMark1006852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00685220"/>.eval<text:alphabetical-index-mark-end text:id="IMark10068522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0685220"/>.fmt<text:alphabetical-index-mark-end text:id="IMark1006852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0685220"/>.fmt"<text:alphabetical-index-mark-end text:id="IMark1006852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00685220"/>.left<text:alphabetical-index-mark-end text:id="IMark1006852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00685220"/>.left?<text:alphabetical-index-mark-end text:id="IMark1006852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0685220"/>.length<text:alphabetical-index-mark-end text:id="IMark1006852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0685220"/>.lines<text:alphabetical-index-mark-end text:id="IMark1006852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0685220"/>.ljust<text:alphabetical-index-mark-end text:id="IMark1006852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0685220"/>.load<text:alphabetical-index-mark-end text:id="IMark1006852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0685220"/>.lstrip<text:alphabetical-index-mark-end text:id="IMark100685220"/> [a_string]</text:h>
            <text:p text:style-name="Text_20_body">Routing: TOS</text:p>
            <text:p text:style-name="P1">This method strips of any leading spaces on the left of the string</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P2">" <text:s text:c="2"/>abc <text:s text:c="2"/>"</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0685220"/>.mid<text:alphabetical-index-mark-end text:id="IMark100685220"/> [a_string]</text:h>
            <text:p text:style-name="Text_20_body">Routing: TOS</text:p>
            <text:p text:style-name="P1">This method extracts width characters starting at posn from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p text:style-name="P2">[before] .mid? [after]</text:p>
            <text:p text:style-name="Text_20_body">Routing:</text:p>
            <text:p text:style-name="P1">description</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
          </table:table-cell>
          <table:table-cell table:style-name="Table259.B2" office:value-type="string">
            <text:p text:style-name="P2"/>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p text:style-name="P2">[before] .midlr [after]</text:p>
            <text:p text:style-name="Text_20_body">Routing:</text:p>
            <text:p text:style-name="P1">descrip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
          </table:table-cell>
          <table:table-cell table:style-name="Table260.B2" office:value-type="string">
            <text:p text:style-name="P2"/>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p text:style-name="P2">[before] .posn [after]</text:p>
            <text:p text:style-name="Text_20_body">Routing:</text:p>
            <text:p text:style-name="P1">description</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
          </table:table-cell>
          <table:table-cell table:style-name="Table261.B2" office:value-type="string">
            <text:p text:style-name="P2"/>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p text:style-name="P2">[before] .reverse [after]</text:p>
            <text:p text:style-name="Text_20_body">Routing:</text:p>
            <text:p text:style-name="P1">descrip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
          </table:table-cell>
          <table:table-cell table:style-name="Table262.B2" office:value-type="string">
            <text:p text:style-name="P2"/>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p text:style-name="P2">[before] .right [after]</text:p>
            <text:p text:style-name="Text_20_body">Routing:</text:p>
            <text:p text:style-name="P1">descrip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
          </table:table-cell>
          <table:table-cell table:style-name="Table263.B2" office:value-type="string">
            <text:p text:style-name="P2"/>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p text:style-name="P2">[before] .right? [after]</text:p>
            <text:p text:style-name="Text_20_body">Routing:</text:p>
            <text:p text:style-name="P1">description</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
          </table:table-cell>
          <table:table-cell table:style-name="Table264.B2" office:value-type="string">
            <text:p text:style-name="P2"/>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p text:style-name="P2">[before] .rjust [after]</text:p>
            <text:p text:style-name="Text_20_body">Routing:</text:p>
            <text:p text:style-name="P1">descrip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
          </table:table-cell>
          <table:table-cell table:style-name="Table265.B2" office:value-type="string">
            <text:p text:style-name="P2"/>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p text:style-name="P2">[before] .rstrip [after]</text:p>
            <text:p text:style-name="Text_20_body">Routing:</text:p>
            <text:p text:style-name="P1">descrip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Snippet"/>
          </table:table-cell>
          <table:table-cell table:style-name="Table266.B2" office:value-type="string">
            <text:p text:style-name="P2"/>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before] .split [after]</text:p>
            <text:p text:style-name="Text_20_body">Routing:</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
          </table:table-cell>
          <table:table-cell table:style-name="Table267.B2" office:value-type="string">
            <text:p text:style-name="P2"/>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p text:style-name="P2">[before] .throw [after]</text:p>
            <text:p text:style-name="Text_20_body">Routing: TOS</text:p>
            <text:p text:style-name="P1">description</text:p>
          </table:table-cell>
          <table:covered-table-cell/>
        </table:table-row>
        <table:table-row table:style-name="Table279.1">
          <table:table-cell table:style-name="Table279.A2" office:value-type="string">
            <text:p text:style-name="P15">Code</text:p>
          </table:table-cell>
          <table:table-cell table:style-name="Table279.B2" office:value-type="string">
            <text:p text:style-name="P15">Result</text:p>
          </table:table-cell>
        </table:table-row>
        <table:table-row table:style-name="Table279.1">
          <table:table-cell table:style-name="Table279.A2" office:value-type="string">
            <text:p text:style-name="Snippet"/>
          </table:table-cell>
          <table:table-cell table:style-name="Table279.B2" office:value-type="string">
            <text:p text:style-name="P2"/>
          </table:table-cell>
        </table:table-row>
      </table:table>
      <text:p text:style-name="Text_20_body"/>
      <table:table table:name="Table269" table:style-name="Table269">
        <table:table-column table:style-name="Table269.A"/>
        <table:table-column table:style-name="Table269.B"/>
        <text:soft-page-break/>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0684452"/>Thread<text:alphabetical-index-mark-end text:id="IMark10068445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0684452"/><text:alphabetical-index-mark-start text:id="IMark100686084"/><text:alphabetical-index-mark-start text:id="IMark100686468"/>TrueClass<text:alphabetical-index-mark-end text:id="IMark100686468"/><text:alphabetical-index-mark-end text:id="IMark100686084"/><text:alphabetical-index-mark-end text:id="IMark100684452"/></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00684452"/>VirtualMachine<text:alphabetical-index-mark-end text:id="IMark10068445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00685220"/>.:<text:alphabetical-index-mark-end text:id="IMark10068522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00685220"/>super<text:alphabetical-index-mark-end text:id="IMark10068522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00685220"/>val:<text:alphabetical-index-mark-end text:id="IMark10068522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0685220"/>var:<text:alphabetical-index-mark-end text:id="IMark10068522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0685220"/>val@:<text:alphabetical-index-mark-end text:id="IMark10068522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00685220"/>var@:<text:alphabetical-index-mark-end text:id="IMark10068522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00685220"/>;<text:alphabetical-index-mark-end text:id="IMark10068522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00685220"/>.::<text:alphabetical-index-mark-end text:id="IMark10068522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0685220"/>inst:<text:alphabetical-index-mark-end text:id="IMark10068522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0685220"/>local:<text:alphabetical-index-mark-end text:id="IMark10068522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00685220"/>super<text:alphabetical-index-mark-end text:id="IMark10068522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0685220"/>;<text:alphabetical-index-mark-end text:id="IMark10068522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0684452"/>Commands<text:alphabetical-index-mark-end text:id="IMark10068445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00684452"/>)entries<text:alphabetical-index-mark-end text:id="IMark100684452"/>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6" text:note-class="footnote"><text:note-citation>7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8">0</text:p>
          <text:p text:style-name="P67">0&lt;<text:tab/>110</text:p>
          <text:p text:style-name="P67">0&lt;=<text:tab/>111</text:p>
          <text:p text:style-name="P67">0&lt;=&gt;<text:tab/>111</text:p>
          <text:p text:style-name="P67">0&lt;&gt; <text:tab/>111</text:p>
          <text:p text:style-name="P67">0=<text:tab/>112</text:p>
          <text:p text:style-name="P67">0&gt;<text:tab/>112</text:p>
          <text:p text:style-name="P67">0&gt;=<text:tab/>112</text:p>
          <text:p text:style-name="P68">1</text:p>
          <text:p text:style-name="P67">1-<text:tab/>113</text:p>
          <text:p text:style-name="P67">1+<text:tab/>113</text:p>
          <text:p text:style-name="P68">2</text:p>
          <text:p text:style-name="P67">2-<text:tab/>114</text:p>
          <text:p text:style-name="P67">2*<text:tab/>90, 113</text:p>
          <text:p text:style-name="P67">2/<text:tab/>90, 114</text:p>
          <text:p text:style-name="P67">2+<text:tab/>113</text:p>
          <text:p text:style-name="P68">A</text:p>
          <text:p text:style-name="P67">again<text:tab/>25</text:p>
          <text:p text:style-name="P67">and<text:tab/>91</text:p>
          <text:p text:style-name="P67">Archive<text:tab/>12</text:p>
          <text:p text:style-name="P67">Array<text:tab/>62</text:p>
          <text:p text:style-name="P68">B</text:p>
          <text:p text:style-name="P67">begin<text:tab/>25</text:p>
          <text:p text:style-name="P67">Boolean<text:tab/>60</text:p>
          <text:p text:style-name="P67">bounce<text:tab/>36, 38</text:p>
          <text:p text:style-name="P68">C</text:p>
          <text:p text:style-name="P67">catch<text:tab/>35, 38</text:p>
          <text:p text:style-name="P67">Class<text:tab/>73</text:p>
          <text:p text:style-name="P67">Classes<text:tab/>47</text:p>
          <text:p text:style-name="P67">clone<text:tab/>30</text:p>
          <text:p text:style-name="P67">com<text:tab/>91</text:p>
          <text:p text:style-name="P67">Commands<text:tab/>74, 161</text:p>
          <text:p text:style-name="P67">Complex<text:tab/>76</text:p>
          <text:p text:style-name="P67">copy<text:tab/>30</text:p>
          <text:p text:style-name="P68">D</text:p>
          <text:p text:style-name="P67">Declarations<text:tab/>26</text:p>
          <text:p text:style-name="P67">Demo.rb<text:tab/>11</text:p>
          <text:p text:style-name="P67">distinct?<text:tab/>125</text:p>
          <text:p text:style-name="P67">do<text:tab/>23</text:p>
          <text:p text:style-name="P67">do_map_name<text:tab/>56</text:p>
          <text:p text:style-name="P67">dpr<text:tab/>95</text:p>
          <text:p text:style-name="P67">drop<text:tab/>19</text:p>
          <text:p text:style-name="P67">Duck Typing<text:tab/>26</text:p>
          <text:p text:style-name="P67">dup<text:tab/>19, 30</text:p>
          <text:p text:style-name="P68">E</text:p>
          <text:p text:style-name="P67">e<text:tab/>95</text:p>
          <text:p text:style-name="P67">else<text:tab/>21</text:p>
          <text:p text:style-name="P68">F</text:p>
          <text:p text:style-name="P67">FalseClass<text:tab/>60, 79</text:p>
          <text:p text:style-name="P67">finally<text:tab/>37p.</text:p>
          <text:p text:style-name="P67">Float<text:tab/>81</text:p>
          <text:p text:style-name="P68">H</text:p>
          <text:p text:style-name="P67">Hash<text:tab/>82</text:p>
          <text:p text:style-name="P68">I</text:p>
          <text:p text:style-name="P67">i<text:tab/>23</text:p>
          <text:p text:style-name="P67">identical?<text:tab/>126</text:p>
          <text:p text:style-name="P67">if<text:tab/>21</text:p>
          <text:p text:style-name="P67">Inheritance<text:tab/>48</text:p>
          <text:p text:style-name="P67">inst:<text:tab/>159</text:p>
          <text:p text:style-name="P67">InStream<text:tab/>85</text:p>
          <text:p text:style-name="P67">Integer<text:tab/>88</text:p>
          <text:p text:style-name="P68">J</text:p>
          <text:p text:style-name="P67">j<text:tab/>23</text:p>
          <text:p text:style-name="P68">K</text:p>
          <text:p text:style-name="P67">Known Issues<text:tab/>11</text:p>
          <text:p text:style-name="P68">L</text:p>
          <text:p text:style-name="P67">Late Binding<text:tab/>48</text:p>
          <text:p text:style-name="P67">local:<text:tab/>159</text:p>
          <text:p text:style-name="P67">loop<text:tab/>23</text:p>
          <text:p text:style-name="P68">M</text:p>
          <text:p text:style-name="P67">max<text:tab/>126</text:p>
          <text:p text:style-name="P67">Method Mapping<text:tab/>49</text:p>
          <text:p text:style-name="P67">Methods<text:tab/>48</text:p>
          <text:p text:style-name="P67">min<text:tab/>126</text:p>
          <text:p text:style-name="P67">mod<text:tab/>116</text:p>
          <text:p text:style-name="P67">Mutation<text:tab/>28</text:p>
          <text:p text:style-name="P68">N</text:p>
          <text:p text:style-name="P67">neg<text:tab/>116</text:p>
          <text:p text:style-name="P67">nil&lt;&gt;<text:tab/>127</text:p>
          <text:p text:style-name="P67">nil=<text:tab/>127</text:p>
          <text:p text:style-name="P67">NilClass<text:tab/>60, 93</text:p>
          <text:p text:style-name="P67">nip<text:tab/>19</text:p>
          <text:p text:style-name="P67">not<text:tab/>127</text:p>
          <text:p text:style-name="P67">Numeric<text:tab/>61, 95</text:p>
          <text:p text:style-name="P68">O</text:p>
          <text:p text:style-name="P67">Object<text:tab/>60, 117</text:p>
          <text:p text:style-name="P67">or<text:tab/>92</text:p>
          <text:p text:style-name="P67">OutStream<text:tab/>129</text:p>
          <text:p text:style-name="P67">over<text:tab/>19</text:p>
          <text:p text:style-name="P68">P</text:p>
          <text:p text:style-name="P67">pi<text:tab/>96</text:p>
          <text:p text:style-name="P67">pick<text:tab/>19</text:p>
          <text:p text:style-name="P67">Polymorphism<text:tab/>48</text:p>
          <text:p text:style-name="P67">Procedure<text:tab/>134</text:p>
          <text:p text:style-name="P67">Prototypes<text:tab/>48</text:p>
          <text:p text:style-name="P68">Q</text:p>
          <text:p text:style-name="P67">Queue<text:tab/>136</text:p>
          <text:p text:style-name="P68">R</text:p>
          <text:p text:style-name="P67">Rake<text:tab/>11</text:p>
          <text:p text:style-name="P67">Rational<text:tab/>138</text:p>
          <text:p text:style-name="P67">Referencing<text:tab/>27</text:p>
          <text:p text:style-name="P67">repeat<text:tab/>25</text:p>
          <text:p text:style-name="P67">Routing<text:tab/>53</text:p>
          <text:p text:style-name="P68">S</text:p>
          <text:p text:style-name="P67">Scoping<text:tab/>26</text:p>
          <text:p text:style-name="P67">self<text:tab/>58</text:p>
          <text:p text:style-name="P67">Stack<text:tab/>140</text:p>
          <text:p text:style-name="P67">String<text:tab/>142</text:p>
          <text:p text:style-name="P67">super<text:tab/>157, 159</text:p>
          <text:p text:style-name="P67">swap<text:tab/>20</text:p>
          <text:p text:style-name="P67">switch<text:tab/>21</text:p>
          <text:p text:style-name="P67">SymbolMap<text:tab/>49</text:p>
          <text:p text:style-name="P68">T</text:p>
          <text:p text:style-name="P67">Testing<text:tab/>11</text:p>
          <text:p text:style-name="P67">Thanks<text:tab/>8</text:p>
          <text:p text:style-name="P67">then<text:tab/>21</text:p>
          <text:p text:style-name="P67">Thread<text:tab/>154</text:p>
          <text:p text:style-name="P67">throw"<text:tab/>39</text:p>
          <text:p text:style-name="P67">TrueClass<text:tab/>60, 155</text:p>
          <text:p text:style-name="P67">try<text:tab/>35, 38</text:p>
          <text:p text:style-name="P67">tuck<text:tab/>20</text:p>
          <text:p text:style-name="P67">Typing<text:tab/>26</text:p>
          <text:p text:style-name="P68">U</text:p>
          <text:p text:style-name="P67">until<text:tab/>25</text:p>
          <text:p text:style-name="P68">V</text:p>
          <text:p text:style-name="P67">val:<text:tab/>26, 157</text:p>
          <text:p text:style-name="P67">val@:<text:tab/>27, 158</text:p>
          <text:p text:style-name="P67">val#:<text:tab/>27</text:p>
          <text:p text:style-name="P67">val$:<text:tab/>27</text:p>
          <text:p text:style-name="P67">var:<text:tab/>26, 158</text:p>
          <text:p text:style-name="P67">var@:<text:tab/>27, 158</text:p>
          <text:p text:style-name="P67">var#:<text:tab/>27</text:p>
          <text:p text:style-name="P67">var$:<text:tab/>27</text:p>
          <text:p text:style-name="P67">VirtualMachine<text:tab/>156</text:p>
          <text:p text:style-name="P68">X</text:p>
          <text:p text:style-name="P67">x<text:tab/>63</text:p>
          <text:p text:style-name="P67">xor<text:tab/>92</text:p>
          <text:p text:style-name="P68">^</text:p>
          <text:p text:style-name="P67">^^<text:tab/>80, 93, 125</text:p>
          <text:p text:style-name="P68">-</text:p>
          <text:p text:style-name="P67">-<text:tab/>97</text:p>
          <text:p text:style-name="P67">-&gt;<text:tab/>82</text:p>
          <text:p text:style-name="P67">-i<text:tab/>23</text:p>
          <text:p text:style-name="P67">-j<text:tab/>23</text:p>
          <text:p text:style-name="P68">;</text:p>
          <text:p text:style-name="P67">;<text:tab/>158p.</text:p>
          <text:p text:style-name="P68">:</text:p>
          <text:p text:style-name="P67">:<text:tab/>55</text:p>
          <text:p text:style-name="P68">!</text:p>
          <text:p text:style-name="P67">!<text:tab/>65</text:p>
          <text:p text:style-name="P68">?</text:p>
          <text:p text:style-name="P67">?"<text:tab/>36, 38</text:p>
          <text:p text:style-name="P68">.</text:p>
          <text:p text:style-name="P67">.<text:tab/>117, 130</text:p>
          <text:p text:style-name="P67">.-left<text:tab/>66, 145</text:p>
          <text:p text:style-name="P67">.-mid<text:tab/>67, 145</text:p>
          <text:p text:style-name="P67">.-midlr<text:tab/>67, 145</text:p>
          <text:p text:style-name="P67">.-right<text:tab/>67, 146</text:p>
          <text:p text:style-name="P67">.:<text:tab/>55, 157</text:p>
          <text:p text:style-name="P67"><text:soft-page-break/>.::<text:tab/>55, 158</text:p>
          <text:p text:style-name="P67">."<text:tab/>143</text:p>
          <text:p text:style-name="P67">.[]!<text:tab/>67, 83</text:p>
          <text:p text:style-name="P67">.[]@<text:tab/>68, 83</text:p>
          <text:p text:style-name="P67">.+left<text:tab/>65, 144</text:p>
          <text:p text:style-name="P67">.+mid<text:tab/>66, 144</text:p>
          <text:p text:style-name="P67">.+midlr<text:tab/>66, 144</text:p>
          <text:p text:style-name="P67">.+right<text:tab/>66, 145</text:p>
          <text:p text:style-name="P67">.1/x<text:tab/>97</text:p>
          <text:p text:style-name="P67">.10**<text:tab/>98</text:p>
          <text:p text:style-name="P67">.2**<text:tab/>98</text:p>
          <text:p text:style-name="P67">.abs<text:tab/>98</text:p>
          <text:p text:style-name="P67">.acos<text:tab/>99</text:p>
          <text:p text:style-name="P67">.acosh<text:tab/>99</text:p>
          <text:p text:style-name="P67">.angle<text:tab/>99</text:p>
          <text:p text:style-name="P67">.append<text:tab/>129</text:p>
          <text:p text:style-name="P67">.append{<text:tab/>129</text:p>
          <text:p text:style-name="P67">.asin<text:tab/>100</text:p>
          <text:p text:style-name="P67">.asinh<text:tab/>100</text:p>
          <text:p text:style-name="P67">.atan<text:tab/>100</text:p>
          <text:p text:style-name="P67">.atan2<text:tab/>101</text:p>
          <text:p text:style-name="P67">.atanh<text:tab/>101</text:p>
          <text:p text:style-name="P67">.c2p<text:tab/>101</text:p>
          <text:p text:style-name="P67">.call<text:tab/>134, 146</text:p>
          <text:p text:style-name="P67">.cbrt<text:tab/>77, 102</text:p>
          <text:p text:style-name="P67">.ceil<text:tab/>102</text:p>
          <text:p text:style-name="P67">.cjust<text:tab/>146</text:p>
          <text:p text:style-name="P67">.class<text:tab/>118</text:p>
          <text:p text:style-name="P67">.clear<text:tab/>136, 140</text:p>
          <text:p text:style-name="P67">.clone<text:tab/>30, 118</text:p>
          <text:p text:style-name="P67">.clone_exclude<text:tab/>32, 118</text:p>
          <text:p text:style-name="P67">.close<text:tab/>86, 131</text:p>
          <text:p text:style-name="P67">.conjugate<text:tab/>102</text:p>
          <text:p text:style-name="P67">.copy<text:tab/>30, 119</text:p>
          <text:p text:style-name="P67">.cos<text:tab/>102</text:p>
          <text:p text:style-name="P67">.cosh<text:tab/>103</text:p>
          <text:p text:style-name="P67">.cr<text:tab/>131</text:p>
          <text:p text:style-name="P67">.create<text:tab/>130</text:p>
          <text:p text:style-name="P67">.cube<text:tab/>103</text:p>
          <text:p text:style-name="P67">.d2r<text:tab/>103</text:p>
          <text:p text:style-name="P67">.denominator<text:tab/>103</text:p>
          <text:p text:style-name="P67">.e**<text:tab/>77, 104</text:p>
          <text:p text:style-name="P67">.emit<text:tab/>104, 131, 146</text:p>
          <text:p text:style-name="P67">.empty?<text:tab/>136, 140</text:p>
          <text:p text:style-name="P67">.eval<text:tab/>147</text:p>
          <text:p text:style-name="P67">.even?<text:tab/>89</text:p>
          <text:p text:style-name="P67">.floor<text:tab/>104</text:p>
          <text:p text:style-name="P67">.fmt<text:tab/>147</text:p>
          <text:p text:style-name="P67">.fmt"<text:tab/>147</text:p>
          <text:p text:style-name="P67">.gcd<text:tab/>89</text:p>
          <text:p text:style-name="P67">.get_all<text:tab/>85</text:p>
          <text:p text:style-name="P67">.getc<text:tab/>86</text:p>
          <text:p text:style-name="P67">.gets<text:tab/>86</text:p>
          <text:p text:style-name="P67">.hypot<text:tab/>104</text:p>
          <text:p text:style-name="P67">.imaginary<text:tab/>105</text:p>
          <text:p text:style-name="P67">.init<text:tab/>27, 119</text:p>
          <text:p text:style-name="P67">.is_class?<text:tab/>73, 119</text:p>
          <text:p text:style-name="P67">.keys<text:tab/>83</text:p>
          <text:p text:style-name="P67">.lcm<text:tab/>89</text:p>
          <text:p text:style-name="P67">.left<text:tab/>68, 147</text:p>
          <text:p text:style-name="P67">.left?<text:tab/>148</text:p>
          <text:p text:style-name="P67">.length<text:tab/>68, 136, 140, 148</text:p>
          <text:p text:style-name="P67">.lines<text:tab/>148</text:p>
          <text:p text:style-name="P67">.ljust<text:tab/>148</text:p>
          <text:p text:style-name="P67">.ln<text:tab/>105</text:p>
          <text:p text:style-name="P67">.load<text:tab/>149</text:p>
          <text:p text:style-name="P67">.log10<text:tab/>105</text:p>
          <text:p text:style-name="P67">.log2<text:tab/>106</text:p>
          <text:p text:style-name="P67">.lstrip<text:tab/>149</text:p>
          <text:p text:style-name="P67">.magnitude<text:tab/>106</text:p>
          <text:p text:style-name="P67">.max<text:tab/>69</text:p>
          <text:p text:style-name="P67">.mid<text:tab/>69</text:p>
          <text:p text:style-name="P67">.midlr<text:tab/>69</text:p>
          <text:p text:style-name="P67">.min<text:tab/>70</text:p>
          <text:p text:style-name="P67">.name<text:tab/>120</text:p>
          <text:p text:style-name="P67">.new<text:tab/>63, 73</text:p>
          <text:p text:style-name="P67">.new_size<text:tab/>64</text:p>
          <text:p text:style-name="P67">.new_value<text:tab/>64</text:p>
          <text:p text:style-name="P67">.new_values<text:tab/>64</text:p>
          <text:p text:style-name="P67">.new{<text:tab/>63</text:p>
          <text:p text:style-name="P67">.numerator<text:tab/>106</text:p>
          <text:p text:style-name="P67">.odd?<text:tab/>89</text:p>
          <text:p text:style-name="P67">.open<text:tab/>85</text:p>
          <text:p text:style-name="P67">.open{<text:tab/>86</text:p>
          <text:p text:style-name="P67">.p2c<text:tab/>107</text:p>
          <text:p text:style-name="P67">.parent_class<text:tab/>74</text:p>
          <text:p text:style-name="P67">.peek<text:tab/>141</text:p>
          <text:p text:style-name="P67">.pend<text:tab/>137</text:p>
          <text:p text:style-name="P67">.polar<text:tab/>107</text:p>
          <text:p text:style-name="P67">.pop<text:tab/>137, 141</text:p>
          <text:p text:style-name="P67">.pp<text:tab/>70, 83</text:p>
          <text:p text:style-name="P67">.push<text:tab/>137, 141</text:p>
          <text:p text:style-name="P67">.r2d<text:tab/>107</text:p>
          <text:p text:style-name="P67">.real<text:tab/>107</text:p>
          <text:p text:style-name="P67">.reverse<text:tab/>70</text:p>
          <text:p text:style-name="P67">.right<text:tab/>70</text:p>
          <text:p text:style-name="P67">.round<text:tab/>108</text:p>
          <text:p text:style-name="P67">.shuffle<text:tab/>71</text:p>
          <text:p text:style-name="P67">.sin<text:tab/>108</text:p>
          <text:p text:style-name="P67">.sinh<text:tab/>108</text:p>
          <text:p text:style-name="P67">.sleep<text:tab/>109</text:p>
          <text:p text:style-name="P67">.sort<text:tab/>71</text:p>
          <text:p text:style-name="P67">.space<text:tab/>131</text:p>
          <text:p text:style-name="P67">.spaces<text:tab/>132</text:p>
          <text:p text:style-name="P67">.split<text:tab/>77, 138</text:p>
          <text:p text:style-name="P67">.sqr<text:tab/>109</text:p>
          <text:p text:style-name="P67">.sqrt<text:tab/>77, 109</text:p>
          <text:p text:style-name="P67">.start<text:tab/>135</text:p>
          <text:p text:style-name="P67">.strlen<text:tab/>120</text:p>
          <text:p text:style-name="P67">.strmax<text:tab/>71</text:p>
          <text:p text:style-name="P67">.strmax2<text:tab/>84</text:p>
          <text:p text:style-name="P67">.subclass:<text:tab/>74</text:p>
          <text:p text:style-name="P67">.tan<text:tab/>109</text:p>
          <text:p text:style-name="P67">.tanh<text:tab/>110</text:p>
          <text:p text:style-name="P67">.throw<text:tab/>39</text:p>
          <text:p text:style-name="P67">.to_f<text:tab/>120</text:p>
          <text:p text:style-name="P67">.to_f!<text:tab/>121</text:p>
          <text:p text:style-name="P67">.to_i<text:tab/>121</text:p>
          <text:p text:style-name="P67">.to_i!<text:tab/>121</text:p>
          <text:p text:style-name="P67">.to_n<text:tab/>122</text:p>
          <text:p text:style-name="P67">.to_n!<text:tab/>122</text:p>
          <text:p text:style-name="P67">.to_r<text:tab/>123</text:p>
          <text:p text:style-name="P67">.to_r!<text:tab/>123</text:p>
          <text:p text:style-name="P67">.to_s<text:tab/>74, 123</text:p>
          <text:p text:style-name="P67">.to_x<text:tab/>124</text:p>
          <text:p text:style-name="P67">.to_x!<text:tab/>124</text:p>
          <text:p text:style-name="P67">.values<text:tab/>84</text:p>
          <text:p text:style-name="P67">.with{<text:tab/>59</text:p>
          <text:p text:style-name="P68">)</text:p>
          <text:p text:style-name="P67">)entries<text:tab/>163</text:p>
          <text:p text:style-name="P67">)methods<text:tab/>75, 128</text:p>
          <text:p text:style-name="P67">)stubs<text:tab/>75</text:p>
          <text:p text:style-name="P68">{</text:p>
          <text:p text:style-name="P67">{<text:tab/>82</text:p>
          <text:p text:style-name="P68">}</text:p>
          <text:p text:style-name="P67">}<text:tab/>63, 82</text:p>
          <text:p text:style-name="P68">@</text:p>
          <text:p text:style-name="P67">@<text:tab/>72</text:p>
          <text:p text:style-name="P68">*</text:p>
          <text:p text:style-name="P67">*<text:tab/>96, 143</text:p>
          <text:p text:style-name="P67">**<text:tab/>96</text:p>
          <text:p text:style-name="P68">/</text:p>
          <text:p text:style-name="P67">/<text:tab/>110</text:p>
          <text:p text:style-name="P68">&amp;</text:p>
          <text:p text:style-name="P67">&amp;&amp;<text:tab/>79, 93, 117</text:p>
          <text:p text:style-name="P68">+</text:p>
          <text:p text:style-name="P67">+<text:tab/>65, 97, 143</text:p>
          <text:p text:style-name="P67">+loop<text:tab/>23</text:p>
          <text:p text:style-name="P68">&lt;</text:p>
          <text:p text:style-name="P67">&lt;<text:tab/>114</text:p>
          <text:p text:style-name="P67">&lt;&lt;<text:tab/>72, 90</text:p>
          <text:p text:style-name="P67">&lt;=<text:tab/>115</text:p>
          <text:p text:style-name="P67">&lt;=&gt;<text:tab/>115</text:p>
          <text:p text:style-name="P67">&lt;&gt;<text:tab/>124</text:p>
          <text:p text:style-name="P68">=</text:p>
          <text:p text:style-name="P67">=<text:tab/>125</text:p>
          <text:p text:style-name="P68">&gt;</text:p>
          <text:p text:style-name="P67">&gt;<text:tab/>115</text:p>
          <text:p text:style-name="P67">&gt;=<text:tab/>116</text:p>
          <text:p text:style-name="P67">&gt;&gt;<text:tab/>91</text:p>
          <text:p text:style-name="P68">|</text:p>
          <text:p text:style-name="P67">||<text:tab/>80, 94, 128</text:p>
          <text:p text:style-name="P68">~</text:p>
          <text:p text:style-name="P67">~<text:tab/>132</text:p>
          <text:p text:style-name="P67">~"<text:tab/>132</text:p>
          <text:p text:style-name="P67">~cr<text:tab/>132</text:p>
          <text:p text:style-name="P67">~emit<text:tab/>133</text:p>
          <text:p text:style-name="P67">~getc<text:tab/>87</text:p>
          <text:p text:style-name="P67">~gets<text:tab/>87</text:p>
          <text:p text:style-name="P67">~space<text:tab/>133</text:p>
          <text:p text:style-name="P67">~spaces<text:tab/>133</text:p>
        </text:index-body>
      </text:alphabetical-index>
      <text:p text:style-name="P1"><text:soft-page-break/></text:p>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7962712"/></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9</text:page-number> of <text:page-count>16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9H8M35S</meta:editing-duration>
    <meta:editing-cycles>2269</meta:editing-cycles>
    <meta:generator>OpenOffice/4.1.1$Win32 OpenOffice.org_project/411m6$Build-9775</meta:generator>
    <dc:date>2015-04-30T20:38:41.58</dc:date>
    <dc:creator>Peter Camilleri</dc:creator>
    <meta:printed-by>Peter Camilleri</meta:printed-by>
    <meta:print-date>2015-02-10T10:49:15.76</meta:print-date>
    <meta:document-statistic meta:table-count="279" meta:image-count="0" meta:object-count="0" meta:page-count="169" meta:paragraph-count="5560" meta:word-count="30568" meta:character-count="176289"/>
    <meta:template xlink:type="simple" xlink:actuate="onRequest" xlink:title="MyDefault" xlink:href="../../../../OpenOffice.org/3/user/template/MyDefault.ott" meta:date="2014-06-26T22:09:00.24"/>
  </office:meta>
</office:document-meta>
</file>